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9d85be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8" style:family="table-cell" style:parent-style-name="Default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72bf44" style:text-align-source="fix" style:repeat-content="false" fo:wrap-option="no-wrap" style:vertical-align="top"/>
      <style:paragraph-properties fo:text-align="start" fo:margin-left="0pt"/>
    </style:style>
    <style:style style:name="ce10" style:family="table-cell" style:parent-style-name="Default" style:data-style-name="N100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1" style:family="table-cell" style:parent-style-name="Default" style:data-style-name="N100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12" style:family="table-cell" style:parent-style-name="Default" style:data-style-name="N100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13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5" style:family="table-cell" style:parent-style-name="Default" style:data-style-name="N84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6" style:family="table-cell" style:parent-style-name="Default" style:data-style-name="N100">
      <style:table-cell-properties fo:background-color="#bce4e5"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fo:background-color="#f58220" style:text-align-source="fix" style:repeat-content="false" style:vertical-align="top"/>
      <style:paragraph-properties fo:text-align="start" fo:margin-left="0pt"/>
    </style:style>
    <style:style style:name="ce18" style:family="table-cell" style:parent-style-name="Default">
      <style:table-cell-properties fo:background-color="#fff200" style:text-align-source="fix" style:repeat-content="false" fo:wrap-option="no-wrap" style:vertical-align="top"/>
      <style:paragraph-properties fo:text-align="start" fo:margin-left="0pt"/>
    </style:style>
    <style:style style:name="ce19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ackground-color="#ed1c24" style:text-align-source="fix" style:repeat-content="false" fo:wrap-option="no-wrap" style:vertical-align="top"/>
      <style:paragraph-properties fo:text-align="start" fo:margin-left="0pt"/>
    </style:style>
    <style:style style:name="ce22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ackground-color="#ed1c24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94070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7" style:family="table-cell" style:parent-style-name="Default" style:data-style-name="N100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/>
          <table:table-cell table:formula="of:=COM.MICROSOFT.CONCAT([.P2]; [.Q2])" office:value-type="string" office:string-value="PC022" calcext:value-type="string">
            <text:p>PC022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formula="of:=COM.MICROSOFT.CONCAT([.S2]; [.T2])" office:value-type="string" office:string-value="spouse of CharityPC022" calcext:value-type="string">
            <text:p>spouse of CharityPC022</text:p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4124" calcext:value-type="float">
            <text:p>4124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M4]; [.N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P4]; [.Q4])">
            <text:p/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S4]; [.T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string" calcext:value-type="string">
            <text:p>A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5]; [.Q5])" office:value-type="string" office:string-value="4140" calcext:value-type="string">
            <text:p>4140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S5]; [.T5])" office:value-type="string" office:string-value="spouse of Sally4139" calcext:value-type="string">
            <text:p>spouse of Sally4139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string" calcext:value-type="string">
            <text:p>Ambros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]; [.N6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6]; [.Q6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table:number-columns-repeated="2" office:value-type="string" calcext:value-type="string">
            <text:p>Ame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formula="of:=COM.MICROSOFT.CONCAT([.V7]; [.W7])" office:value-type="string" office:string-value="godparent of Susan4158" calcext:value-type="string">
            <text:p>godparent of Susan4158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3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table:number-columns-repeated="2" office:value-type="string" calcext:value-type="string">
            <text:p>Amyi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formula="of:=COM.MICROSOFT.CONCAT([.V9]; [.W9])" office:value-type="string" office:string-value="godparent of Cecilia4172" calcext:value-type="string">
            <text:p>godparent of Cecilia4172</text:p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]; [.N10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0]; [.Q10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string" calcext:value-type="string">
            <text:p>Andr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30-0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1]; [.N1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1]; [.Q1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M12]; [.N12])" office:value-type="string" office:string-value="child of Charles4096" calcext:value-type="string">
            <text:p>child of Charles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P12]; [.Q12])" office:value-type="string" office:string-value="child of Cecelia4097" calcext:value-type="string">
            <text:p>child of Cecelia4097</text:p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6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M13]; [.N13])" office:value-type="string" office:string-value="child of Prouse4116" calcext:value-type="string">
            <text:p>child of Prouse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P13]; [.Q13])" office:value-type="string" office:string-value="child of Anna4117" calcext:value-type="string">
            <text:p>child of Anna4117</text:p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4]; [.Q14])" office:value-type="string" office:string-value="4115" calcext:value-type="string">
            <text:p>4115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S14]; [.T14])" office:value-type="string" office:string-value="spouse of Prouse4116" calcext:value-type="string">
            <text:p>spouse of Prouse4116</text:p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Archabl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5]; [.Q15])" office:value-type="string" office:string-value="4209" calcext:value-type="string">
            <text:p>4209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S15]; [.T15])" office:value-type="string" office:string-value="spouse of Polly Hawkins4210" calcext:value-type="string">
            <text:p>spouse of Polly Hawkins42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table:formula="of:=COM.MICROSOFT.CONCAT([.M16]; [.N16])" office:value-type="string" office:string-value="child of Isaac Hawkins4193" calcext:value-type="string">
            <text:p>child of Isaac Hawkins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formula="of:=COM.MICROSOFT.CONCAT([.P16]; [.Q16])" office:value-type="string" office:string-value="child of Cathering Harrison4191" calcext:value-type="string">
            <text:p>child of Cathering Harrison4191</text:p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7]; [.Q17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3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5-08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0]; [.N2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8-03-2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21]; [.N2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21]; [.Q2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22]; [.Q22])" office:value-type="string" office:string-value="4118" calcext:value-type="string">
            <text:p>4118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S22]; [.T22])" office:value-type="string" office:string-value="spouse of Peggy4119" calcext:value-type="string">
            <text:p>spouse of Peggy4119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3]; [.AJ23])">
            <text:p/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2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4]; [.N2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24]; [.Q2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94" calcext:value-type="float">
            <text:p>4194</text:p>
          </table:table-cell>
          <table:table-cell table:number-columns-repeated="2" table:style-name="ce7" office:value-type="string" calcext:value-type="string">
            <text:p>Catherin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6]; [.N26])">
            <text:p/>
          </table:table-cell>
          <table:table-cell table:style-name="ce7" table:number-columns-repeated="2"/>
          <table:table-cell table:style-name="ce7" table:formula="of:=COM.MICROSOFT.CONCAT([.P26]; [.Q26])">
            <text:p/>
          </table:table-cell>
          <table:table-cell table:style-name="ce7" table:number-columns-repeated="2"/>
          <table:table-cell table:style-name="ce7" table:formula="of:=COM.MICROSOFT.CONCAT([.S26]; [.T26])">
            <text:p/>
          </table:table-cell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formula="of:=COM.MICROSOFT.CONCAT([.V26]; [.W26])" office:value-type="string" office:string-value="godparent of Ruth Helena4197" calcext:value-type="string">
            <text:p>godparent of Ruth Helena4197</text:p>
          </table:table-cell>
          <table:table-cell table:style-name="ce7" table:number-columns-repeated="2"/>
          <table:table-cell table:style-name="ce7" table:formula="of:=COM.MICROSOFT.CONCAT([.Y26]; [.Z26])">
            <text:p/>
          </table:table-cell>
          <table:table-cell table:style-name="ce7" table:number-columns-repeated="2"/>
          <table:table-cell table:style-name="ce7" table:formula="of:=COM.MICROSOFT.CONCAT([.AB26]; [.AC26])">
            <text:p/>
          </table:table-cell>
          <table:table-cell table:style-name="ce7" table:number-columns-repeated="2"/>
          <table:table-cell table:style-name="ce7" table:formula="of:=COM.MICROSOFT.CONCAT([.AE26]; [.AF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26]; [.AM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Blacklaw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10-30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aybe Blacklog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7]; [.AJ27])">
            <text:p/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office:value-type="string" calcext:value-type="string">
            <text:p>Catherine Harrison</text:p>
          </table:table-cell>
          <table:table-cell table:style-name="ce7" office:value-type="string" calcext:value-type="string">
            <text:p>Catherine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8-28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8]; [.N28])">
            <text:p/>
          </table:table-cell>
          <table:table-cell table:style-name="ce7" table:number-columns-repeated="2"/>
          <table:table-cell table:style-name="ce7" table:formula="of:=COM.MICROSOFT.CONCAT([.P28]; [.Q28])">
            <text:p/>
          </table:table-cell>
          <table:table-cell table:style-name="ce7" table:number-columns-repeated="2"/>
          <table:table-cell table:style-name="ce7" table:formula="of:=COM.MICROSOFT.CONCAT([.S28]; [.T28])">
            <text:p/>
          </table:table-cell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formula="of:=COM.MICROSOFT.CONCAT([.V28]; [.W28])" office:value-type="string" office:string-value="godparent of Moses4189" calcext:value-type="string">
            <text:p>godparent of Moses4189</text:p>
          </table:table-cell>
          <table:table-cell table:style-name="ce7" table:number-columns-repeated="2"/>
          <table:table-cell table:style-name="ce7" table:formula="of:=COM.MICROSOFT.CONCAT([.Y28]; [.Z28])">
            <text:p/>
          </table:table-cell>
          <table:table-cell table:style-name="ce7" table:number-columns-repeated="2"/>
          <table:table-cell table:style-name="ce7" table:formula="of:=COM.MICROSOFT.CONCAT([.AB28]; [.AC28])">
            <text:p/>
          </table:table-cell>
          <table:table-cell table:style-name="ce7" table:number-columns-repeated="2"/>
          <table:table-cell table:style-name="ce7" table:formula="of:=COM.MICROSOFT.CONCAT([.AE28]; [.AF2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28]; [.AJ28])">
            <text:p/>
          </table:table-cell>
          <table:table-cell table:style-name="ce7" table:number-columns-repeated="2"/>
          <table:table-cell table:style-name="ce7" table:formula="of:=COM.MICROSOFT.CONCAT([.AL28]; [.AM28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8" calcext:value-type="float">
            <text:p>4178</text:p>
          </table:table-cell>
          <table:table-cell table:number-columns-repeated="2" table:style-name="ce7" office:value-type="string" calcext:value-type="string">
            <text:p>Cath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4-1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9]; [.N29])">
            <text:p/>
          </table:table-cell>
          <table:table-cell table:style-name="ce7" table:number-columns-repeated="2"/>
          <table:table-cell table:style-name="ce7" table:formula="of:=COM.MICROSOFT.CONCAT([.P29]; [.Q29])">
            <text:p/>
          </table:table-cell>
          <table:table-cell table:style-name="ce7" table:number-columns-repeated="2"/>
          <table:table-cell table:style-name="ce7" table:formula="of:=COM.MICROSOFT.CONCAT([.S29]; [.T29])">
            <text:p/>
          </table:table-cell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formula="of:=COM.MICROSOFT.CONCAT([.V29]; [.W29])" office:value-type="string" office:string-value="godparent of Christopher4176" calcext:value-type="string">
            <text:p>godparent of Christopher4176</text:p>
          </table:table-cell>
          <table:table-cell table:style-name="ce7" table:number-columns-repeated="2"/>
          <table:table-cell table:style-name="ce7" table:formula="of:=COM.MICROSOFT.CONCAT([.Y29]; [.Z29])">
            <text:p/>
          </table:table-cell>
          <table:table-cell table:style-name="ce7" table:number-columns-repeated="2"/>
          <table:table-cell table:style-name="ce7" table:formula="of:=COM.MICROSOFT.CONCAT([.AB29]; [.AC29])">
            <text:p/>
          </table:table-cell>
          <table:table-cell table:style-name="ce7" table:number-columns-repeated="2"/>
          <table:table-cell table:style-name="ce7" table:formula="of:=COM.MICROSOFT.CONCAT([.AE29]; [.AF29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29]; [.AM29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0]; [.Q30])" office:value-type="string" office:string-value="4095" calcext:value-type="string">
            <text:p>4095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S30]; [.T30])" office:value-type="string" office:string-value="spouse of Charles4096" calcext:value-type="string">
            <text:p>spouse of Charles4096</text:p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2-0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table:formula="of:=COM.MICROSOFT.CONCAT([.M31]; [.N31])" office:value-type="string" office:string-value="child of Peter4173" calcext:value-type="string">
            <text:p>child of Peter4173</text:p>
          </table:table-cell>
          <table:table-cell table:number-columns-repeated="2"/>
          <table:table-cell table:formula="of:=COM.MICROSOFT.CONCAT([.P31]; [.Q31])">
            <text:p/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formula="of:=COM.MICROSOFT.CONCAT([.S31]; [.T31])" office:value-type="string" office:string-value="spouse of Nelly4173" calcext:value-type="string">
            <text:p>spouse of Nelly4173</text:p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33]; [.Q33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4]; [.Q34])" office:value-type="string" office:string-value="4095" calcext:value-type="string">
            <text:p>4095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S34]; [.T34])" office:value-type="string" office:string-value="spouse of Cecelia4097" calcext:value-type="string">
            <text:p>spouse of Cecelia4097</text:p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string" calcext:value-type="string">
            <text:p>Christopher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table:formula="of:=COM.MICROSOFT.CONCAT([.M35]; [.N35])" office:value-type="string" office:string-value="child of Waters4177" calcext:value-type="string">
            <text:p>child of Waters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P35]; [.Q35])" office:value-type="string" office:string-value="child of Amelia4171" calcext:value-type="string">
            <text:p>child of Amelia4171</text:p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formula="of:=COM.MICROSOFT.CONCAT([.V36]; [.W36])" office:value-type="string" office:string-value="godparent of Nantine4102" calcext:value-type="string">
            <text:p>godparent of Nantine4102</text:p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table:formula="of:=COM.MICROSOFT.CONCAT([.M37]; [.N37])" office:value-type="string" office:string-value="child of Isaac4134" calcext:value-type="string">
            <text:p>child of Isaac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P37]; [.Q37])" office:value-type="string" office:string-value="child of Nelly4132" calcext:value-type="string">
            <text:p>child of Nelly4132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rise 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5-01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M38]; [.N38])" office:value-type="string" office:string-value="child of Jacobi4110" calcext:value-type="string">
            <text:p>child of Jacobi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P38]; [.Q38])" office:value-type="string" office:string-value="child of Marietta4111" calcext:value-type="string">
            <text:p>child of Marietta4111</text:p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formula="of:=COM.MICROSOFT.CONCAT([.V39]; [.W39])" office:value-type="string" office:string-value="godparent of Joseph4118" calcext:value-type="string">
            <text:p>godparent of Joseph4118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table:number-columns-repeated="2" office:value-type="string" calcext:value-type="string">
            <text:p>Davi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2-16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0]; [.N40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1]; [.N4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41]; [.Q4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8-02-23</text:p>
          </table:table-cell>
          <table:table-cell office:value-type="string" calcext:value-type="string">
            <text:p>punishment</text:p>
          </table:table-cell>
          <table:table-cell table:number-columns-repeated="2"/>
          <table:table-cell office:value-type="string" calcext:value-type="string">
            <text:p>The Negro man (Davy) whom we confined in the Prison at Washington has returned to White Marsh, he makes many promises of Amendment. I was offered $500 for him frequently</text:p>
          </table:table-cell>
          <table:table-cell office:value-type="string" calcext:value-type="string">
            <text:p>dia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cElroy-Diary-1818-02-23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3]; [.Q43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4]; [.Q44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6-12-25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5]; [.N45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46]; [.Q46])" office:value-type="string" office:string-value="4163" calcext:value-type="string">
            <text:p>4163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S46]; [.T46])" office:value-type="string" office:string-value="spouse of Rachel4165" calcext:value-type="string">
            <text:p>spouse of Rachel4165</text:p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table:formula="of:=COM.MICROSOFT.CONCAT([.M47]; [.N47])" office:value-type="string" office:string-value="child of William Harrison4182" calcext:value-type="string">
            <text:p>child of William Harrison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formula="of:=COM.MICROSOFT.CONCAT([.P47]; [.Q47])" office:value-type="string" office:string-value="child of Emmy West (Mr. Magruder's)7108" calcext:value-type="string">
            <text:p>child of Emmy West (Mr. Magruder's)7108</text:p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table:style-name="ce4" office:value-type="float" office:value="1245" calcext:value-type="float">
            <text:p>1245</text:p>
          </table:table-cell>
          <table:table-cell table:style-name="ce8" office:value-type="float" office:value="4216" calcext:value-type="float">
            <text:p>4216</text:p>
          </table:table-cell>
          <table:table-cell table:style-name="ce8" office:value-type="string" calcext:value-type="string">
            <text:p>Edward Queen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32-10-21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32-09-14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table:formula="of:=COM.MICROSOFT.CONCAT([.M48]; [.N48])" office:value-type="string" office:string-value="child of James Queen4217" calcext:value-type="string">
            <text:p>child of James Queen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style-name="ce8" table:formula="of:=COM.MICROSOFT.CONCAT([.P48]; [.Q48])" office:value-type="string" office:string-value="child of Nancy QueenPC030" calcext:value-type="string">
            <text:p>child of Nancy QueenPC030</text:p>
          </table:table-cell>
          <table:table-cell table:style-name="ce8" table:number-columns-repeated="2"/>
          <table:table-cell table:style-name="ce8" table:formula="of:=COM.MICROSOFT.CONCAT([.S48]; [.T48])">
            <text:p/>
          </table:table-cell>
          <table:table-cell table:style-name="ce8" table:number-columns-repeated="2"/>
          <table:table-cell table:style-name="ce8" table:formula="of:=COM.MICROSOFT.CONCAT([.V48]; [.W48])">
            <text:p/>
          </table:table-cell>
          <table:table-cell table:style-name="ce8" table:number-columns-repeated="2"/>
          <table:table-cell table:style-name="ce8" table:formula="of:=COM.MICROSOFT.CONCAT([.Y48]; [.Z48])">
            <text:p/>
          </table:table-cell>
          <table:table-cell table:style-name="ce8" table:number-columns-repeated="2"/>
          <table:table-cell table:style-name="ce8" table:formula="of:=COM.MICROSOFT.CONCAT([.AB48]; [.AC48])">
            <text:p/>
          </table:table-cell>
          <table:table-cell table:style-name="ce8" table:number-columns-repeated="2"/>
          <table:table-cell table:style-name="ce8" table:formula="of:=COM.MICROSOFT.CONCAT([.AE48]; [.AF48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idelis Grivel</text:p>
          </table:table-cell>
          <table:table-cell table:style-name="ce8" office:value-type="string" calcext:value-type="string">
            <text:p>J009</text:p>
          </table:table-cell>
          <table:table-cell table:style-name="ce8" office:value-type="float" office:value="974" calcext:value-type="float">
            <text:p>974</text:p>
          </table:table-cell>
          <table:table-cell table:style-name="ce8" table:number-columns-repeated="2"/>
          <table:table-cell table:style-name="ce8" table:formula="of:=COM.MICROSOFT.CONCAT([.AL48]; [.AM48])">
            <text:p/>
          </table:table-cell>
          <table:table-cell table:style-name="ce8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table:number-columns-repeated="2" office:value-type="string" calcext:value-type="string">
            <text:p>Eillii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49]; [.Q49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M50]; [.N50])" office:value-type="string" office:string-value="child of Polly Hawkins4210" calcext:value-type="string">
            <text:p>child of Polly Hawkins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P50]; [.Q50])" office:value-type="string" office:string-value="child of Archable Hawkins4211" calcext:value-type="string">
            <text:p>child of Archable Hawkins4211</text:p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/>
          <table:table-cell table:formula="of:=COM.MICROSOFT.CONCAT([.P51]; [.Q51])" office:value-type="string" office:string-value="4186" calcext:value-type="string">
            <text:p>4186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table:formula="of:=COM.MICROSOFT.CONCAT([.S51]; [.T51])" office:value-type="string" office:string-value="spouse of John Thomas7110" calcext:value-type="string">
            <text:p>spouse of John Thomas7110</text:p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0-12-3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table:number-columns-repeated="2" office:value-type="string" calcext:value-type="string">
            <text:p>Elizabeth Wes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formula="of:=COM.MICROSOFT.CONCAT([.V53]; [.W53])" office:value-type="string" office:string-value="godparent of Nancy Ann4198" calcext:value-type="string">
            <text:p>godparent of Nancy Ann4198</text:p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table:number-columns-repeated="2" office:value-type="string" calcext:value-type="string">
            <text:p>Ell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3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5]; [.N55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55]; [.Q55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number-columns-repeated="978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formula="of:=COM.MICROSOFT.CONCAT([.P56]; [.Q56])" office:value-type="string" office:string-value="child of Cate4057" calcext:value-type="string">
            <text:p>child of Cate4057</text:p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Mary</text:p>
          </table:table-cell>
          <table:table-cell office:value-type="float" office:value="4052" calcext:value-type="float">
            <text:p>4052</text:p>
          </table:table-cell>
          <table:table-cell table:number-columns-repeated="97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57]; [.N5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57]; [.Q5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string" calcext:value-type="string">
            <text:p>Fran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number-columns-repeated="97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string" calcext:value-type="string">
            <text:p>Gabri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table:formula="of:=COM.MICROSOFT.CONCAT([.M59]; [.N59])" office:value-type="string" office:string-value="child of Protus4116" calcext:value-type="string">
            <text:p>child of Protus4116</text:p>
          </table:table-cell>
          <table:table-cell office:value-type="string" calcext:value-type="string">
            <text:p>child of Anny</text:p>
          </table:table-cell>
          <table:table-cell office:value-type="float" office:value="4117" calcext:value-type="float">
            <text:p>4117</text:p>
          </table:table-cell>
          <table:table-cell table:formula="of:=COM.MICROSOFT.CONCAT([.P59]; [.Q59])" office:value-type="string" office:string-value="child of Anny4117" calcext:value-type="string">
            <text:p>child of Anny4117</text:p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parent of Fanny</text:p>
          </table:table-cell>
          <table:table-cell office:value-type="float" office:value="4056" calcext:value-type="float">
            <text:p>4056</text:p>
          </table:table-cell>
          <table:table-cell table:number-columns-repeated="978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string" calcext:value-type="string">
            <text:p>Gerva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60]; [.N6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1]; [.AJ61])">
            <text:p/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983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/>
          <table:table-cell table:formula="of:=COM.MICROSOFT.CONCAT([.P62]; [.Q62])" office:value-type="string" office:string-value="4179" calcext:value-type="string">
            <text:p>4179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table:formula="of:=COM.MICROSOFT.CONCAT([.S62]; [.T62])" office:value-type="string" office:string-value="spouse of James QueenPC028" calcext:value-type="string">
            <text:p>spouse of James QueenPC028</text:p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string" calcext:value-type="string">
            <text:p>Harrison Thor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 office:value-type="float" office:value="1821" calcext:value-type="float">
            <text:p>182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63]; [.N63])" office:value-type="string" office:string-value="child of Jacks4144" calcext:value-type="string">
            <text:p>child of Jacks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P63]; [.Q63])" office:value-type="string" office:string-value="child of Sally4146" calcext:value-type="string">
            <text:p>child of Sally4146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4]; [.N64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64]; [.Q64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Isaac</text:p>
          </table:table-cell>
          <table:table-cell office:value-type="float" office:value="4063" calcext:value-type="float">
            <text:p>4063</text:p>
          </table:table-cell>
          <table:table-cell table:number-columns-repeated="97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10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5]; [.N65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65]; [.Q6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number-columns-repeated="978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parent of Tom</text:p>
          </table:table-cell>
          <table:table-cell office:value-type="float" office:value="4066" calcext:value-type="float">
            <text:p>4066</text:p>
          </table:table-cell>
          <table:table-cell table:number-columns-repeated="97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63-05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7]; [.N67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67]; [.Q67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ibling of Tom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/>
          <table:table-cell table:formula="of:=COM.MICROSOFT.CONCAT([.P68]; [.Q68])" office:value-type="string" office:string-value="4137" calcext:value-type="string">
            <text:p>4137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table:formula="of:=COM.MICROSOFT.CONCAT([.S68]; [.T68])" office:value-type="string" office:string-value="spouse of Mary ParkerPC025" calcext:value-type="string">
            <text:p>spouse of Mary ParkerPC025</text:p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ibling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69]; [.Q69])" office:value-type="string" office:string-value="4198" calcext:value-type="string">
            <text:p>4198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S69]; [.T69])" office:value-type="string" office:string-value="spouse of Minty Queen4200" calcext:value-type="string">
            <text:p>spouse of Minty Queen4200</text:p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9]; [.AJ69])">
            <text:p/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string" calcext:value-type="string">
            <text:p>Herrio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formula="of:=COM.MICROSOFT.CONCAT([.V70]; [.W70])" office:value-type="string" office:string-value="godparent of Anna4095" calcext:value-type="string">
            <text:p>godparent of Anna4095</text:p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table:number-columns-repeated="2"/>
          <table:table-cell table:formula="of:=COM.MICROSOFT.CONCAT([.Y71]; [.Z71])">
            <text:p/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2]; [.N72])">
            <text:p/>
          </table:table-cell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formula="of:=COM.MICROSOFT.CONCAT([.P72]; [.Q72])" office:value-type="string" office:string-value="child of Isaac4062" calcext:value-type="string">
            <text:p>child of Isaac4062</text:p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table:number-columns-repeated="2"/>
          <table:table-cell table:formula="of:=COM.MICROSOFT.CONCAT([.Y72]; [.Z72])">
            <text:p/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4134" calcext:value-type="float">
            <text:p>4134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/>
          <table:table-cell table:formula="of:=COM.MICROSOFT.CONCAT([.P73]; [.Q73])" office:value-type="string" office:string-value="4133" calcext:value-type="string">
            <text:p>4133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S73]; [.T73])" office:value-type="string" office:string-value="spouse of Nelly4132" calcext:value-type="string">
            <text:p>spouse of Nelly4132</text:p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M74]; [.N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P74]; [.Q74])">
            <text:p/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S74]; [.T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table:style-name="ce3" office:value-type="float" office:value="1657" calcext:value-type="float">
            <text:p>1657</text:p>
          </table:table-cell>
          <table:table-cell table:style-name="ce7" office:value-type="float" office:value="4193" calcext:value-type="float">
            <text:p>4193</text:p>
          </table:table-cell>
          <table:table-cell table:style-name="ce7" office:value-type="string" calcext:value-type="string">
            <text:p>Isaac Hawkins</text:p>
          </table:table-cell>
          <table:table-cell table:style-name="ce7" office:value-type="string" calcext:value-type="string">
            <text:p>Isaac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11-20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table:formula="of:=COM.MICROSOFT.CONCAT([.M75]; [.N75])" office:value-type="string" office:string-value="spouse of Catherine or Kitty4191" calcext:value-type="string">
            <text:p>spouse of Catherine or Kitty4191</text:p>
          </table:table-cell>
          <table:table-cell table:style-name="ce7" table:number-columns-repeated="2"/>
          <table:table-cell table:style-name="ce7" table:formula="of:=COM.MICROSOFT.CONCAT([.P75]; [.Q75])">
            <text:p/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formula="of:=COM.MICROSOFT.CONCAT([.S75]; [.T75])" office:value-type="string" office:string-value="spouse of Catherine or Kitty4194" calcext:value-type="string">
            <text:p>spouse of Catherine or Kitty4194</text:p>
          </table:table-cell>
          <table:table-cell table:style-name="ce7" table:number-columns-repeated="2"/>
          <table:table-cell table:style-name="ce7" table:formula="of:=COM.MICROSOFT.CONCAT([.V75]; [.W75])">
            <text:p/>
          </table:table-cell>
          <table:table-cell table:style-name="ce7" table:number-columns-repeated="2"/>
          <table:table-cell table:style-name="ce7" table:formula="of:=COM.MICROSOFT.CONCAT([.Y75]; [.Z75])">
            <text:p/>
          </table:table-cell>
          <table:table-cell table:style-name="ce7" table:number-columns-repeated="2"/>
          <table:table-cell table:style-name="ce7" table:formula="of:=COM.MICROSOFT.CONCAT([.AB75]; [.AC75])">
            <text:p/>
          </table:table-cell>
          <table:table-cell table:style-name="ce7" table:number-columns-repeated="2"/>
          <table:table-cell table:style-name="ce7" table:formula="of:=COM.MICROSOFT.CONCAT([.AE75]; [.AF7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.O. Woodley</text:p>
          </table:table-cell>
          <table:table-cell table:style-name="ce7" office:value-type="string" calcext:value-type="string">
            <text:p>J058</text:p>
          </table:table-cell>
          <table:table-cell table:style-name="ce7" office:value-type="float" office:value="1023" calcext:value-type="float">
            <text:p>1023</text:p>
          </table:table-cell>
          <table:table-cell table:style-name="ce7" table:number-columns-repeated="2"/>
          <table:table-cell table:style-name="ce7" table:formula="of:=COM.MICROSOFT.CONCAT([.AL75]; [.AM75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6]; [.N76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76]; [.Q76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76]; [.T76])">
            <text:p/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table:number-columns-repeated="2" office:value-type="string" calcext:value-type="string">
            <text:p>Jack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77]; [.Q77])" office:value-type="string" office:string-value="4143" calcext:value-type="string">
            <text:p>4143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S77]; [.T77])" office:value-type="string" office:string-value="spouse of Sally4146" calcext:value-type="string">
            <text:p>spouse of Sally4146</text:p>
          </table:table-cell>
          <table:table-cell table:number-columns-repeated="2"/>
          <table:table-cell table:formula="of:=COM.MICROSOFT.CONCAT([.V77]; [.W77])">
            <text:p/>
          </table:table-cell>
          <table:table-cell table:number-columns-repeated="2"/>
          <table:table-cell table:formula="of:=COM.MICROSOFT.CONCAT([.Y77]; [.Z77])">
            <text:p/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string" calcext:value-type="string">
            <text:p>Jacobi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78]; [.Q78])" office:value-type="string" office:string-value="4109" calcext:value-type="string">
            <text:p>4109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S78]; [.T78])" office:value-type="string" office:string-value="spouse of Marietta4111" calcext:value-type="string">
            <text:p>spouse of Marietta4111</text:p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table:number-columns-repeated="2" office:value-type="string" calcext:value-type="string">
            <text:p>Jame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0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/>
          <table:table-cell table:formula="of:=COM.MICROSOFT.CONCAT([.P79]; [.Q79])" office:value-type="string" office:string-value="PC021" calcext:value-type="string">
            <text:p>PC021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formula="of:=COM.MICROSOFT.CONCAT([.S79]; [.T79])" office:value-type="string" office:string-value="spouse of AnnaPC021" calcext:value-type="string">
            <text:p>spouse of AnnaPC021</text:p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/>
          <table:table-cell table:formula="of:=COM.MICROSOFT.CONCAT([.P80]; [.Q80])" office:value-type="string" office:string-value="4166" calcext:value-type="string">
            <text:p>4166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table:formula="of:=COM.MICROSOFT.CONCAT([.S80]; [.T80])" office:value-type="string" office:string-value="spouse of MaryPC026" calcext:value-type="string">
            <text:p>spouse of MaryPC026</text:p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1]; [.N81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81]; [.Q81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2]; [.N82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82]; [.Q82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83]; [.Q83])" office:value-type="string" office:string-value="4099" calcext:value-type="string">
            <text:p>4099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S83]; [.T83])" office:value-type="string" office:string-value="spouse of Sarah4101" calcext:value-type="string">
            <text:p>spouse of Sarah4101</text:p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table:style-name="ce4" office:value-type="float" office:value="1209" calcext:value-type="float">
            <text:p>1209</text:p>
          </table:table-cell>
          <table:table-cell table:style-name="ce8" office:value-type="float" office:value="4105" calcext:value-type="float">
            <text:p>4105</text:p>
          </table:table-cell>
          <table:table-cell table:number-columns-repeated="2" table:style-name="ce8" office:value-type="string" calcext:value-type="string">
            <text:p>James <text:s/>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8" office:value-type="string" calcext:value-type="string">
            <text:p>1820-07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0" calcext:value-type="float">
            <text:p>1820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table:formula="of:=COM.MICROSOFT.CONCAT([.M84]; [.N84])" office:value-type="string" office:string-value="child of Jame4106" calcext:value-type="string">
            <text:p>child of Jame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8" table:formula="of:=COM.MICROSOFT.CONCAT([.P84]; [.Q84])" office:value-type="string" office:string-value="child of Anna PC021" calcext:value-type="string">
            <text:p>child of Anna PC021</text:p>
          </table:table-cell>
          <table:table-cell table:style-name="ce8" table:number-columns-repeated="2"/>
          <table:table-cell table:style-name="ce8" table:formula="of:=COM.MICROSOFT.CONCAT([.S84]; [.T84])">
            <text:p/>
          </table:table-cell>
          <table:table-cell table:style-name="ce8" table:number-columns-repeated="2"/>
          <table:table-cell table:style-name="ce8" table:formula="of:=COM.MICROSOFT.CONCAT([.V84]; [.W84])">
            <text:p/>
          </table:table-cell>
          <table:table-cell table:style-name="ce8" table:number-columns-repeated="2"/>
          <table:table-cell table:style-name="ce8" table:formula="of:=COM.MICROSOFT.CONCAT([.Y84]; [.Z84])">
            <text:p/>
          </table:table-cell>
          <table:table-cell table:style-name="ce8" table:number-columns-repeated="2"/>
          <table:table-cell table:style-name="ce8" table:formula="of:=COM.MICROSOFT.CONCAT([.AB84]; [.AC84])">
            <text:p/>
          </table:table-cell>
          <table:table-cell table:style-name="ce8" table:number-columns-repeated="2"/>
          <table:table-cell table:style-name="ce8" table:formula="of:=COM.MICROSOFT.CONCAT([.AE84]; [.AF84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H. Van Vechel</text:p>
          </table:table-cell>
          <table:table-cell table:style-name="ce8" office:value-type="string" calcext:value-type="string">
            <text:p>J054</text:p>
          </table:table-cell>
          <table:table-cell table:style-name="ce8" office:value-type="float" office:value="1019" calcext:value-type="float">
            <text:p>1019</text:p>
          </table:table-cell>
          <table:table-cell table:style-name="ce8" table:number-columns-repeated="2"/>
          <table:table-cell table:style-name="ce8" table:formula="of:=COM.MICROSOFT.CONCAT([.AL84]; [.AM84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/>
          <table:table-cell table:formula="of:=COM.MICROSOFT.CONCAT([.P85]; [.Q85])" office:value-type="string" office:string-value="4216" calcext:value-type="string">
            <text:p>4216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table:formula="of:=COM.MICROSOFT.CONCAT([.S85]; [.T85])" office:value-type="string" office:string-value="spouse of Nancy QueenPC0303" calcext:value-type="string">
            <text:p>spouse of Nancy QueenPC0303</text:p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table:number-columns-repeated="2" office:value-type="string" calcext:value-type="string">
            <text:p>Jams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7]; [.N87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87]; [.Q87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 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90]; [.N90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90]; [.Q90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string" calcext:value-type="string">
            <text:p>John Ad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table:formula="of:=COM.MICROSOFT.CONCAT([.M91]; [.N91])" office:value-type="string" office:string-value="child of Allen4141" calcext:value-type="string">
            <text:p>child of Allen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P91]; [.Q91])" office:value-type="string" office:string-value="child of Sally4139" calcext:value-type="string">
            <text:p>child of Sally4139</text:p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table:formula="of:=COM.MICROSOFT.CONCAT([.M92]; [.N92])" office:value-type="string" office:string-value="child of Regis Queen4185" calcext:value-type="string">
            <text:p>child of Regis Queen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P92]; [.Q92])" office:value-type="string" office:string-value="child of Patsy Mahony7109" calcext:value-type="string">
            <text:p>child of Patsy Mahony7109</text:p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table:formula="of:=COM.MICROSOFT.CONCAT([.M93]; [.N93])" office:value-type="string" office:string-value="child of Elizabeth4187" calcext:value-type="string">
            <text:p>child of Elizabeth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formula="of:=COM.MICROSOFT.CONCAT([.P93]; [.Q93])" office:value-type="string" office:string-value="child of John Thomas (Joseph Erins')7110" calcext:value-type="string">
            <text:p>child of John Thomas (Joseph Erins')7110</text:p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an owned by Henry Young</text:p>
          </table:table-cell>
          <table:table-cell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formula="of:=COM.MICROSOFT.CONCAT([.M94]; [.N94])" office:value-type="string" office:string-value="child of Betsy4215" calcext:value-type="string">
            <text:p>child of Betsy4215</text:p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table:number-columns-repeated="2"/>
          <table:table-cell table:formula="of:=COM.MICROSOFT.CONCAT([.Y94]; [.Z94])">
            <text:p/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4]; [.AJ94])">
            <text:p/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1-07</text:p>
          </table:table-cell>
          <table:table-cell table:style-name="ce10"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95]; [.N95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table:number-columns-repeated="2"/>
          <table:table-cell table:formula="of:=COM.MICROSOFT.CONCAT([.Y95]; [.Z95])">
            <text:p/>
          </table:table-cell>
          <table:table-cell table:number-columns-repeated="2"/>
          <table:table-cell table:formula="of:=COM.MICROSOFT.CONCAT([.AB95]; [.AC95])">
            <text:p/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96]; [.N96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96]; [.Q96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table:number-columns-repeated="2"/>
          <table:table-cell table:formula="of:=COM.MICROSOFT.CONCAT([.Y96]; [.Z96])">
            <text:p/>
          </table:table-cell>
          <table:table-cell table:number-columns-repeated="2"/>
          <table:table-cell table:formula="of:=COM.MICROSOFT.CONCAT([.AB96]; [.AC96])">
            <text:p/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8-12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97]; [.N97])" office:value-type="string" office:string-value="child of Billy4120" calcext:value-type="string">
            <text:p>child of Billy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P97]; [.Q97])" office:value-type="string" office:string-value="child of Peggy4119" calcext:value-type="string">
            <text:p>child of Peggy4119</text:p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table:number-columns-repeated="2"/>
          <table:table-cell table:formula="of:=COM.MICROSOFT.CONCAT([.AB97]; [.AC97])">
            <text:p/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8]; [.N98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98]; [.Q98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table:number-columns-repeated="2"/>
          <table:table-cell table:formula="of:=COM.MICROSOFT.CONCAT([.AB98]; [.AC98])">
            <text:p/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number-columns-repeated="978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99]; [.Q99])" office:value-type="string" office:string-value="4158" calcext:value-type="string">
            <text:p>4158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S99]; [.T99])" office:value-type="string" office:string-value="spouse of Patrick4159" calcext:value-type="string">
            <text:p>spouse of Patrick4159</text:p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table:number-columns-repeated="2"/>
          <table:table-cell table:formula="of:=COM.MICROSOFT.CONCAT([.AB99]; [.AC99])">
            <text:p/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9]; [.AJ99])">
            <text:p/>
          </table:table-cell>
          <table:table-cell table:number-columns-repeated="2"/>
          <table:table-cell table:formula="of:=COM.MICROSOFT.CONCAT([.AL99]; [.AM9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7" office:value-type="float" office:value="4183" calcext:value-type="float">
            <text:p>4183</text:p>
          </table:table-cell>
          <table:table-cell table:style-name="ce7" office:value-type="string" calcext:value-type="string">
            <text:p>Kitty Harrison</text:p>
          </table:table-cell>
          <table:table-cell table:style-name="ce7" office:value-type="string" calcext:value-type="string">
            <text:p>Kitty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3-13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00]; [.N100])">
            <text:p/>
          </table:table-cell>
          <table:table-cell table:style-name="ce7" table:number-columns-repeated="2"/>
          <table:table-cell table:style-name="ce7" table:formula="of:=COM.MICROSOFT.CONCAT([.P100]; [.Q100])">
            <text:p/>
          </table:table-cell>
          <table:table-cell table:style-name="ce7" table:number-columns-repeated="2"/>
          <table:table-cell table:style-name="ce7" table:formula="of:=COM.MICROSOFT.CONCAT([.S100]; [.T100])">
            <text:p/>
          </table:table-cell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formula="of:=COM.MICROSOFT.CONCAT([.V100]; [.W100])" office:value-type="string" office:string-value="godparent of Edward Harrison4181" calcext:value-type="string">
            <text:p>godparent of Edward Harrison4181</text:p>
          </table:table-cell>
          <table:table-cell table:style-name="ce7" table:number-columns-repeated="2"/>
          <table:table-cell table:style-name="ce7" table:formula="of:=COM.MICROSOFT.CONCAT([.Y100]; [.Z100])">
            <text:p/>
          </table:table-cell>
          <table:table-cell table:style-name="ce7" table:number-columns-repeated="2"/>
          <table:table-cell table:style-name="ce7" table:formula="of:=COM.MICROSOFT.CONCAT([.AB100]; [.AC100])">
            <text:p/>
          </table:table-cell>
          <table:table-cell table:style-name="ce7" table:number-columns-repeated="2"/>
          <table:table-cell table:style-name="ce7" table:formula="of:=COM.MICROSOFT.CONCAT([.AE100]; [.AF10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idelis Grivel</text:p>
          </table:table-cell>
          <table:table-cell table:style-name="ce7" office:value-type="string" calcext:value-type="string">
            <text:p>J009</text:p>
          </table:table-cell>
          <table:table-cell table:style-name="ce7" office:value-type="float" office:value="974" calcext:value-type="float">
            <text:p>974</text:p>
          </table:table-cell>
          <table:table-cell table:style-name="ce7" table:number-columns-repeated="2"/>
          <table:table-cell table:style-name="ce7" table:formula="of:=COM.MICROSOFT.CONCAT([.AL100]; [.AM100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Laisa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/>
          <table:table-cell table:formula="of:=COM.MICROSOFT.CONCAT([.P101]; [.Q101])" office:value-type="string" office:string-value="4218" calcext:value-type="string">
            <text:p>4218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S101]; [.T101])" office:value-type="string" office:string-value="spouse of Moses Taylor7113" calcext:value-type="string">
            <text:p>spouse of Moses Taylor7113</text:p>
          </table:table-cell>
          <table:table-cell table:number-columns-repeated="2"/>
          <table:table-cell table:formula="of:=COM.MICROSOFT.CONCAT([.V101]; [.W101])">
            <text:p/>
          </table:table-cell>
          <table:table-cell table:number-columns-repeated="2"/>
          <table:table-cell table:formula="of:=COM.MICROSOFT.CONCAT([.Y101]; [.Z101])">
            <text:p/>
          </table:table-cell>
          <table:table-cell table:number-columns-repeated="2"/>
          <table:table-cell table:formula="of:=COM.MICROSOFT.CONCAT([.AB101]; [.AC101])">
            <text:p/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80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02]; [.Q102])" office:value-type="string" office:string-value="4150" calcext:value-type="string">
            <text:p>4150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S102]; [.T102])" office:value-type="string" office:string-value="spouse of Nelly Blacklog4152" calcext:value-type="string">
            <text:p>spouse of Nelly Blacklog4152</text:p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2]; [.AJ102])">
            <text:p/>
          </table:table-cell>
          <table:table-cell table:number-columns-repeated="2"/>
          <table:table-cell table:formula="of:=COM.MICROSOFT.CONCAT([.AL102]; [.AM10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number-columns-repeated="978"/>
        </table:table-row>
        <table:table-row table:style-name="ro2">
          <table:table-cell table:style-name="ce4" office:value-type="float" office:value="1220" calcext:value-type="float">
            <text:p>1220</text:p>
          </table:table-cell>
          <table:table-cell table:style-name="ce8" office:value-type="float" office:value="4137" calcext:value-type="float">
            <text:p>4137</text:p>
          </table:table-cell>
          <table:table-cell table:number-columns-repeated="2" table:style-name="ce8" office:value-type="string" calcext:value-type="string">
            <text:p>Louisa Parker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2-11-01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2" calcext:value-type="float">
            <text:p>1822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table:formula="of:=COM.MICROSOFT.CONCAT([.M103]; [.N103])" office:value-type="string" office:string-value="child of Henry4138" calcext:value-type="string">
            <text:p>child of Henry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8" table:formula="of:=COM.MICROSOFT.CONCAT([.P103]; [.Q103])" office:value-type="string" office:string-value="child of Mary ParkerPC025" calcext:value-type="string">
            <text:p>child of Mary ParkerPC025</text:p>
          </table:table-cell>
          <table:table-cell table:style-name="ce8" table:number-columns-repeated="2"/>
          <table:table-cell table:style-name="ce8" table:formula="of:=COM.MICROSOFT.CONCAT([.S103]; [.T103])">
            <text:p/>
          </table:table-cell>
          <table:table-cell table:style-name="ce8" table:number-columns-repeated="2"/>
          <table:table-cell table:style-name="ce8" table:formula="of:=COM.MICROSOFT.CONCAT([.V103]; [.W103])">
            <text:p/>
          </table:table-cell>
          <table:table-cell table:style-name="ce8" table:number-columns-repeated="2"/>
          <table:table-cell table:style-name="ce8" table:formula="of:=COM.MICROSOFT.CONCAT([.Y103]; [.Z103])">
            <text:p/>
          </table:table-cell>
          <table:table-cell table:style-name="ce8" table:number-columns-repeated="2"/>
          <table:table-cell table:style-name="ce8" table:formula="of:=COM.MICROSOFT.CONCAT([.AB103]; [.AC103])">
            <text:p/>
          </table:table-cell>
          <table:table-cell table:style-name="ce8" table:number-columns-repeated="2"/>
          <table:table-cell table:style-name="ce8" table:formula="of:=COM.MICROSOFT.CONCAT([.AE103]; [.AF10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6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03]; [.AM10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string" calcext:value-type="string">
            <text:p>Luc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M104]; [.N104])" office:value-type="string" office:string-value="child of James4100" calcext:value-type="string">
            <text:p>child of James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P104]; [.Q104])" office:value-type="string" office:string-value="child of Sarah4101" calcext:value-type="string">
            <text:p>child of Sarah4101</text:p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table:number-columns-repeated="2"/>
          <table:table-cell table:formula="of:=COM.MICROSOFT.CONCAT([.Y104]; [.Z104])">
            <text:p/>
          </table:table-cell>
          <table:table-cell table:number-columns-repeated="2"/>
          <table:table-cell table:formula="of:=COM.MICROSOFT.CONCAT([.AB104]; [.AC104])">
            <text:p/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5]; [.N105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05]; [.Q105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05]; [.T105])">
            <text:p/>
          </table:table-cell>
          <table:table-cell table:number-columns-repeated="2"/>
          <table:table-cell table:formula="of:=COM.MICROSOFT.CONCAT([.V105]; [.W105])">
            <text:p/>
          </table:table-cell>
          <table:table-cell table:number-columns-repeated="2"/>
          <table:table-cell table:formula="of:=COM.MICROSOFT.CONCAT([.Y105]; [.Z105])">
            <text:p/>
          </table:table-cell>
          <table:table-cell table:number-columns-repeated="2"/>
          <table:table-cell table:formula="of:=COM.MICROSOFT.CONCAT([.AB105]; [.AC105])">
            <text:p/>
          </table:table-cell>
          <table:table-cell table:number-columns-repeated="2"/>
          <table:table-cell table:formula="of:=COM.MICROSOFT.CONCAT([.AE105]; [.AF1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5]; [.AM10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number-columns-repeated="98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6]; [.N10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06]; [.Q10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table:number-columns-repeated="2"/>
          <table:table-cell table:formula="of:=COM.MICROSOFT.CONCAT([.Y106]; [.Z106])">
            <text:p/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formula="of:=COM.MICROSOFT.CONCAT([.V107]; [.W107])" office:value-type="string" office:string-value="godparent of John Adison4140" calcext:value-type="string">
            <text:p>godparent of John Adison4140</text:p>
          </table:table-cell>
          <table:table-cell table:number-columns-repeated="2"/>
          <table:table-cell table:formula="of:=COM.MICROSOFT.CONCAT([.Y107]; [.Z107])">
            <text:p/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/>
          <table:table-cell table:formula="of:=COM.MICROSOFT.CONCAT([.P108]; [.Q108])" office:value-type="string" office:string-value="4189" calcext:value-type="string">
            <text:p>4189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S108]; [.T108])" office:value-type="string" office:string-value="spouse of Willis7111" calcext:value-type="string">
            <text:p>spouse of Willis7111</text:p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table:number-columns-repeated="2"/>
          <table:table-cell table:formula="of:=COM.MICROSOFT.CONCAT([.AB108]; [.AC108])">
            <text:p/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8]; [.AJ108])">
            <text:p/>
          </table:table-cell>
          <table:table-cell table:number-columns-repeated="2"/>
          <table:table-cell table:formula="of:=COM.MICROSOFT.CONCAT([.AL108]; [.AM10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8"/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Maria Maglida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M109]; [.N109])" office:value-type="string" office:string-value="child of Letty Blacklog4151" calcext:value-type="string">
            <text:p>child of Letty Blacklog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P109]; [.Q109])" office:value-type="string" office:string-value="child of Nelly Blacklog4152" calcext:value-type="string">
            <text:p>child of Nelly Blacklog4152</text:p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number-columns-repeated="978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Ma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110]; [.Q110])" office:value-type="string" office:string-value="4109" calcext:value-type="string">
            <text:p>4109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S110]; [.T110])" office:value-type="string" office:string-value="spouse of Jacobi4110" calcext:value-type="string">
            <text:p>spouse of Jacobi4110</text:p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number-columns-repeated="2" office:value-type="string" calcext:value-type="string">
            <text:p>Marincelus And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-08-2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11]; [.N111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11]; [.Q111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2-0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formula="of:=COM.MICROSOFT.CONCAT([.M112]; [.N112])" office:value-type="string" office:string-value="child of Sally4205" calcext:value-type="string">
            <text:p>child of Sally4205</text:p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table:number-columns-repeated="2"/>
          <table:table-cell table:formula="of:=COM.MICROSOFT.CONCAT([.Y112]; [.Z112])">
            <text:p/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12]; [.AM11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number-columns-repeated="978"/>
        </table:table-row>
        <table:table-row table:style-name="ro2">
          <table:table-cell table:style-name="ce4" office:value-type="float" office:value="1231" calcext:value-type="float">
            <text:p>1231</text:p>
          </table:table-cell>
          <table:table-cell table:style-name="ce8" office:value-type="float" office:value="4179" calcext:value-type="float">
            <text:p>4179</text:p>
          </table:table-cell>
          <table:table-cell table:style-name="ce8" office:value-type="string" calcext:value-type="string">
            <text:p>Martha A. Queen</text:p>
          </table:table-cell>
          <table:table-cell table:style-name="ce8" office:value-type="string" calcext:value-type="string">
            <text:p>Martha A.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9-11-29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table:formula="of:=COM.MICROSOFT.CONCAT([.M113]; [.N113])" office:value-type="string" office:string-value="child of James QueenPC028" calcext:value-type="string">
            <text:p>child of James Queen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table:formula="of:=COM.MICROSOFT.CONCAT([.P113]; [.Q113])" office:value-type="string" office:string-value="child of Harriett Queen4180" calcext:value-type="string">
            <text:p>child of Harriett Queen4180</text:p>
          </table:table-cell>
          <table:table-cell table:style-name="ce8" table:number-columns-repeated="2"/>
          <table:table-cell table:style-name="ce8" table:formula="of:=COM.MICROSOFT.CONCAT([.S113]; [.T113])">
            <text:p/>
          </table:table-cell>
          <table:table-cell table:style-name="ce8" table:number-columns-repeated="2"/>
          <table:table-cell table:style-name="ce8" table:formula="of:=COM.MICROSOFT.CONCAT([.V113]; [.W113])">
            <text:p/>
          </table:table-cell>
          <table:table-cell table:style-name="ce8" table:number-columns-repeated="2"/>
          <table:table-cell table:style-name="ce8" table:formula="of:=COM.MICROSOFT.CONCAT([.Y113]; [.Z113])">
            <text:p/>
          </table:table-cell>
          <table:table-cell table:style-name="ce8" table:number-columns-repeated="2"/>
          <table:table-cell table:style-name="ce8" table:formula="of:=COM.MICROSOFT.CONCAT([.AB113]; [.AC113])">
            <text:p/>
          </table:table-cell>
          <table:table-cell table:style-name="ce8" table:number-columns-repeated="2"/>
          <table:table-cell table:style-name="ce8" table:formula="of:=COM.MICROSOFT.CONCAT([.AE113]; [.AF11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John Smith</text:p>
          </table:table-cell>
          <table:table-cell table:style-name="ce8" office:value-type="string" calcext:value-type="string">
            <text:p>J057</text:p>
          </table:table-cell>
          <table:table-cell table:style-name="ce8" office:value-type="float" office:value="1022" calcext:value-type="float">
            <text:p>1022</text:p>
          </table:table-cell>
          <table:table-cell table:style-name="ce8" table:number-columns-repeated="2"/>
          <table:table-cell table:style-name="ce8" table:formula="of:=COM.MICROSOFT.CONCAT([.AL113]; [.AM11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5-1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4]; [.N11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14]; [.Q11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14]; [.T114])">
            <text:p/>
          </table:table-cell>
          <table:table-cell table:number-columns-repeated="2"/>
          <table:table-cell table:formula="of:=COM.MICROSOFT.CONCAT([.V114]; [.W114])">
            <text:p/>
          </table:table-cell>
          <table:table-cell table:number-columns-repeated="2"/>
          <table:table-cell table:formula="of:=COM.MICROSOFT.CONCAT([.Y114]; [.Z114])">
            <text:p/>
          </table:table-cell>
          <table:table-cell table:number-columns-repeated="2"/>
          <table:table-cell table:formula="of:=COM.MICROSOFT.CONCAT([.AB114]; [.AC114])">
            <text:p/>
          </table:table-cell>
          <table:table-cell table:number-columns-repeated="2"/>
          <table:table-cell table:formula="of:=COM.MICROSOFT.CONCAT([.AE114]; [.AF11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4]; [.AM11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5" office:value-type="date" office:date-value="1737-02-28" calcext:value-type="date">
            <text:p>1737-02-28</text:p>
          </table:table-cell>
          <table:table-cell/>
          <table:table-cell office:value-type="string" calcext:value-type="string">
            <text:p>could be Nanny Cooper��s Mar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15]; [.N11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15]; [.Q115])">
            <text:p/>
          </table:table-cell>
          <table:table-cell table:number-columns-repeated="2"/>
          <table:table-cell table:formula="of:=COM.MICROSOFT.CONCAT([.S115]; [.T115])">
            <text:p/>
          </table:table-cell>
          <table:table-cell table:number-columns-repeated="2"/>
          <table:table-cell table:formula="of:=COM.MICROSOFT.CONCAT([.V115]; [.W115])">
            <text:p/>
          </table:table-cell>
          <table:table-cell table:number-columns-repeated="2"/>
          <table:table-cell table:formula="of:=COM.MICROSOFT.CONCAT([.Y115]; [.Z115])">
            <text:p/>
          </table:table-cell>
          <table:table-cell table:number-columns-repeated="2"/>
          <table:table-cell table:formula="of:=COM.MICROSOFT.CONCAT([.AB115]; [.AC115])">
            <text:p/>
          </table:table-cell>
          <table:table-cell table:number-columns-repeated="2"/>
          <table:table-cell table:formula="of:=COM.MICROSOFT.CONCAT([.AE115]; [.AF1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5]; [.AM1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6]; [.N11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16]; [.Q11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16]; [.T116])">
            <text:p/>
          </table:table-cell>
          <table:table-cell table:number-columns-repeated="2"/>
          <table:table-cell table:formula="of:=COM.MICROSOFT.CONCAT([.V116]; [.W116])">
            <text:p/>
          </table:table-cell>
          <table:table-cell table:number-columns-repeated="2"/>
          <table:table-cell table:formula="of:=COM.MICROSOFT.CONCAT([.Y116]; [.Z116])">
            <text:p/>
          </table:table-cell>
          <table:table-cell table:number-columns-repeated="2"/>
          <table:table-cell table:formula="of:=COM.MICROSOFT.CONCAT([.AB116]; [.AC116])">
            <text:p/>
          </table:table-cell>
          <table:table-cell table:number-columns-repeated="2"/>
          <table:table-cell table:formula="of:=COM.MICROSOFT.CONCAT([.AE116]; [.AF1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6]; [.AM1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7]; [.N117])">
            <text:p/>
          </table:table-cell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formula="of:=COM.MICROSOFT.CONCAT([.P117]; [.Q117])" office:value-type="string" office:string-value="child of Susan4053" calcext:value-type="string">
            <text:p>child of Susan4053</text:p>
          </table:table-cell>
          <table:table-cell table:number-columns-repeated="2"/>
          <table:table-cell table:formula="of:=COM.MICROSOFT.CONCAT([.S117]; [.T117])">
            <text:p/>
          </table:table-cell>
          <table:table-cell table:number-columns-repeated="2"/>
          <table:table-cell table:formula="of:=COM.MICROSOFT.CONCAT([.V117]; [.W117])">
            <text:p/>
          </table:table-cell>
          <table:table-cell table:number-columns-repeated="2"/>
          <table:table-cell table:formula="of:=COM.MICROSOFT.CONCAT([.Y117]; [.Z117])">
            <text:p/>
          </table:table-cell>
          <table:table-cell table:number-columns-repeated="2"/>
          <table:table-cell table:formula="of:=COM.MICROSOFT.CONCAT([.AB117]; [.AC117])">
            <text:p/>
          </table:table-cell>
          <table:table-cell table:number-columns-repeated="2"/>
          <table:table-cell table:formula="of:=COM.MICROSOFT.CONCAT([.AE117]; [.AF1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7]; [.AM1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74" calcext:value-type="float">
            <text:p>4074</text:p>
          </table:table-cell>
          <table:table-cell table:number-columns-repeated="2" table:style-name="ce7" office:value-type="string" calcext:value-type="string">
            <text:p>Mar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11" office:value-type="string" calcext:value-type="string">
            <text:p>1737-02-28</text:p>
          </table:table-cell>
          <table:table-cell table:style-name="ce11"/>
          <table:table-cell table:style-name="ce7" office:value-type="string" calcext:value-type="string">
            <text:p>could be 4027</text:p>
          </table:table-cell>
          <table:table-cell table:style-name="ce7" office:value-type="string" calcext:value-type="string">
            <text:p>inventory</text:p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M118]; [.N118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P118]; [.Q118])">
            <text:p/>
          </table:table-cell>
          <table:table-cell table:style-name="ce7" table:number-columns-repeated="2"/>
          <table:table-cell table:style-name="ce7" table:formula="of:=COM.MICROSOFT.CONCAT([.S118]; [.T118])">
            <text:p/>
          </table:table-cell>
          <table:table-cell table:style-name="ce7" table:number-columns-repeated="2"/>
          <table:table-cell table:style-name="ce7" table:formula="of:=COM.MICROSOFT.CONCAT([.V118]; [.W118])">
            <text:p/>
          </table:table-cell>
          <table:table-cell table:style-name="ce7" table:number-columns-repeated="2"/>
          <table:table-cell table:style-name="ce7" table:formula="of:=COM.MICROSOFT.CONCAT([.Y118]; [.Z118])">
            <text:p/>
          </table:table-cell>
          <table:table-cell table:style-name="ce7" table:number-columns-repeated="2"/>
          <table:table-cell table:style-name="ce7" table:formula="of:=COM.MICROSOFT.CONCAT([.AB118]; [.AC118])">
            <text:p/>
          </table:table-cell>
          <table:table-cell table:style-name="ce7" table:number-columns-repeated="2"/>
          <table:table-cell table:style-name="ce7" table:formula="of:=COM.MICROSOFT.CONCAT([.AE118]; [.AF11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18]; [.AM11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number-columns-repeated="97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19]; [.N119])">
            <text:p/>
          </table:table-cell>
          <table:table-cell table:number-columns-repeated="2"/>
          <table:table-cell table:formula="of:=COM.MICROSOFT.CONCAT([.P119]; [.Q119])">
            <text:p/>
          </table:table-cell>
          <table:table-cell table:number-columns-repeated="2"/>
          <table:table-cell table:formula="of:=COM.MICROSOFT.CONCAT([.S119]; [.T119])">
            <text:p/>
          </table:table-cell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table:formula="of:=COM.MICROSOFT.CONCAT([.V119]; [.W119])" office:value-type="string" office:string-value="godparent of Gabriel4129" calcext:value-type="string">
            <text:p>godparent of Gabriel4129</text:p>
          </table:table-cell>
          <table:table-cell table:number-columns-repeated="2"/>
          <table:table-cell table:formula="of:=COM.MICROSOFT.CONCAT([.Y119]; [.Z119])">
            <text:p/>
          </table:table-cell>
          <table:table-cell table:number-columns-repeated="2"/>
          <table:table-cell table:formula="of:=COM.MICROSOFT.CONCAT([.AB119]; [.AC119])">
            <text:p/>
          </table:table-cell>
          <table:table-cell table:number-columns-repeated="2"/>
          <table:table-cell table:formula="of:=COM.MICROSOFT.CONCAT([.AE119]; [.AF1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9]; [.AM1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20]; [.N120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20]; [.Q120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20]; [.T120])">
            <text:p/>
          </table:table-cell>
          <table:table-cell table:number-columns-repeated="2"/>
          <table:table-cell table:formula="of:=COM.MICROSOFT.CONCAT([.V120]; [.W120])">
            <text:p/>
          </table:table-cell>
          <table:table-cell table:number-columns-repeated="2"/>
          <table:table-cell table:formula="of:=COM.MICROSOFT.CONCAT([.Y120]; [.Z120])">
            <text:p/>
          </table:table-cell>
          <table:table-cell table:number-columns-repeated="2"/>
          <table:table-cell table:formula="of:=COM.MICROSOFT.CONCAT([.AB120]; [.AC120])">
            <text:p/>
          </table:table-cell>
          <table:table-cell table:number-columns-repeated="2"/>
          <table:table-cell table:formula="of:=COM.MICROSOFT.CONCAT([.AE120]; [.AF12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0]; [.AJ120])">
            <text:p/>
          </table:table-cell>
          <table:table-cell table:number-columns-repeated="2"/>
          <table:table-cell table:formula="of:=COM.MICROSOFT.CONCAT([.AL120]; [.AM12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2" office:value-type="float" office:value="4162" calcext:value-type="float">
            <text:p>4162</text:p>
          </table:table-cell>
          <table:table-cell table:number-columns-repeated="2" table:style-name="ce2" office:value-type="string" calcext:value-type="string">
            <text:p>Mary</text:p>
          </table:table-cell>
          <table:table-cell table:style-name="ce2"/>
          <table:table-cell table:style-name="ce2" office:value-type="string" calcext:value-type="string">
            <text:p>enslaved person</text:p>
          </table:table-cell>
          <table:table-cell table:style-name="ce13" office:value-type="string" calcext:value-type="string">
            <text:p>1827-09-16</text:p>
          </table:table-cell>
          <table:table-cell table:style-name="ce2" office:value-type="string" calcext:value-type="string">
            <text:p>godparent</text:p>
          </table:table-cell>
          <table:table-cell table:style-name="ce2" table:number-columns-repeated="3"/>
          <table:table-cell table:style-name="ce2" office:value-type="string" calcext:value-type="string">
            <text:p>sacramental record</text:p>
          </table:table-cell>
          <table:table-cell table:style-name="ce2" office:value-type="string" calcext:value-type="string">
            <text:p>godparent of Mary</text:p>
          </table:table-cell>
          <table:table-cell table:number-columns-repeated="2" table:style-name="ce2" office:value-type="float" office:value="4161" calcext:value-type="float">
            <text:p>4161</text:p>
          </table:table-cell>
          <table:table-cell table:style-name="ce2" table:number-columns-repeated="18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number-columns-repeated="978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formula="of:=COM.MICROSOFT.CONCAT([.M122]; [.N122])" office:value-type="string" office:string-value="child of Amia Hawkins4208" calcext:value-type="string">
            <text:p>child of Amia Hawkins4208</text:p>
          </table:table-cell>
          <table:table-cell table:number-columns-repeated="2"/>
          <table:table-cell table:formula="of:=COM.MICROSOFT.CONCAT([.P122]; [.Q122])">
            <text:p/>
          </table:table-cell>
          <table:table-cell table:number-columns-repeated="2"/>
          <table:table-cell table:formula="of:=COM.MICROSOFT.CONCAT([.S122]; [.T122])">
            <text:p/>
          </table:table-cell>
          <table:table-cell table:number-columns-repeated="2"/>
          <table:table-cell table:formula="of:=COM.MICROSOFT.CONCAT([.V122]; [.W122])">
            <text:p/>
          </table:table-cell>
          <table:table-cell table:number-columns-repeated="2"/>
          <table:table-cell table:formula="of:=COM.MICROSOFT.CONCAT([.Y122]; [.Z122])">
            <text:p/>
          </table:table-cell>
          <table:table-cell table:number-columns-repeated="2"/>
          <table:table-cell table:formula="of:=COM.MICROSOFT.CONCAT([.AB122]; [.AC122])">
            <text:p/>
          </table:table-cell>
          <table:table-cell table:number-columns-repeated="2"/>
          <table:table-cell table:formula="of:=COM.MICROSOFT.CONCAT([.AE122]; [.AF1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2]; [.AM12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string" calcext:value-type="string">
            <text:p>Mildr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3]; [.N123])">
            <text:p/>
          </table:table-cell>
          <table:table-cell table:number-columns-repeated="2"/>
          <table:table-cell table:formula="of:=COM.MICROSOFT.CONCAT([.P123]; [.Q123])">
            <text:p/>
          </table:table-cell>
          <table:table-cell table:number-columns-repeated="2"/>
          <table:table-cell table:formula="of:=COM.MICROSOFT.CONCAT([.S123]; [.T123])">
            <text:p/>
          </table:table-cell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formula="of:=COM.MICROSOFT.CONCAT([.V123]; [.W123])" office:value-type="string" office:string-value="godparent of John Henry4186" calcext:value-type="string">
            <text:p>godparent of John Henry4186</text:p>
          </table:table-cell>
          <table:table-cell table:number-columns-repeated="2"/>
          <table:table-cell table:formula="of:=COM.MICROSOFT.CONCAT([.Y123]; [.Z123])">
            <text:p/>
          </table:table-cell>
          <table:table-cell table:number-columns-repeated="2"/>
          <table:table-cell table:formula="of:=COM.MICROSOFT.CONCAT([.AB123]; [.AC123])">
            <text:p/>
          </table:table-cell>
          <table:table-cell table:number-columns-repeated="2"/>
          <table:table-cell table:formula="of:=COM.MICROSOFT.CONCAT([.AE123]; [.AF12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3]; [.AM12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COM.MICROSOFT.CONCAT([.P124]; [.Q124])" office:value-type="string" office:string-value="4126" calcext:value-type="string">
            <text:p>4126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S124]; [.T124])" office:value-type="string" office:string-value="spouse of Vechel4127" calcext:value-type="string">
            <text:p>spouse of Vechel4127</text:p>
          </table:table-cell>
          <table:table-cell table:number-columns-repeated="2"/>
          <table:table-cell table:formula="of:=COM.MICROSOFT.CONCAT([.V124]; [.W124])">
            <text:p/>
          </table:table-cell>
          <table:table-cell table:number-columns-repeated="2"/>
          <table:table-cell table:formula="of:=COM.MICROSOFT.CONCAT([.Y124]; [.Z124])">
            <text:p/>
          </table:table-cell>
          <table:table-cell table:number-columns-repeated="2"/>
          <table:table-cell table:formula="of:=COM.MICROSOFT.CONCAT([.AB124]; [.AC124])">
            <text:p/>
          </table:table-cell>
          <table:table-cell table:number-columns-repeated="2"/>
          <table:table-cell table:formula="of:=COM.MICROSOFT.CONCAT([.AE124]; [.AF12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24]; [.AM12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number-columns-repeated="980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5]; [.N125])">
            <text:p/>
          </table:table-cell>
          <table:table-cell table:number-columns-repeated="2"/>
          <table:table-cell table:formula="of:=COM.MICROSOFT.CONCAT([.P125]; [.Q125])">
            <text:p/>
          </table:table-cell>
          <table:table-cell table:number-columns-repeated="2"/>
          <table:table-cell table:formula="of:=COM.MICROSOFT.CONCAT([.S125]; [.T125])">
            <text:p/>
          </table:table-cell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formula="of:=COM.MICROSOFT.CONCAT([.V125]; [.W125])" office:value-type="string" office:string-value="godparent of Martha4204" calcext:value-type="string">
            <text:p>godparent of Martha4204</text:p>
          </table:table-cell>
          <table:table-cell table:number-columns-repeated="2"/>
          <table:table-cell table:formula="of:=COM.MICROSOFT.CONCAT([.Y125]; [.Z125])">
            <text:p/>
          </table:table-cell>
          <table:table-cell table:number-columns-repeated="2"/>
          <table:table-cell table:formula="of:=COM.MICROSOFT.CONCAT([.AB125]; [.AC125])">
            <text:p/>
          </table:table-cell>
          <table:table-cell table:number-columns-repeated="2"/>
          <table:table-cell table:formula="of:=COM.MICROSOFT.CONCAT([.AE125]; [.AF1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25]; [.AM12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206" calcext:value-type="float">
            <text:p>4206</text:p>
          </table:table-cell>
          <table:table-cell table:number-columns-repeated="2" table:style-name="ce7" office:value-type="string" calcext:value-type="string">
            <text:p>Mi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7-0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26]; [.N126])">
            <text:p/>
          </table:table-cell>
          <table:table-cell table:style-name="ce7" table:number-columns-repeated="2"/>
          <table:table-cell table:style-name="ce7" table:formula="of:=COM.MICROSOFT.CONCAT([.P126]; [.Q126])">
            <text:p/>
          </table:table-cell>
          <table:table-cell table:style-name="ce7" table:number-columns-repeated="2"/>
          <table:table-cell table:style-name="ce7" table:formula="of:=COM.MICROSOFT.CONCAT([.S126]; [.T126])">
            <text:p/>
          </table:table-cell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formula="of:=COM.MICROSOFT.CONCAT([.V126]; [.W126])" office:value-type="string" office:string-value="godparent of John Henry4214" calcext:value-type="string">
            <text:p>godparent of John Henry4214</text:p>
          </table:table-cell>
          <table:table-cell table:style-name="ce7" table:number-columns-repeated="2"/>
          <table:table-cell table:style-name="ce7" table:formula="of:=COM.MICROSOFT.CONCAT([.Y126]; [.Z126])">
            <text:p/>
          </table:table-cell>
          <table:table-cell table:style-name="ce7" table:number-columns-repeated="2"/>
          <table:table-cell table:style-name="ce7" table:formula="of:=COM.MICROSOFT.CONCAT([.AB126]; [.AC126])">
            <text:p/>
          </table:table-cell>
          <table:table-cell table:style-name="ce7" table:number-columns-repeated="2"/>
          <table:table-cell table:style-name="ce7" table:formula="of:=COM.MICROSOFT.CONCAT([.AE126]; [.AF1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126]; [.AJ126])">
            <text:p/>
          </table:table-cell>
          <table:table-cell table:style-name="ce7" table:number-columns-repeated="2"/>
          <table:table-cell table:style-name="ce7" table:formula="of:=COM.MICROSOFT.CONCAT([.AL126]; [.AM1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7]; [.N127])">
            <text:p/>
          </table:table-cell>
          <table:table-cell table:number-columns-repeated="2"/>
          <table:table-cell table:formula="of:=COM.MICROSOFT.CONCAT([.P127]; [.Q127])">
            <text:p/>
          </table:table-cell>
          <table:table-cell table:number-columns-repeated="2"/>
          <table:table-cell table:formula="of:=COM.MICROSOFT.CONCAT([.S127]; [.T127])">
            <text:p/>
          </table:table-cell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formula="of:=COM.MICROSOFT.CONCAT([.V127]; [.W127])" office:value-type="string" office:string-value="godparent of Maria Maglida Blacklog4150" calcext:value-type="string">
            <text:p>godparent of Maria Maglida Blacklog4150</text:p>
          </table:table-cell>
          <table:table-cell table:number-columns-repeated="2"/>
          <table:table-cell table:formula="of:=COM.MICROSOFT.CONCAT([.Y127]; [.Z127])">
            <text:p/>
          </table:table-cell>
          <table:table-cell table:number-columns-repeated="2"/>
          <table:table-cell table:formula="of:=COM.MICROSOFT.CONCAT([.AB127]; [.AC127])">
            <text:p/>
          </table:table-cell>
          <table:table-cell table:number-columns-repeated="2"/>
          <table:table-cell table:formula="of:=COM.MICROSOFT.CONCAT([.AE127]; [.AF12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27]; [.AM12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table:number-columns-repeated="2" office:value-type="string" calcext:value-type="string">
            <text:p>M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5-09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28]; [.N128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128]; [.Q128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128]; [.T128])">
            <text:p/>
          </table:table-cell>
          <table:table-cell table:number-columns-repeated="2"/>
          <table:table-cell table:formula="of:=COM.MICROSOFT.CONCAT([.V128]; [.W128])">
            <text:p/>
          </table:table-cell>
          <table:table-cell table:number-columns-repeated="2"/>
          <table:table-cell table:formula="of:=COM.MICROSOFT.CONCAT([.Y128]; [.Z128])">
            <text:p/>
          </table:table-cell>
          <table:table-cell table:number-columns-repeated="2"/>
          <table:table-cell table:formula="of:=COM.MICROSOFT.CONCAT([.AB128]; [.AC128])">
            <text:p/>
          </table:table-cell>
          <table:table-cell table:number-columns-repeated="2"/>
          <table:table-cell table:formula="of:=COM.MICROSOFT.CONCAT([.AE128]; [.AF128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28]; [.AM12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129]; [.Q129])" office:value-type="string" office:string-value="4198" calcext:value-type="string">
            <text:p>4198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S129]; [.T129])" office:value-type="string" office:string-value="spouse of Henry Williams4199" calcext:value-type="string">
            <text:p>spouse of Henry Williams4199</text:p>
          </table:table-cell>
          <table:table-cell table:number-columns-repeated="2"/>
          <table:table-cell table:formula="of:=COM.MICROSOFT.CONCAT([.V129]; [.W129])">
            <text:p/>
          </table:table-cell>
          <table:table-cell table:number-columns-repeated="2"/>
          <table:table-cell table:formula="of:=COM.MICROSOFT.CONCAT([.Y129]; [.Z129])">
            <text:p/>
          </table:table-cell>
          <table:table-cell table:number-columns-repeated="2"/>
          <table:table-cell table:formula="of:=COM.MICROSOFT.CONCAT([.AB129]; [.AC129])">
            <text:p/>
          </table:table-cell>
          <table:table-cell table:number-columns-repeated="2"/>
          <table:table-cell table:formula="of:=COM.MICROSOFT.CONCAT([.AE129]; [.AF12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9]; [.AJ129])">
            <text:p/>
          </table:table-cell>
          <table:table-cell table:number-columns-repeated="2"/>
          <table:table-cell table:formula="of:=COM.MICROSOFT.CONCAT([.AL129]; [.AM12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0]; [.N130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0]; [.Q130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0]; [.T130])">
            <text:p/>
          </table:table-cell>
          <table:table-cell table:number-columns-repeated="2"/>
          <table:table-cell table:formula="of:=COM.MICROSOFT.CONCAT([.V130]; [.W130])">
            <text:p/>
          </table:table-cell>
          <table:table-cell table:number-columns-repeated="2"/>
          <table:table-cell table:formula="of:=COM.MICROSOFT.CONCAT([.Y130]; [.Z130])">
            <text:p/>
          </table:table-cell>
          <table:table-cell table:number-columns-repeated="2"/>
          <table:table-cell table:formula="of:=COM.MICROSOFT.CONCAT([.AB130]; [.AC130])">
            <text:p/>
          </table:table-cell>
          <table:table-cell table:number-columns-repeated="2"/>
          <table:table-cell table:formula="of:=COM.MICROSOFT.CONCAT([.AE130]; [.AF1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0]; [.AM13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 table:number-columns-repeated="978"/>
        </table:table-row>
        <table:table-row table:style-name="ro2">
          <table:table-cell table:style-name="ce4" office:value-type="float" office:value="1210" calcext:value-type="float">
            <text:p>1210</text:p>
          </table:table-cell>
          <table:table-cell table:style-name="ce8" office:value-type="float" office:value="4107" calcext:value-type="float">
            <text:p>4107</text:p>
          </table:table-cell>
          <table:table-cell table:number-columns-repeated="2" table:style-name="ce8" office:value-type="string" calcext:value-type="string">
            <text:p>Monica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0-06-28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20-06-27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table:formula="of:=COM.MICROSOFT.CONCAT([.M131]; [.N131])" office:value-type="string" office:string-value="child of Aaron4108" calcext:value-type="string">
            <text:p>child of Aaron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style-name="ce8" table:formula="of:=COM.MICROSOFT.CONCAT([.P131]; [.Q131])" office:value-type="string" office:string-value="child of CharityPC022" calcext:value-type="string">
            <text:p>child of CharityPC022</text:p>
          </table:table-cell>
          <table:table-cell table:style-name="ce8" table:number-columns-repeated="2"/>
          <table:table-cell table:style-name="ce8" table:formula="of:=COM.MICROSOFT.CONCAT([.S131]; [.T131])">
            <text:p/>
          </table:table-cell>
          <table:table-cell table:style-name="ce8" table:number-columns-repeated="2"/>
          <table:table-cell table:style-name="ce8" table:formula="of:=COM.MICROSOFT.CONCAT([.V131]; [.W131])">
            <text:p/>
          </table:table-cell>
          <table:table-cell table:style-name="ce8" table:number-columns-repeated="2"/>
          <table:table-cell table:style-name="ce8" table:formula="of:=COM.MICROSOFT.CONCAT([.Y131]; [.Z131])">
            <text:p/>
          </table:table-cell>
          <table:table-cell table:style-name="ce8" table:number-columns-repeated="2"/>
          <table:table-cell table:style-name="ce8" table:formula="of:=COM.MICROSOFT.CONCAT([.AB131]; [.AC131])">
            <text:p/>
          </table:table-cell>
          <table:table-cell table:style-name="ce8" table:number-columns-repeated="2"/>
          <table:table-cell table:style-name="ce8" table:formula="of:=COM.MICROSOFT.CONCAT([.AE131]; [.AF131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5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31]; [.AM131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 table:number-columns-repeated="97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31-08-14</text:p>
          </table:table-cell>
          <table:table-cell table:style-name="ce10"/>
          <table:table-cell office:value-type="string" calcext:value-type="string">
            <text:p>born in Prince George's Count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table:formula="of:=COM.MICROSOFT.CONCAT([.M132]; [.N132])" office:value-type="string" office:string-value="child of Maria Herbert4190" calcext:value-type="string">
            <text:p>child of Maria Herbert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P132]; [.Q132])" office:value-type="string" office:string-value="child of Willis7111" calcext:value-type="string">
            <text:p>child of Willis7111</text:p>
          </table:table-cell>
          <table:table-cell table:number-columns-repeated="2"/>
          <table:table-cell table:formula="of:=COM.MICROSOFT.CONCAT([.S132]; [.T132])">
            <text:p/>
          </table:table-cell>
          <table:table-cell table:number-columns-repeated="2"/>
          <table:table-cell table:formula="of:=COM.MICROSOFT.CONCAT([.V132]; [.W132])">
            <text:p/>
          </table:table-cell>
          <table:table-cell table:number-columns-repeated="2"/>
          <table:table-cell table:formula="of:=COM.MICROSOFT.CONCAT([.Y132]; [.Z132])">
            <text:p/>
          </table:table-cell>
          <table:table-cell table:number-columns-repeated="2"/>
          <table:table-cell table:formula="of:=COM.MICROSOFT.CONCAT([.AB132]; [.AC132])">
            <text:p/>
          </table:table-cell>
          <table:table-cell table:number-columns-repeated="2"/>
          <table:table-cell table:formula="of:=COM.MICROSOFT.CONCAT([.AE132]; [.AF13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2]; [.AJ132])">
            <text:p/>
          </table:table-cell>
          <table:table-cell table:number-columns-repeated="2"/>
          <table:table-cell table:formula="of:=COM.MICROSOFT.CONCAT([.AL132]; [.AM13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y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3]; [.N133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33]; [.Q133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33]; [.T133])">
            <text:p/>
          </table:table-cell>
          <table:table-cell table:number-columns-repeated="2"/>
          <table:table-cell table:formula="of:=COM.MICROSOFT.CONCAT([.V133]; [.W133])">
            <text:p/>
          </table:table-cell>
          <table:table-cell table:number-columns-repeated="2"/>
          <table:table-cell table:formula="of:=COM.MICROSOFT.CONCAT([.Y133]; [.Z133])">
            <text:p/>
          </table:table-cell>
          <table:table-cell table:number-columns-repeated="2"/>
          <table:table-cell table:formula="of:=COM.MICROSOFT.CONCAT([.AB133]; [.AC133])">
            <text:p/>
          </table:table-cell>
          <table:table-cell table:number-columns-repeated="2"/>
          <table:table-cell table:formula="of:=COM.MICROSOFT.CONCAT([.AE133]; [.AF1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3]; [.AM1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sibling of</text:p>
          </table:table-cell>
          <table:table-cell table:number-columns-repeated="979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5-05-14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4]; [.N13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34]; [.Q13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34]; [.T134])">
            <text:p/>
          </table:table-cell>
          <table:table-cell table:number-columns-repeated="2"/>
          <table:table-cell table:formula="of:=COM.MICROSOFT.CONCAT([.V134]; [.W134])">
            <text:p/>
          </table:table-cell>
          <table:table-cell table:number-columns-repeated="2"/>
          <table:table-cell table:formula="of:=COM.MICROSOFT.CONCAT([.Y134]; [.Z134])">
            <text:p/>
          </table:table-cell>
          <table:table-cell table:number-columns-repeated="2"/>
          <table:table-cell table:formula="of:=COM.MICROSOFT.CONCAT([.AB134]; [.AC134])">
            <text:p/>
          </table:table-cell>
          <table:table-cell table:number-columns-repeated="2"/>
          <table:table-cell table:formula="of:=COM.MICROSOFT.CONCAT([.AE134]; [.AF13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4]; [.AM13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5]; [.N135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5]; [.Q135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5]; [.T135])">
            <text:p/>
          </table:table-cell>
          <table:table-cell table:number-columns-repeated="2"/>
          <table:table-cell table:formula="of:=COM.MICROSOFT.CONCAT([.V135]; [.W135])">
            <text:p/>
          </table:table-cell>
          <table:table-cell table:number-columns-repeated="2"/>
          <table:table-cell table:formula="of:=COM.MICROSOFT.CONCAT([.Y135]; [.Z135])">
            <text:p/>
          </table:table-cell>
          <table:table-cell table:number-columns-repeated="2"/>
          <table:table-cell table:formula="of:=COM.MICROSOFT.CONCAT([.AB135]; [.AC135])">
            <text:p/>
          </table:table-cell>
          <table:table-cell table:number-columns-repeated="2"/>
          <table:table-cell table:formula="of:=COM.MICROSOFT.CONCAT([.AE135]; [.AF1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5]; [.AM13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number-columns-repeated="97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6]; [.N136])">
            <text:p/>
          </table:table-cell>
          <table:table-cell table:number-columns-repeated="2"/>
          <table:table-cell table:formula="of:=COM.MICROSOFT.CONCAT([.P136]; [.Q136])">
            <text:p/>
          </table:table-cell>
          <table:table-cell table:number-columns-repeated="2"/>
          <table:table-cell table:formula="of:=COM.MICROSOFT.CONCAT([.S136]; [.T136])">
            <text:p/>
          </table:table-cell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formula="of:=COM.MICROSOFT.CONCAT([.V136]; [.W136])" office:value-type="string" office:string-value="godparent of Cornelius4133" calcext:value-type="string">
            <text:p>godparent of Cornelius4133</text:p>
          </table:table-cell>
          <table:table-cell table:number-columns-repeated="2"/>
          <table:table-cell table:formula="of:=COM.MICROSOFT.CONCAT([.Y136]; [.Z136])">
            <text:p/>
          </table:table-cell>
          <table:table-cell table:number-columns-repeated="2"/>
          <table:table-cell table:formula="of:=COM.MICROSOFT.CONCAT([.AB136]; [.AC136])">
            <text:p/>
          </table:table-cell>
          <table:table-cell table:number-columns-repeated="2"/>
          <table:table-cell table:formula="of:=COM.MICROSOFT.CONCAT([.AE136]; [.AF1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36]; [.AM1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number-columns-repeated="978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number-columns-repeated="2" office:value-type="string" calcext:value-type="string">
            <text:p>Nancy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M137]; [.N137])" office:value-type="string" office:string-value="child of Henry Williams4199" calcext:value-type="string">
            <text:p>child of Henry Williams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P137]; [.Q137])" office:value-type="string" office:string-value="child of Minty Queen4200" calcext:value-type="string">
            <text:p>child of Minty Queen4200</text:p>
          </table:table-cell>
          <table:table-cell table:number-columns-repeated="2"/>
          <table:table-cell table:formula="of:=COM.MICROSOFT.CONCAT([.S137]; [.T137])">
            <text:p/>
          </table:table-cell>
          <table:table-cell table:number-columns-repeated="2"/>
          <table:table-cell table:formula="of:=COM.MICROSOFT.CONCAT([.V137]; [.W137])">
            <text:p/>
          </table:table-cell>
          <table:table-cell table:number-columns-repeated="2"/>
          <table:table-cell table:formula="of:=COM.MICROSOFT.CONCAT([.Y137]; [.Z137])">
            <text:p/>
          </table:table-cell>
          <table:table-cell table:number-columns-repeated="2"/>
          <table:table-cell table:formula="of:=COM.MICROSOFT.CONCAT([.AB137]; [.AC137])">
            <text:p/>
          </table:table-cell>
          <table:table-cell table:number-columns-repeated="2"/>
          <table:table-cell table:formula="of:=COM.MICROSOFT.CONCAT([.AE137]; [.AF13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7]; [.AJ137])">
            <text:p/>
          </table:table-cell>
          <table:table-cell table:number-columns-repeated="2"/>
          <table:table-cell table:formula="of:=COM.MICROSOFT.CONCAT([.AL137]; [.AM13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78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8]; [.N138])">
            <text:p/>
          </table:table-cell>
          <table:table-cell table:number-columns-repeated="2"/>
          <table:table-cell table:formula="of:=COM.MICROSOFT.CONCAT([.P138]; [.Q138])">
            <text:p/>
          </table:table-cell>
          <table:table-cell table:number-columns-repeated="2"/>
          <table:table-cell table:formula="of:=COM.MICROSOFT.CONCAT([.S138]; [.T138])">
            <text:p/>
          </table:table-cell>
          <table:table-cell table:number-columns-repeated="2"/>
          <table:table-cell table:formula="of:=COM.MICROSOFT.CONCAT([.V138]; [.W138])">
            <text:p/>
          </table:table-cell>
          <table:table-cell table:number-columns-repeated="2"/>
          <table:table-cell table:formula="of:=COM.MICROSOFT.CONCAT([.Y138]; [.Z138])">
            <text:p/>
          </table:table-cell>
          <table:table-cell table:number-columns-repeated="2"/>
          <table:table-cell table:formula="of:=COM.MICROSOFT.CONCAT([.AB138]; [.AC138])">
            <text:p/>
          </table:table-cell>
          <table:table-cell table:number-columns-repeated="2"/>
          <table:table-cell table:formula="of:=COM.MICROSOFT.CONCAT([.AE138]; [.AF1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8]; [.AM1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80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table:number-columns-repeated="2" office:value-type="string" calcext:value-type="string">
            <text:p>Nancy 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9]; [.N139])">
            <text:p/>
          </table:table-cell>
          <table:table-cell table:number-columns-repeated="2"/>
          <table:table-cell table:formula="of:=COM.MICROSOFT.CONCAT([.P139]; [.Q139])">
            <text:p/>
          </table:table-cell>
          <table:table-cell table:number-columns-repeated="2"/>
          <table:table-cell table:formula="of:=COM.MICROSOFT.CONCAT([.S139]; [.T139])">
            <text:p/>
          </table:table-cell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formula="of:=COM.MICROSOFT.CONCAT([.V139]; [.W139])" office:value-type="string" office:string-value="godparent of Austin4202" calcext:value-type="string">
            <text:p>godparent of Austin4202</text:p>
          </table:table-cell>
          <table:table-cell table:number-columns-repeated="2"/>
          <table:table-cell table:formula="of:=COM.MICROSOFT.CONCAT([.Y139]; [.Z139])">
            <text:p/>
          </table:table-cell>
          <table:table-cell table:number-columns-repeated="2"/>
          <table:table-cell table:formula="of:=COM.MICROSOFT.CONCAT([.AB139]; [.AC139])">
            <text:p/>
          </table:table-cell>
          <table:table-cell table:number-columns-repeated="2"/>
          <table:table-cell table:formula="of:=COM.MICROSOFT.CONCAT([.AE139]; [.AF1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39]; [.AM13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Nancy</text:p>
          </table:table-cell>
          <table:table-cell office:value-type="float" office:value="4136" calcext:value-type="float">
            <text:p>4136</text:p>
          </table:table-cell>
          <table:table-cell table:number-columns-repeated="980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0]; [.N140])">
            <text:p/>
          </table:table-cell>
          <table:table-cell table:number-columns-repeated="2"/>
          <table:table-cell table:formula="of:=COM.MICROSOFT.CONCAT([.P140]; [.Q140])">
            <text:p/>
          </table:table-cell>
          <table:table-cell table:number-columns-repeated="2"/>
          <table:table-cell table:formula="of:=COM.MICROSOFT.CONCAT([.S140]; [.T140])">
            <text:p/>
          </table:table-cell>
          <table:table-cell table:number-columns-repeated="2"/>
          <table:table-cell table:formula="of:=COM.MICROSOFT.CONCAT([.V140]; [.W140])">
            <text:p/>
          </table:table-cell>
          <table:table-cell table:number-columns-repeated="2"/>
          <table:table-cell table:formula="of:=COM.MICROSOFT.CONCAT([.Y140]; [.Z140])">
            <text:p/>
          </table:table-cell>
          <table:table-cell table:number-columns-repeated="2"/>
          <table:table-cell table:formula="of:=COM.MICROSOFT.CONCAT([.AB140]; [.AC140])">
            <text:p/>
          </table:table-cell>
          <table:table-cell table:number-columns-repeated="2"/>
          <table:table-cell table:formula="of:=COM.MICROSOFT.CONCAT([.AE140]; [.AF1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0]; [.AM1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1]; [.N141])">
            <text:p/>
          </table:table-cell>
          <table:table-cell table:number-columns-repeated="2"/>
          <table:table-cell table:formula="of:=COM.MICROSOFT.CONCAT([.P141]; [.Q141])">
            <text:p/>
          </table:table-cell>
          <table:table-cell table:number-columns-repeated="2"/>
          <table:table-cell table:formula="of:=COM.MICROSOFT.CONCAT([.S141]; [.T141])">
            <text:p/>
          </table:table-cell>
          <table:table-cell table:number-columns-repeated="2"/>
          <table:table-cell table:formula="of:=COM.MICROSOFT.CONCAT([.V141]; [.W141])">
            <text:p/>
          </table:table-cell>
          <table:table-cell table:number-columns-repeated="2"/>
          <table:table-cell table:formula="of:=COM.MICROSOFT.CONCAT([.Y141]; [.Z141])">
            <text:p/>
          </table:table-cell>
          <table:table-cell table:number-columns-repeated="2"/>
          <table:table-cell table:formula="of:=COM.MICROSOFT.CONCAT([.AB141]; [.AC141])">
            <text:p/>
          </table:table-cell>
          <table:table-cell table:number-columns-repeated="2"/>
          <table:table-cell table:formula="of:=COM.MICROSOFT.CONCAT([.AE141]; [.AF14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1]; [.AM1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 table:number-columns-repeated="97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string" calcext:value-type="string">
            <text:p>Nant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formula="of:=COM.MICROSOFT.CONCAT([.M142]; [.N142])" office:value-type="string" office:string-value="child of Ella4103" calcext:value-type="string">
            <text:p>child of Ella4103</text:p>
          </table:table-cell>
          <table:table-cell table:number-columns-repeated="2"/>
          <table:table-cell table:formula="of:=COM.MICROSOFT.CONCAT([.P142]; [.Q142])">
            <text:p/>
          </table:table-cell>
          <table:table-cell table:number-columns-repeated="2"/>
          <table:table-cell table:formula="of:=COM.MICROSOFT.CONCAT([.S142]; [.T142])">
            <text:p/>
          </table:table-cell>
          <table:table-cell table:number-columns-repeated="2"/>
          <table:table-cell table:formula="of:=COM.MICROSOFT.CONCAT([.V142]; [.W142])">
            <text:p/>
          </table:table-cell>
          <table:table-cell table:number-columns-repeated="2"/>
          <table:table-cell table:formula="of:=COM.MICROSOFT.CONCAT([.Y142]; [.Z142])">
            <text:p/>
          </table:table-cell>
          <table:table-cell table:number-columns-repeated="2"/>
          <table:table-cell table:formula="of:=COM.MICROSOFT.CONCAT([.AB142]; [.AC142])">
            <text:p/>
          </table:table-cell>
          <table:table-cell table:number-columns-repeated="2"/>
          <table:table-cell table:formula="of:=COM.MICROSOFT.CONCAT([.AE142]; [.AF1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42]; [.AM14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3]; [.N143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43]; [.Q143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43]; [.T143])">
            <text:p/>
          </table:table-cell>
          <table:table-cell table:number-columns-repeated="2"/>
          <table:table-cell table:formula="of:=COM.MICROSOFT.CONCAT([.V143]; [.W143])">
            <text:p/>
          </table:table-cell>
          <table:table-cell table:number-columns-repeated="2"/>
          <table:table-cell table:formula="of:=COM.MICROSOFT.CONCAT([.Y143]; [.Z143])">
            <text:p/>
          </table:table-cell>
          <table:table-cell table:number-columns-repeated="2"/>
          <table:table-cell table:formula="of:=COM.MICROSOFT.CONCAT([.AB143]; [.AC143])">
            <text:p/>
          </table:table-cell>
          <table:table-cell table:number-columns-repeated="2"/>
          <table:table-cell table:formula="of:=COM.MICROSOFT.CONCAT([.AE143]; [.AF14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3]; [.AM1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number-columns-repeated="978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4-05-03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4]; [.N14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44]; [.Q14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44]; [.T144])">
            <text:p/>
          </table:table-cell>
          <table:table-cell table:number-columns-repeated="2"/>
          <table:table-cell table:formula="of:=COM.MICROSOFT.CONCAT([.V144]; [.W144])">
            <text:p/>
          </table:table-cell>
          <table:table-cell table:number-columns-repeated="2"/>
          <table:table-cell table:formula="of:=COM.MICROSOFT.CONCAT([.Y144]; [.Z144])">
            <text:p/>
          </table:table-cell>
          <table:table-cell table:number-columns-repeated="2"/>
          <table:table-cell table:formula="of:=COM.MICROSOFT.CONCAT([.AB144]; [.AC144])">
            <text:p/>
          </table:table-cell>
          <table:table-cell table:number-columns-repeated="2"/>
          <table:table-cell table:formula="of:=COM.MICROSOFT.CONCAT([.AE144]; [.AF14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4]; [.AM1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45]; [.Q145])" office:value-type="string" office:string-value="4112" calcext:value-type="string">
            <text:p>4112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S145]; [.T145])" office:value-type="string" office:string-value="spouse of Rachel4114" calcext:value-type="string">
            <text:p>spouse of Rachel4114</text:p>
          </table:table-cell>
          <table:table-cell table:number-columns-repeated="2"/>
          <table:table-cell table:formula="of:=COM.MICROSOFT.CONCAT([.V145]; [.W145])">
            <text:p/>
          </table:table-cell>
          <table:table-cell table:number-columns-repeated="2"/>
          <table:table-cell table:formula="of:=COM.MICROSOFT.CONCAT([.Y145]; [.Z145])">
            <text:p/>
          </table:table-cell>
          <table:table-cell table:number-columns-repeated="2"/>
          <table:table-cell table:formula="of:=COM.MICROSOFT.CONCAT([.AB145]; [.AC145])">
            <text:p/>
          </table:table-cell>
          <table:table-cell table:number-columns-repeated="2"/>
          <table:table-cell table:formula="of:=COM.MICROSOFT.CONCAT([.AE145]; [.AF1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45]; [.AM14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80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46]; [.N146])">
            <text:p/>
          </table:table-cell>
          <table:table-cell table:number-columns-repeated="2"/>
          <table:table-cell table:formula="of:=COM.MICROSOFT.CONCAT([.P146]; [.Q146])">
            <text:p/>
          </table:table-cell>
          <table:table-cell table:number-columns-repeated="2"/>
          <table:table-cell table:formula="of:=COM.MICROSOFT.CONCAT([.S146]; [.T146])">
            <text:p/>
          </table:table-cell>
          <table:table-cell table:number-columns-repeated="2"/>
          <table:table-cell table:formula="of:=COM.MICROSOFT.CONCAT([.V146]; [.W146])">
            <text:p/>
          </table:table-cell>
          <table:table-cell table:number-columns-repeated="2"/>
          <table:table-cell table:formula="of:=COM.MICROSOFT.CONCAT([.Y146]; [.Z146])">
            <text:p/>
          </table:table-cell>
          <table:table-cell table:number-columns-repeated="2"/>
          <table:table-cell table:formula="of:=COM.MICROSOFT.CONCAT([.AB146]; [.AC146])">
            <text:p/>
          </table:table-cell>
          <table:table-cell table:number-columns-repeated="2"/>
          <table:table-cell table:formula="of:=COM.MICROSOFT.CONCAT([.AE146]; [.AF14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6]; [.AM1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number-columns-repeated="978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7]; [.N147])">
            <text:p/>
          </table:table-cell>
          <table:table-cell table:number-columns-repeated="2"/>
          <table:table-cell table:formula="of:=COM.MICROSOFT.CONCAT([.P147]; [.Q147])">
            <text:p/>
          </table:table-cell>
          <table:table-cell table:number-columns-repeated="2"/>
          <table:table-cell table:formula="of:=COM.MICROSOFT.CONCAT([.S147]; [.T147])">
            <text:p/>
          </table:table-cell>
          <table:table-cell table:number-columns-repeated="2"/>
          <table:table-cell table:formula="of:=COM.MICROSOFT.CONCAT([.V147]; [.W147])">
            <text:p/>
          </table:table-cell>
          <table:table-cell table:number-columns-repeated="2"/>
          <table:table-cell table:formula="of:=COM.MICROSOFT.CONCAT([.Y147]; [.Z147])">
            <text:p/>
          </table:table-cell>
          <table:table-cell table:number-columns-repeated="2"/>
          <table:table-cell table:formula="of:=COM.MICROSOFT.CONCAT([.AB147]; [.AC147])">
            <text:p/>
          </table:table-cell>
          <table:table-cell table:number-columns-repeated="2"/>
          <table:table-cell table:formula="of:=COM.MICROSOFT.CONCAT([.AE147]; [.AF1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7]; [.AM14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6-04-11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48]; [.N148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48]; [.Q148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48]; [.T148])">
            <text:p/>
          </table:table-cell>
          <table:table-cell table:number-columns-repeated="2"/>
          <table:table-cell table:formula="of:=COM.MICROSOFT.CONCAT([.V148]; [.W148])">
            <text:p/>
          </table:table-cell>
          <table:table-cell table:number-columns-repeated="2"/>
          <table:table-cell table:formula="of:=COM.MICROSOFT.CONCAT([.Y148]; [.Z148])">
            <text:p/>
          </table:table-cell>
          <table:table-cell table:number-columns-repeated="2"/>
          <table:table-cell table:formula="of:=COM.MICROSOFT.CONCAT([.AB148]; [.AC148])">
            <text:p/>
          </table:table-cell>
          <table:table-cell table:number-columns-repeated="2"/>
          <table:table-cell table:formula="of:=COM.MICROSOFT.CONCAT([.AE148]; [.AF14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8]; [.AM14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number-columns-repeated="98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49]; [.N14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49]; [.Q149])">
            <text:p/>
          </table:table-cell>
          <table:table-cell table:number-columns-repeated="2"/>
          <table:table-cell table:formula="of:=COM.MICROSOFT.CONCAT([.S149]; [.T149])">
            <text:p/>
          </table:table-cell>
          <table:table-cell table:number-columns-repeated="2"/>
          <table:table-cell table:formula="of:=COM.MICROSOFT.CONCAT([.V149]; [.W149])">
            <text:p/>
          </table:table-cell>
          <table:table-cell table:number-columns-repeated="2"/>
          <table:table-cell table:formula="of:=COM.MICROSOFT.CONCAT([.Y149]; [.Z149])">
            <text:p/>
          </table:table-cell>
          <table:table-cell table:number-columns-repeated="2"/>
          <table:table-cell table:formula="of:=COM.MICROSOFT.CONCAT([.AB149]; [.AC149])">
            <text:p/>
          </table:table-cell>
          <table:table-cell table:number-columns-repeated="2"/>
          <table:table-cell table:formula="of:=COM.MICROSOFT.CONCAT([.AE149]; [.AF1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9]; [.AM1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42" calcext:value-type="float">
            <text:p>4042</text:p>
          </table:table-cell>
          <table:table-cell table:number-columns-repeated="2" table:style-name="ce7" office:value-type="string" calcext:value-type="string">
            <text:p>Ne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50]; [.N150])">
            <text:p/>
          </table:table-cell>
          <table:table-cell table:style-name="ce7" table:number-columns-repeated="2"/>
          <table:table-cell table:style-name="ce7" table:formula="of:=COM.MICROSOFT.CONCAT([.P150]; [.Q150])">
            <text:p/>
          </table:table-cell>
          <table:table-cell table:style-name="ce7" table:number-columns-repeated="2"/>
          <table:table-cell table:style-name="ce7" table:formula="of:=COM.MICROSOFT.CONCAT([.S150]; [.T150])">
            <text:p/>
          </table:table-cell>
          <table:table-cell table:style-name="ce7" table:number-columns-repeated="2"/>
          <table:table-cell table:style-name="ce7" table:formula="of:=COM.MICROSOFT.CONCAT([.V150]; [.W150])">
            <text:p/>
          </table:table-cell>
          <table:table-cell table:style-name="ce7" table:number-columns-repeated="2"/>
          <table:table-cell table:style-name="ce7" table:formula="of:=COM.MICROSOFT.CONCAT([.Y150]; [.Z150])">
            <text:p/>
          </table:table-cell>
          <table:table-cell table:style-name="ce7" table:number-columns-repeated="2"/>
          <table:table-cell table:style-name="ce7" table:formula="of:=COM.MICROSOFT.CONCAT([.AB150]; [.AC150])">
            <text:p/>
          </table:table-cell>
          <table:table-cell table:style-name="ce7" table:number-columns-repeated="2"/>
          <table:table-cell table:style-name="ce7" table:formula="of:=COM.MICROSOFT.CONCAT([.AE150]; [.AF15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50]; [.AM150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80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1]; [.N151])">
            <text:p/>
          </table:table-cell>
          <table:table-cell table:number-columns-repeated="2"/>
          <table:table-cell table:formula="of:=COM.MICROSOFT.CONCAT([.P151]; [.Q151])">
            <text:p/>
          </table:table-cell>
          <table:table-cell table:number-columns-repeated="2"/>
          <table:table-cell table:formula="of:=COM.MICROSOFT.CONCAT([.S151]; [.T151])">
            <text:p/>
          </table:table-cell>
          <table:table-cell table:number-columns-repeated="2"/>
          <table:table-cell table:formula="of:=COM.MICROSOFT.CONCAT([.V151]; [.W151])">
            <text:p/>
          </table:table-cell>
          <table:table-cell table:number-columns-repeated="2"/>
          <table:table-cell table:formula="of:=COM.MICROSOFT.CONCAT([.Y151]; [.Z151])">
            <text:p/>
          </table:table-cell>
          <table:table-cell table:number-columns-repeated="2"/>
          <table:table-cell table:formula="of:=COM.MICROSOFT.CONCAT([.AB151]; [.AC151])">
            <text:p/>
          </table:table-cell>
          <table:table-cell table:number-columns-repeated="2"/>
          <table:table-cell table:formula="of:=COM.MICROSOFT.CONCAT([.AE151]; [.AF1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1]; [.AM15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number-columns-repeated="97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marriage reunification (combine with Nelly Hogan (1748))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52]; [.N152])">
            <text:p/>
          </table:table-cell>
          <table:table-cell table:number-columns-repeated="2"/>
          <table:table-cell table:formula="of:=COM.MICROSOFT.CONCAT([.P152]; [.Q152])">
            <text:p/>
          </table:table-cell>
          <table:table-cell office:value-type="string" calcext:value-type="string">
            <text:p>spouse of man owned by Henry Young</text:p>
          </table:table-cell>
          <table:table-cell/>
          <table:table-cell table:formula="of:=COM.MICROSOFT.CONCAT([.S152]; [.T152])" office:value-type="string" office:string-value="spouse of man owned by Henry Young" calcext:value-type="string">
            <text:p>spouse of man owned by Henry Young</text:p>
          </table:table-cell>
          <table:table-cell table:number-columns-repeated="2"/>
          <table:table-cell table:formula="of:=COM.MICROSOFT.CONCAT([.V152]; [.W152])">
            <text:p/>
          </table:table-cell>
          <table:table-cell table:number-columns-repeated="2"/>
          <table:table-cell table:formula="of:=COM.MICROSOFT.CONCAT([.Y152]; [.Z152])">
            <text:p/>
          </table:table-cell>
          <table:table-cell table:number-columns-repeated="2"/>
          <table:table-cell table:formula="of:=COM.MICROSOFT.CONCAT([.AB152]; [.AC152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2]; [.AJ152])">
            <text:p/>
          </table:table-cell>
          <table:table-cell table:number-columns-repeated="2"/>
          <table:table-cell table:formula="of:=COM.MICROSOFT.CONCAT([.AL152]; [.AM152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number-columns-repeated="980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53]; [.N153])">
            <text:p/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formula="of:=COM.MICROSOFT.CONCAT([.P153]; [.Q153])" office:value-type="string" office:string-value="child of Sally4121" calcext:value-type="string">
            <text:p>child of Sally4121</text:p>
          </table:table-cell>
          <table:table-cell table:number-columns-repeated="2"/>
          <table:table-cell table:formula="of:=COM.MICROSOFT.CONCAT([.S153]; [.T153])">
            <text:p/>
          </table:table-cell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table:formula="of:=COM.MICROSOFT.CONCAT([.V153]; [.W153])" office:value-type="string" office:string-value="godparent of Marincelus4131" calcext:value-type="string">
            <text:p>godparent of Marincelus4131</text:p>
          </table:table-cell>
          <table:table-cell table:number-columns-repeated="2"/>
          <table:table-cell table:formula="of:=COM.MICROSOFT.CONCAT([.Y153]; [.Z153])">
            <text:p/>
          </table:table-cell>
          <table:table-cell table:number-columns-repeated="2"/>
          <table:table-cell table:formula="of:=COM.MICROSOFT.CONCAT([.AB153]; [.AC153])">
            <text:p/>
          </table:table-cell>
          <table:table-cell table:number-columns-repeated="2"/>
          <table:table-cell table:formula="of:=COM.MICROSOFT.CONCAT([.AE153]; [.AF15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3]; [.AM15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154]; [.N154])" office:value-type="string" office:string-value="parent of Jacks4144" calcext:value-type="string">
            <text:p>parent of Jacks4144</text:p>
          </table:table-cell>
          <table:table-cell table:number-columns-repeated="2"/>
          <table:table-cell table:formula="of:=COM.MICROSOFT.CONCAT([.P154]; [.Q154])">
            <text:p/>
          </table:table-cell>
          <table:table-cell table:number-columns-repeated="2"/>
          <table:table-cell table:formula="of:=COM.MICROSOFT.CONCAT([.S154]; [.T154])">
            <text:p/>
          </table:table-cell>
          <table:table-cell table:number-columns-repeated="2"/>
          <table:table-cell table:formula="of:=COM.MICROSOFT.CONCAT([.V154]; [.W154])">
            <text:p/>
          </table:table-cell>
          <table:table-cell table:number-columns-repeated="2"/>
          <table:table-cell table:formula="of:=COM.MICROSOFT.CONCAT([.Y154]; [.Z154])">
            <text:p/>
          </table:table-cell>
          <table:table-cell table:number-columns-repeated="2"/>
          <table:table-cell table:formula="of:=COM.MICROSOFT.CONCAT([.AB154]; [.AC154])">
            <text:p/>
          </table:table-cell>
          <table:table-cell table:number-columns-repeated="2"/>
          <table:table-cell table:formula="of:=COM.MICROSOFT.CONCAT([.AE154]; [.AF1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4]; [.AM1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4" calcext:value-type="float">
            <text:p>4174</text:p>
          </table:table-cell>
          <table:table-cell table:number-columns-repeated="2" table:style-name="ce7" office:value-type="string" calcext:value-type="string">
            <text:p>Nelly 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Might be Nelly Hawkins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55]; [.Q155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table:formula="of:=COM.MICROSOFT.CONCAT([.S155]; [.T155])" office:value-type="string" office:string-value="spouse of Peter4173" calcext:value-type="string">
            <text:p>spouse of Peter4173</text:p>
          </table:table-cell>
          <table:table-cell table:style-name="ce7" table:number-columns-repeated="2"/>
          <table:table-cell table:style-name="ce7" table:formula="of:=COM.MICROSOFT.CONCAT([.V155]; [.W155])">
            <text:p/>
          </table:table-cell>
          <table:table-cell table:style-name="ce7" table:number-columns-repeated="2"/>
          <table:table-cell table:style-name="ce7" table:formula="of:=COM.MICROSOFT.CONCAT([.Y155]; [.Z155])">
            <text:p/>
          </table:table-cell>
          <table:table-cell table:style-name="ce7" table:number-columns-repeated="2"/>
          <table:table-cell table:style-name="ce7" table:formula="of:=COM.MICROSOFT.CONCAT([.AB155]; [.AC155])">
            <text:p/>
          </table:table-cell>
          <table:table-cell table:style-name="ce7" table:number-columns-repeated="2"/>
          <table:table-cell table:style-name="ce7" table:formula="of:=COM.MICROSOFT.CONCAT([.AE155]; [.AF15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55]; [.AM155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56]; [.Q156])" office:value-type="string" office:string-value="4150" calcext:value-type="string">
            <text:p>4150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S156]; [.T156])" office:value-type="string" office:string-value="spouse of Letty Blacklog4151" calcext:value-type="string">
            <text:p>spouse of Letty Blacklog4151</text:p>
          </table:table-cell>
          <table:table-cell table:number-columns-repeated="2"/>
          <table:table-cell table:formula="of:=COM.MICROSOFT.CONCAT([.V156]; [.W156])">
            <text:p/>
          </table:table-cell>
          <table:table-cell table:number-columns-repeated="2"/>
          <table:table-cell table:formula="of:=COM.MICROSOFT.CONCAT([.Y156]; [.Z156])">
            <text:p/>
          </table:table-cell>
          <table:table-cell table:number-columns-repeated="2"/>
          <table:table-cell table:formula="of:=COM.MICROSOFT.CONCAT([.AB156]; [.AC156])">
            <text:p/>
          </table:table-cell>
          <table:table-cell table:number-columns-repeated="2"/>
          <table:table-cell table:formula="of:=COM.MICROSOFT.CONCAT([.AE156]; [.AF15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6]; [.AJ156])">
            <text:p/>
          </table:table-cell>
          <table:table-cell table:number-columns-repeated="2"/>
          <table:table-cell table:formula="of:=COM.MICROSOFT.CONCAT([.AL156]; [.AM15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91" calcext:value-type="float">
            <text:p>4091</text:p>
          </table:table-cell>
          <table:table-cell table:style-name="ce7" office:value-type="string" calcext:value-type="string">
            <text:p>Nelly Hogan</text:p>
          </table:table-cell>
          <table:table-cell table:style-name="ce7" office:value-type="string" calcext:value-type="string">
            <text:p>Nelly </text:p>
          </table:table-cell>
          <table:table-cell table:style-name="ce7" office:value-type="string" calcext:value-type="string">
            <text:p>Hoga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her sale to Henry Young was authorized in 1824, but it may not have happened since here she is listed as a servant of White Marsh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/>
          <table:table-cell table:style-name="ce7" table:formula="of:=COM.MICROSOFT.CONCAT([.P157]; [.Q157])" office:value-type="string" office:string-value="4197" calcext:value-type="string">
            <text:p>4197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table:formula="of:=COM.MICROSOFT.CONCAT([.S157]; [.T157])" office:value-type="string" office:string-value="spouse of Peter Adamy7112" calcext:value-type="string">
            <text:p>spouse of Peter Adamy7112</text:p>
          </table:table-cell>
          <table:table-cell table:style-name="ce7" table:number-columns-repeated="2"/>
          <table:table-cell table:style-name="ce7" table:formula="of:=COM.MICROSOFT.CONCAT([.V157]; [.W157])">
            <text:p/>
          </table:table-cell>
          <table:table-cell table:style-name="ce7" table:number-columns-repeated="2"/>
          <table:table-cell table:style-name="ce7" table:formula="of:=COM.MICROSOFT.CONCAT([.Y157]; [.Z157])">
            <text:p/>
          </table:table-cell>
          <table:table-cell table:style-name="ce7" table:number-columns-repeated="2"/>
          <table:table-cell table:style-name="ce7" table:formula="of:=COM.MICROSOFT.CONCAT([.AB157]; [.AC157])">
            <text:p/>
          </table:table-cell>
          <table:table-cell table:style-name="ce7" table:number-columns-repeated="2"/>
          <table:table-cell table:style-name="ce7" table:formula="of:=COM.MICROSOFT.CONCAT([.AE157]; [.AF157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157]; [.AM157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number-columns-repeated="98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string" calcext:value-type="string">
            <text:p>Noble 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table:formula="of:=COM.MICROSOFT.CONCAT([.M158]; [.N158])" office:value-type="string" office:string-value="child of Laisa Dorsey4219" calcext:value-type="string">
            <text:p>child of Laisa Dorsey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P158]; [.Q158])" office:value-type="string" office:string-value="child of Moses Taylor7113" calcext:value-type="string">
            <text:p>child of Moses Taylor7113</text:p>
          </table:table-cell>
          <table:table-cell table:number-columns-repeated="2"/>
          <table:table-cell table:formula="of:=COM.MICROSOFT.CONCAT([.S158]; [.T158])">
            <text:p/>
          </table:table-cell>
          <table:table-cell table:number-columns-repeated="2"/>
          <table:table-cell table:formula="of:=COM.MICROSOFT.CONCAT([.V158]; [.W158])">
            <text:p/>
          </table:table-cell>
          <table:table-cell table:number-columns-repeated="2"/>
          <table:table-cell table:formula="of:=COM.MICROSOFT.CONCAT([.Y158]; [.Z158])">
            <text:p/>
          </table:table-cell>
          <table:table-cell table:number-columns-repeated="2"/>
          <table:table-cell table:formula="of:=COM.MICROSOFT.CONCAT([.AB158]; [.AC158])">
            <text:p/>
          </table:table-cell>
          <table:table-cell table:number-columns-repeated="2"/>
          <table:table-cell table:formula="of:=COM.MICROSOFT.CONCAT([.AE158]; [.AF1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58]; [.AM15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number-columns-repeated="98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string" calcext:value-type="string">
            <text:p>Patri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9]; [.N159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59]; [.Q159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59]; [.T159])">
            <text:p/>
          </table:table-cell>
          <table:table-cell table:number-columns-repeated="2"/>
          <table:table-cell table:formula="of:=COM.MICROSOFT.CONCAT([.V159]; [.W159])">
            <text:p/>
          </table:table-cell>
          <table:table-cell table:number-columns-repeated="2"/>
          <table:table-cell table:formula="of:=COM.MICROSOFT.CONCAT([.Y159]; [.Z159])">
            <text:p/>
          </table:table-cell>
          <table:table-cell table:number-columns-repeated="2"/>
          <table:table-cell table:formula="of:=COM.MICROSOFT.CONCAT([.AB159]; [.AC159])">
            <text:p/>
          </table:table-cell>
          <table:table-cell table:number-columns-repeated="2"/>
          <table:table-cell table:formula="of:=COM.MICROSOFT.CONCAT([.AE159]; [.AF1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9]; [.AM15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160]; [.Q160])" office:value-type="string" office:string-value="4158" calcext:value-type="string">
            <text:p>4158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S160]; [.T160])" office:value-type="string" office:string-value="spouse of Kitty4160" calcext:value-type="string">
            <text:p>spouse of Kitty4160</text:p>
          </table:table-cell>
          <table:table-cell table:number-columns-repeated="2"/>
          <table:table-cell table:formula="of:=COM.MICROSOFT.CONCAT([.V160]; [.W160])">
            <text:p/>
          </table:table-cell>
          <table:table-cell table:number-columns-repeated="2"/>
          <table:table-cell table:formula="of:=COM.MICROSOFT.CONCAT([.Y160]; [.Z160])">
            <text:p/>
          </table:table-cell>
          <table:table-cell table:number-columns-repeated="2"/>
          <table:table-cell table:formula="of:=COM.MICROSOFT.CONCAT([.AB160]; [.AC160])">
            <text:p/>
          </table:table-cell>
          <table:table-cell table:number-columns-repeated="2"/>
          <table:table-cell table:formula="of:=COM.MICROSOFT.CONCAT([.AE160]; [.AF16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60]; [.AJ160])">
            <text:p/>
          </table:table-cell>
          <table:table-cell table:number-columns-repeated="2"/>
          <table:table-cell table:formula="of:=COM.MICROSOFT.CONCAT([.AL160]; [.AM16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1]; [.N16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61]; [.Q16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61]; [.T161])">
            <text:p/>
          </table:table-cell>
          <table:table-cell table:number-columns-repeated="2"/>
          <table:table-cell table:formula="of:=COM.MICROSOFT.CONCAT([.V161]; [.W161])">
            <text:p/>
          </table:table-cell>
          <table:table-cell table:number-columns-repeated="2"/>
          <table:table-cell table:formula="of:=COM.MICROSOFT.CONCAT([.Y161]; [.Z161])">
            <text:p/>
          </table:table-cell>
          <table:table-cell table:number-columns-repeated="2"/>
          <table:table-cell table:formula="of:=COM.MICROSOFT.CONCAT([.AB161]; [.AC161])">
            <text:p/>
          </table:table-cell>
          <table:table-cell table:number-columns-repeated="2"/>
          <table:table-cell table:formula="of:=COM.MICROSOFT.CONCAT([.AE161]; [.AF16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1]; [.AM16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1460" calcext:value-type="float">
            <text:p>1460</text:p>
          </table:table-cell>
          <table:table-cell table:number-columns-repeated="978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1-0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2]; [.N16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62]; [.Q16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62]; [.T162])">
            <text:p/>
          </table:table-cell>
          <table:table-cell table:number-columns-repeated="2"/>
          <table:table-cell table:formula="of:=COM.MICROSOFT.CONCAT([.V162]; [.W162])">
            <text:p/>
          </table:table-cell>
          <table:table-cell table:number-columns-repeated="2"/>
          <table:table-cell table:formula="of:=COM.MICROSOFT.CONCAT([.Y162]; [.Z162])">
            <text:p/>
          </table:table-cell>
          <table:table-cell table:number-columns-repeated="2"/>
          <table:table-cell table:formula="of:=COM.MICROSOFT.CONCAT([.AB162]; [.AC162])">
            <text:p/>
          </table:table-cell>
          <table:table-cell table:number-columns-repeated="2"/>
          <table:table-cell table:formula="of:=COM.MICROSOFT.CONCAT([.AE162]; [.AF16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2]; [.AM16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163]; [.Q163])" office:value-type="string" office:string-value="4118" calcext:value-type="string">
            <text:p>4118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S163]; [.T163])" office:value-type="string" office:string-value="spouse of Billy4120" calcext:value-type="string">
            <text:p>spouse of Billy4120</text:p>
          </table:table-cell>
          <table:table-cell table:number-columns-repeated="2"/>
          <table:table-cell table:formula="of:=COM.MICROSOFT.CONCAT([.V163]; [.W163])">
            <text:p/>
          </table:table-cell>
          <table:table-cell table:number-columns-repeated="2"/>
          <table:table-cell table:formula="of:=COM.MICROSOFT.CONCAT([.Y163]; [.Z163])">
            <text:p/>
          </table:table-cell>
          <table:table-cell table:number-columns-repeated="2"/>
          <table:table-cell table:formula="of:=COM.MICROSOFT.CONCAT([.AB163]; [.AC163])">
            <text:p/>
          </table:table-cell>
          <table:table-cell table:number-columns-repeated="2"/>
          <table:table-cell table:formula="of:=COM.MICROSOFT.CONCAT([.AE163]; [.AF1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63]; [.AM1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4]; [.N164])">
            <text:p/>
          </table:table-cell>
          <table:table-cell table:number-columns-repeated="2"/>
          <table:table-cell table:formula="of:=COM.MICROSOFT.CONCAT([.P164]; [.Q164])">
            <text:p/>
          </table:table-cell>
          <table:table-cell table:number-columns-repeated="2"/>
          <table:table-cell table:formula="of:=COM.MICROSOFT.CONCAT([.S164]; [.T164])">
            <text:p/>
          </table:table-cell>
          <table:table-cell table:number-columns-repeated="2"/>
          <table:table-cell table:formula="of:=COM.MICROSOFT.CONCAT([.V164]; [.W164])">
            <text:p/>
          </table:table-cell>
          <table:table-cell table:number-columns-repeated="2"/>
          <table:table-cell table:formula="of:=COM.MICROSOFT.CONCAT([.Y164]; [.Z164])">
            <text:p/>
          </table:table-cell>
          <table:table-cell table:number-columns-repeated="2"/>
          <table:table-cell table:formula="of:=COM.MICROSOFT.CONCAT([.AB164]; [.AC164])">
            <text:p/>
          </table:table-cell>
          <table:table-cell table:number-columns-repeated="2"/>
          <table:table-cell table:formula="of:=COM.MICROSOFT.CONCAT([.AE164]; [.AF1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4]; [.AM164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5]; [.N165])">
            <text:p/>
          </table:table-cell>
          <table:table-cell table:number-columns-repeated="2"/>
          <table:table-cell table:formula="of:=COM.MICROSOFT.CONCAT([.P165]; [.Q165])">
            <text:p/>
          </table:table-cell>
          <table:table-cell table:number-columns-repeated="2"/>
          <table:table-cell table:formula="of:=COM.MICROSOFT.CONCAT([.S165]; [.T165])">
            <text:p/>
          </table:table-cell>
          <table:table-cell table:number-columns-repeated="2"/>
          <table:table-cell table:formula="of:=COM.MICROSOFT.CONCAT([.V165]; [.W165])">
            <text:p/>
          </table:table-cell>
          <table:table-cell table:number-columns-repeated="2"/>
          <table:table-cell table:formula="of:=COM.MICROSOFT.CONCAT([.Y165]; [.Z165])">
            <text:p/>
          </table:table-cell>
          <table:table-cell table:number-columns-repeated="2"/>
          <table:table-cell table:formula="of:=COM.MICROSOFT.CONCAT([.AB165]; [.AC165])">
            <text:p/>
          </table:table-cell>
          <table:table-cell table:number-columns-repeated="2"/>
          <table:table-cell table:formula="of:=COM.MICROSOFT.CONCAT([.AE165]; [.AF16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5]; [.AM165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2" table:number-columns-repeated="980"/>
          <table:table-cell table:number-columns-repeated="3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6]; [.N166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166]; [.Q166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166]; [.T166])">
            <text:p/>
          </table:table-cell>
          <table:table-cell table:number-columns-repeated="2"/>
          <table:table-cell table:formula="of:=COM.MICROSOFT.CONCAT([.V166]; [.W166])">
            <text:p/>
          </table:table-cell>
          <table:table-cell table:number-columns-repeated="2"/>
          <table:table-cell table:formula="of:=COM.MICROSOFT.CONCAT([.Y166]; [.Z166])">
            <text:p/>
          </table:table-cell>
          <table:table-cell table:number-columns-repeated="2"/>
          <table:table-cell table:formula="of:=COM.MICROSOFT.CONCAT([.AB166]; [.AC166])">
            <text:p/>
          </table:table-cell>
          <table:table-cell table:number-columns-repeated="2"/>
          <table:table-cell table:formula="of:=COM.MICROSOFT.CONCAT([.AE166]; [.AF16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6]; [.AM1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number-columns-repeated="978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2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67]; [.N167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67]; [.Q167])">
            <text:p/>
          </table:table-cell>
          <table:table-cell table:number-columns-repeated="2"/>
          <table:table-cell table:formula="of:=COM.MICROSOFT.CONCAT([.S167]; [.T167])">
            <text:p/>
          </table:table-cell>
          <table:table-cell table:number-columns-repeated="2"/>
          <table:table-cell table:formula="of:=COM.MICROSOFT.CONCAT([.V167]; [.W167])">
            <text:p/>
          </table:table-cell>
          <table:table-cell table:number-columns-repeated="2"/>
          <table:table-cell table:formula="of:=COM.MICROSOFT.CONCAT([.Y167]; [.Z167])">
            <text:p/>
          </table:table-cell>
          <table:table-cell table:number-columns-repeated="2"/>
          <table:table-cell table:formula="of:=COM.MICROSOFT.CONCAT([.AB167]; [.AC167])">
            <text:p/>
          </table:table-cell>
          <table:table-cell table:number-columns-repeated="2"/>
          <table:table-cell table:formula="of:=COM.MICROSOFT.CONCAT([.AE167]; [.AF1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7]; [.AM1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3" calcext:value-type="float">
            <text:p>4173</text:p>
          </table:table-cell>
          <table:table-cell table:number-columns-repeated="2" table:style-name="ce7" office:value-type="string" calcext:value-type="string">
            <text:p>Peter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68]; [.Q168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table:formula="of:=COM.MICROSOFT.CONCAT([.S168]; [.T168])" office:value-type="string" office:string-value="spouse of Nelly 4174" calcext:value-type="string">
            <text:p>spouse of Nelly 4174</text:p>
          </table:table-cell>
          <table:table-cell table:style-name="ce7" table:number-columns-repeated="2"/>
          <table:table-cell table:style-name="ce7" table:formula="of:=COM.MICROSOFT.CONCAT([.V168]; [.W168])">
            <text:p/>
          </table:table-cell>
          <table:table-cell table:style-name="ce7" table:number-columns-repeated="2"/>
          <table:table-cell table:style-name="ce7" table:formula="of:=COM.MICROSOFT.CONCAT([.Y168]; [.Z168])">
            <text:p/>
          </table:table-cell>
          <table:table-cell table:style-name="ce7" table:number-columns-repeated="2"/>
          <table:table-cell table:style-name="ce7" table:formula="of:=COM.MICROSOFT.CONCAT([.AB168]; [.AC168])">
            <text:p/>
          </table:table-cell>
          <table:table-cell table:style-name="ce7" table:number-columns-repeated="2"/>
          <table:table-cell table:style-name="ce7" table:formula="of:=COM.MICROSOFT.CONCAT([.AE168]; [.AF16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68]; [.AM168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string" calcext:value-type="string">
            <text:p>Phyll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9]; [.N169])">
            <text:p/>
          </table:table-cell>
          <table:table-cell table:number-columns-repeated="2"/>
          <table:table-cell table:formula="of:=COM.MICROSOFT.CONCAT([.P169]; [.Q169])">
            <text:p/>
          </table:table-cell>
          <table:table-cell table:number-columns-repeated="2"/>
          <table:table-cell table:formula="of:=COM.MICROSOFT.CONCAT([.S169]; [.T169])">
            <text:p/>
          </table:table-cell>
          <table:table-cell table:number-columns-repeated="2"/>
          <table:table-cell table:formula="of:=COM.MICROSOFT.CONCAT([.V169]; [.W169])">
            <text:p/>
          </table:table-cell>
          <table:table-cell table:number-columns-repeated="2"/>
          <table:table-cell table:formula="of:=COM.MICROSOFT.CONCAT([.Y169]; [.Z169])">
            <text:p/>
          </table:table-cell>
          <table:table-cell table:number-columns-repeated="2"/>
          <table:table-cell table:formula="of:=COM.MICROSOFT.CONCAT([.AB169]; [.AC169])">
            <text:p/>
          </table:table-cell>
          <table:table-cell table:number-columns-repeated="2"/>
          <table:table-cell table:formula="of:=COM.MICROSOFT.CONCAT([.AE169]; [.AF16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9]; [.AM16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number-columns-repeated="97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cy</text:p>
          </table:table-cell>
          <table:table-cell office:value-type="float" office:value="4135" calcext:value-type="float">
            <text:p>4135</text:p>
          </table:table-cell>
          <table:table-cell table:formula="of:=COM.MICROSOFT.CONCAT([.M170]; [.N170])" office:value-type="string" office:string-value="parent of Nancy4135" calcext:value-type="string">
            <text:p>parent of Nancy4135</text:p>
          </table:table-cell>
          <table:table-cell table:number-columns-repeated="2"/>
          <table:table-cell table:formula="of:=COM.MICROSOFT.CONCAT([.P170]; [.Q170])">
            <text:p/>
          </table:table-cell>
          <table:table-cell table:number-columns-repeated="2"/>
          <table:table-cell table:formula="of:=COM.MICROSOFT.CONCAT([.S170]; [.T170])">
            <text:p/>
          </table:table-cell>
          <table:table-cell table:number-columns-repeated="2"/>
          <table:table-cell table:formula="of:=COM.MICROSOFT.CONCAT([.V170]; [.W170])">
            <text:p/>
          </table:table-cell>
          <table:table-cell table:number-columns-repeated="2"/>
          <table:table-cell table:formula="of:=COM.MICROSOFT.CONCAT([.Y170]; [.Z170])">
            <text:p/>
          </table:table-cell>
          <table:table-cell table:number-columns-repeated="2"/>
          <table:table-cell table:formula="of:=COM.MICROSOFT.CONCAT([.AB170]; [.AC170])">
            <text:p/>
          </table:table-cell>
          <table:table-cell table:number-columns-repeated="2"/>
          <table:table-cell table:formula="of:=COM.MICROSOFT.CONCAT([.AE170]; [.AF1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0]; [.AM1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 table:number-columns-repeated="97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71]; [.Q171])" office:value-type="string" office:string-value="4209" calcext:value-type="string">
            <text:p>4209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S171]; [.T171])" office:value-type="string" office:string-value="spouse of Archable Hawkins4211" calcext:value-type="string">
            <text:p>spouse of Archable Hawkins4211</text:p>
          </table:table-cell>
          <table:table-cell table:number-columns-repeated="2"/>
          <table:table-cell table:formula="of:=COM.MICROSOFT.CONCAT([.V171]; [.W171])">
            <text:p/>
          </table:table-cell>
          <table:table-cell table:number-columns-repeated="2"/>
          <table:table-cell table:formula="of:=COM.MICROSOFT.CONCAT([.Y171]; [.Z171])">
            <text:p/>
          </table:table-cell>
          <table:table-cell table:number-columns-repeated="2"/>
          <table:table-cell table:formula="of:=COM.MICROSOFT.CONCAT([.AB171]; [.AC171])">
            <text:p/>
          </table:table-cell>
          <table:table-cell table:number-columns-repeated="2"/>
          <table:table-cell table:formula="of:=COM.MICROSOFT.CONCAT([.AE171]; [.AF1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71]; [.AM17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number-columns-repeated="978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2]; [.N172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2]; [.Q172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2]; [.T172])">
            <text:p/>
          </table:table-cell>
          <table:table-cell table:number-columns-repeated="2"/>
          <table:table-cell table:formula="of:=COM.MICROSOFT.CONCAT([.V172]; [.W172])">
            <text:p/>
          </table:table-cell>
          <table:table-cell table:number-columns-repeated="2"/>
          <table:table-cell table:formula="of:=COM.MICROSOFT.CONCAT([.Y172]; [.Z172])">
            <text:p/>
          </table:table-cell>
          <table:table-cell table:number-columns-repeated="2"/>
          <table:table-cell table:formula="of:=COM.MICROSOFT.CONCAT([.AB172]; [.AC172])">
            <text:p/>
          </table:table-cell>
          <table:table-cell table:number-columns-repeated="2"/>
          <table:table-cell table:formula="of:=COM.MICROSOFT.CONCAT([.AE172]; [.AF17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2]; [.AM1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number-columns-repeated="980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4-06-30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3]; [.N17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3]; [.Q173])">
            <text:p/>
          </table:table-cell>
          <table:table-cell table:number-columns-repeated="2"/>
          <table:table-cell table:formula="of:=COM.MICROSOFT.CONCAT([.S173]; [.T173])">
            <text:p/>
          </table:table-cell>
          <table:table-cell table:number-columns-repeated="2"/>
          <table:table-cell table:formula="of:=COM.MICROSOFT.CONCAT([.V173]; [.W173])">
            <text:p/>
          </table:table-cell>
          <table:table-cell table:number-columns-repeated="2"/>
          <table:table-cell table:formula="of:=COM.MICROSOFT.CONCAT([.Y173]; [.Z173])">
            <text:p/>
          </table:table-cell>
          <table:table-cell table:number-columns-repeated="2"/>
          <table:table-cell table:formula="of:=COM.MICROSOFT.CONCAT([.AB173]; [.AC173])">
            <text:p/>
          </table:table-cell>
          <table:table-cell table:number-columns-repeated="2"/>
          <table:table-cell table:formula="of:=COM.MICROSOFT.CONCAT([.AE173]; [.AF1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3]; [.AM17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number-columns-repeated="978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7" office:value-type="float" office:value="4220" calcext:value-type="float">
            <text:p>4220</text:p>
          </table:table-cell>
          <table:table-cell table:number-columns-repeated="2" table:style-name="ce7" office:value-type="string" calcext:value-type="string">
            <text:p>Priscilla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office:value-type="string" calcext:value-type="string">
            <text:p>spinster and cripple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74]; [.N174])">
            <text:p/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P174]; [.Q174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S174]; [.T174])">
            <text:p/>
          </table:table-cell>
          <table:table-cell table:style-name="ce7" table:number-columns-repeated="2"/>
          <table:table-cell table:style-name="ce7" table:formula="of:=COM.MICROSOFT.CONCAT([.V174]; [.W174])">
            <text:p/>
          </table:table-cell>
          <table:table-cell table:style-name="ce7" table:number-columns-repeated="2"/>
          <table:table-cell table:style-name="ce7" table:formula="of:=COM.MICROSOFT.CONCAT([.Y174]; [.Z174])">
            <text:p/>
          </table:table-cell>
          <table:table-cell table:style-name="ce7" table:number-columns-repeated="2"/>
          <table:table-cell table:style-name="ce7" table:formula="of:=COM.MICROSOFT.CONCAT([.AB174]; [.AC174])">
            <text:p/>
          </table:table-cell>
          <table:table-cell table:style-name="ce7" table:number-columns-repeated="2"/>
          <table:table-cell table:style-name="ce7" table:formula="of:=COM.MICROSOFT.CONCAT([.AE174]; [.AF174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/>
          <table:table-cell table:style-name="ce17"/>
          <table:table-cell table:style-name="ce7" table:formula="of:=COM.MICROSOFT.CONCAT([.AL174]; [.AM174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table:number-columns-repeated="2" office:value-type="string" calcext:value-type="string">
            <text:p>Prous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Aka Protus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75]; [.Q175])" office:value-type="string" office:string-value="4115" calcext:value-type="string">
            <text:p>4115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S175]; [.T175])" office:value-type="string" office:string-value="spouse of Anna4117" calcext:value-type="string">
            <text:p>spouse of Anna4117</text:p>
          </table:table-cell>
          <table:table-cell table:number-columns-repeated="2"/>
          <table:table-cell table:formula="of:=COM.MICROSOFT.CONCAT([.V175]; [.W175])">
            <text:p/>
          </table:table-cell>
          <table:table-cell table:number-columns-repeated="2"/>
          <table:table-cell table:formula="of:=COM.MICROSOFT.CONCAT([.Y175]; [.Z175])">
            <text:p/>
          </table:table-cell>
          <table:table-cell table:number-columns-repeated="2"/>
          <table:table-cell table:formula="of:=COM.MICROSOFT.CONCAT([.AB175]; [.AC175])">
            <text:p/>
          </table:table-cell>
          <table:table-cell table:number-columns-repeated="2"/>
          <table:table-cell table:formula="of:=COM.MICROSOFT.CONCAT([.AE175]; [.AF17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75]; [.AM17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08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6]; [.N176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6]; [.Q176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6]; [.T176])">
            <text:p/>
          </table:table-cell>
          <table:table-cell table:number-columns-repeated="2"/>
          <table:table-cell table:formula="of:=COM.MICROSOFT.CONCAT([.V176]; [.W176])">
            <text:p/>
          </table:table-cell>
          <table:table-cell table:number-columns-repeated="2"/>
          <table:table-cell table:formula="of:=COM.MICROSOFT.CONCAT([.Y176]; [.Z176])">
            <text:p/>
          </table:table-cell>
          <table:table-cell table:number-columns-repeated="2"/>
          <table:table-cell table:formula="of:=COM.MICROSOFT.CONCAT([.AB176]; [.AC176])">
            <text:p/>
          </table:table-cell>
          <table:table-cell table:number-columns-repeated="2"/>
          <table:table-cell table:formula="of:=COM.MICROSOFT.CONCAT([.AE176]; [.AF17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6]; [.AM1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number-columns-repeated="980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9" office:value-type="float" office:value="4114" calcext:value-type="float">
            <text:p>4114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77]; [.Q177])" office:value-type="string" office:string-value="4112" calcext:value-type="string">
            <text:p>4112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S177]; [.T177])" office:value-type="string" office:string-value="spouse of Ned4113" calcext:value-type="string">
            <text:p>spouse of Ned4113</text:p>
          </table:table-cell>
          <table:table-cell table:number-columns-repeated="2"/>
          <table:table-cell table:formula="of:=COM.MICROSOFT.CONCAT([.V177]; [.W177])">
            <text:p/>
          </table:table-cell>
          <table:table-cell table:number-columns-repeated="2"/>
          <table:table-cell table:formula="of:=COM.MICROSOFT.CONCAT([.Y177]; [.Z177])">
            <text:p/>
          </table:table-cell>
          <table:table-cell table:number-columns-repeated="2"/>
          <table:table-cell table:formula="of:=COM.MICROSOFT.CONCAT([.AB177]; [.AC177])">
            <text:p/>
          </table:table-cell>
          <table:table-cell table:number-columns-repeated="2"/>
          <table:table-cell table:formula="of:=COM.MICROSOFT.CONCAT([.AE177]; [.AF1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7]; [.AM1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number-columns-repeated="978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178]; [.Q178])" office:value-type="string" office:string-value="4163" calcext:value-type="string">
            <text:p>4163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S178]; [.T178])" office:value-type="string" office:string-value="spouse of Edward4164" calcext:value-type="string">
            <text:p>spouse of Edward4164</text:p>
          </table:table-cell>
          <table:table-cell table:number-columns-repeated="2"/>
          <table:table-cell table:formula="of:=COM.MICROSOFT.CONCAT([.V178]; [.W178])">
            <text:p/>
          </table:table-cell>
          <table:table-cell table:number-columns-repeated="2"/>
          <table:table-cell table:formula="of:=COM.MICROSOFT.CONCAT([.Y178]; [.Z178])">
            <text:p/>
          </table:table-cell>
          <table:table-cell table:number-columns-repeated="2"/>
          <table:table-cell table:formula="of:=COM.MICROSOFT.CONCAT([.AB178]; [.AC178])">
            <text:p/>
          </table:table-cell>
          <table:table-cell table:number-columns-repeated="2"/>
          <table:table-cell table:formula="of:=COM.MICROSOFT.CONCAT([.AE178]; [.AF17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78]; [.AJ178])">
            <text:p/>
          </table:table-cell>
          <table:table-cell table:number-columns-repeated="2"/>
          <table:table-cell table:formula="of:=COM.MICROSOFT.CONCAT([.AL178]; [.AM1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 table:number-columns-repeated="978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45-09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9]; [.N179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9]; [.Q179])">
            <text:p/>
          </table:table-cell>
          <table:table-cell table:number-columns-repeated="2"/>
          <table:table-cell table:formula="of:=COM.MICROSOFT.CONCAT([.S179]; [.T179])">
            <text:p/>
          </table:table-cell>
          <table:table-cell table:number-columns-repeated="2"/>
          <table:table-cell table:formula="of:=COM.MICROSOFT.CONCAT([.V179]; [.W179])">
            <text:p/>
          </table:table-cell>
          <table:table-cell table:number-columns-repeated="2"/>
          <table:table-cell table:formula="of:=COM.MICROSOFT.CONCAT([.Y179]; [.Z179])">
            <text:p/>
          </table:table-cell>
          <table:table-cell table:number-columns-repeated="2"/>
          <table:table-cell table:formula="of:=COM.MICROSOFT.CONCAT([.AB179]; [.AC179])">
            <text:p/>
          </table:table-cell>
          <table:table-cell table:number-columns-repeated="2"/>
          <table:table-cell table:formula="of:=COM.MICROSOFT.CONCAT([.AE179]; [.AF1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9]; [.AM17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0]; [.N180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80]; [.Q180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80]; [.T180])">
            <text:p/>
          </table:table-cell>
          <table:table-cell table:number-columns-repeated="2"/>
          <table:table-cell table:formula="of:=COM.MICROSOFT.CONCAT([.V180]; [.W180])">
            <text:p/>
          </table:table-cell>
          <table:table-cell table:number-columns-repeated="2"/>
          <table:table-cell table:formula="of:=COM.MICROSOFT.CONCAT([.Y180]; [.Z180])">
            <text:p/>
          </table:table-cell>
          <table:table-cell table:number-columns-repeated="2"/>
          <table:table-cell table:formula="of:=COM.MICROSOFT.CONCAT([.AB180]; [.AC180])">
            <text:p/>
          </table:table-cell>
          <table:table-cell table:number-columns-repeated="2"/>
          <table:table-cell table:formula="of:=COM.MICROSOFT.CONCAT([.AE180]; [.AF18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0]; [.AM18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number-columns-repeated="978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2-01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81]; [.N18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81]; [.Q18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81]; [.T181])">
            <text:p/>
          </table:table-cell>
          <table:table-cell table:number-columns-repeated="2"/>
          <table:table-cell table:formula="of:=COM.MICROSOFT.CONCAT([.V181]; [.W181])">
            <text:p/>
          </table:table-cell>
          <table:table-cell table:number-columns-repeated="2"/>
          <table:table-cell table:formula="of:=COM.MICROSOFT.CONCAT([.Y181]; [.Z181])">
            <text:p/>
          </table:table-cell>
          <table:table-cell table:number-columns-repeated="2"/>
          <table:table-cell table:formula="of:=COM.MICROSOFT.CONCAT([.AB181]; [.AC181])">
            <text:p/>
          </table:table-cell>
          <table:table-cell table:number-columns-repeated="2"/>
          <table:table-cell table:formula="of:=COM.MICROSOFT.CONCAT([.AE181]; [.AF18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1]; [.AM1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 table:number-columns-repeated="978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/>
          <table:table-cell table:formula="of:=COM.MICROSOFT.CONCAT([.P182]; [.Q182])" office:value-type="string" office:string-value="4184" calcext:value-type="string">
            <text:p>4184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S182]; [.T182])" office:value-type="string" office:string-value="spouse of Patsy Mahony7109" calcext:value-type="string">
            <text:p>spouse of Patsy Mahony7109</text:p>
          </table:table-cell>
          <table:table-cell table:number-columns-repeated="2"/>
          <table:table-cell table:formula="of:=COM.MICROSOFT.CONCAT([.V182]; [.W182])">
            <text:p/>
          </table:table-cell>
          <table:table-cell table:number-columns-repeated="2"/>
          <table:table-cell table:formula="of:=COM.MICROSOFT.CONCAT([.Y182]; [.Z182])">
            <text:p/>
          </table:table-cell>
          <table:table-cell table:number-columns-repeated="2"/>
          <table:table-cell table:formula="of:=COM.MICROSOFT.CONCAT([.AB182]; [.AC182])">
            <text:p/>
          </table:table-cell>
          <table:table-cell table:number-columns-repeated="2"/>
          <table:table-cell table:formula="of:=COM.MICROSOFT.CONCAT([.AE182]; [.AF1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82]; [.AM18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number-columns-repeated="978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style-name="ce16" office:value-type="string" calcext:value-type="string">
            <text:p>1832-04-23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formula="of:=COM.MICROSOFT.CONCAT([.M183]; [.N183])" office:value-type="string" office:string-value="child of Richard4213" calcext:value-type="string">
            <text:p>child of Richard4213</text:p>
          </table:table-cell>
          <table:table-cell table:number-columns-repeated="2"/>
          <table:table-cell table:formula="of:=COM.MICROSOFT.CONCAT([.P183]; [.Q183])">
            <text:p/>
          </table:table-cell>
          <table:table-cell table:number-columns-repeated="2"/>
          <table:table-cell table:formula="of:=COM.MICROSOFT.CONCAT([.S183]; [.T183])">
            <text:p/>
          </table:table-cell>
          <table:table-cell table:number-columns-repeated="2"/>
          <table:table-cell table:formula="of:=COM.MICROSOFT.CONCAT([.V183]; [.W183])">
            <text:p/>
          </table:table-cell>
          <table:table-cell table:number-columns-repeated="2"/>
          <table:table-cell table:formula="of:=COM.MICROSOFT.CONCAT([.Y183]; [.Z183])">
            <text:p/>
          </table:table-cell>
          <table:table-cell table:number-columns-repeated="2"/>
          <table:table-cell table:formula="of:=COM.MICROSOFT.CONCAT([.AB183]; [.AC183])">
            <text:p/>
          </table:table-cell>
          <table:table-cell table:number-columns-repeated="2"/>
          <table:table-cell table:formula="of:=COM.MICROSOFT.CONCAT([.AE183]; [.AF1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3]; [.AM18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 table:number-columns-repeated="978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3"/>
          <table:table-cell table:formula="of:=COM.MICROSOFT.CONCAT([.P184]; [.Q184])">
            <text:p/>
          </table:table-cell>
          <table:table-cell table:number-columns-repeated="2"/>
          <table:table-cell table:formula="of:=COM.MICROSOFT.CONCAT([.S184]; [.T184])">
            <text:p/>
          </table:table-cell>
          <table:table-cell table:number-columns-repeated="2"/>
          <table:table-cell table:formula="of:=COM.MICROSOFT.CONCAT([.V184]; [.W184])">
            <text:p/>
          </table:table-cell>
          <table:table-cell table:number-columns-repeated="2"/>
          <table:table-cell table:formula="of:=COM.MICROSOFT.CONCAT([.Y184]; [.Z184])">
            <text:p/>
          </table:table-cell>
          <table:table-cell table:number-columns-repeated="2"/>
          <table:table-cell table:formula="of:=COM.MICROSOFT.CONCAT([.AB184]; [.AC184])">
            <text:p/>
          </table:table-cell>
          <table:table-cell table:number-columns-repeated="2"/>
          <table:table-cell table:formula="of:=COM.MICROSOFT.CONCAT([.AE184]; [.AF18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4]; [.AM18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number-columns-repeated="2" office:value-type="string" calcext:value-type="string">
            <text:p>Richard Ignat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M185]; [.N185])" office:value-type="string" office:string-value="child of Edward4164" calcext:value-type="string">
            <text:p>child of Edward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P185]; [.Q185])" office:value-type="string" office:string-value="child of Rachel4165" calcext:value-type="string">
            <text:p>child of Rachel4165</text:p>
          </table:table-cell>
          <table:table-cell table:number-columns-repeated="2"/>
          <table:table-cell table:formula="of:=COM.MICROSOFT.CONCAT([.S185]; [.T185])">
            <text:p/>
          </table:table-cell>
          <table:table-cell table:number-columns-repeated="2"/>
          <table:table-cell table:formula="of:=COM.MICROSOFT.CONCAT([.V185]; [.W185])">
            <text:p/>
          </table:table-cell>
          <table:table-cell table:number-columns-repeated="2"/>
          <table:table-cell table:formula="of:=COM.MICROSOFT.CONCAT([.Y185]; [.Z185])">
            <text:p/>
          </table:table-cell>
          <table:table-cell table:number-columns-repeated="2"/>
          <table:table-cell table:formula="of:=COM.MICROSOFT.CONCAT([.AB185]; [.AC185])">
            <text:p/>
          </table:table-cell>
          <table:table-cell table:number-columns-repeated="2"/>
          <table:table-cell table:formula="of:=COM.MICROSOFT.CONCAT([.AE185]; [.AF185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5]; [.AJ185])">
            <text:p/>
          </table:table-cell>
          <table:table-cell table:number-columns-repeated="2"/>
          <table:table-cell table:formula="of:=COM.MICROSOFT.CONCAT([.AL185]; [.AM18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number-columns-repeated="978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6]; [.N186])">
            <text:p/>
          </table:table-cell>
          <table:table-cell table:number-columns-repeated="2"/>
          <table:table-cell table:formula="of:=COM.MICROSOFT.CONCAT([.P186]; [.Q186])">
            <text:p/>
          </table:table-cell>
          <table:table-cell table:number-columns-repeated="2"/>
          <table:table-cell table:formula="of:=COM.MICROSOFT.CONCAT([.S186]; [.T186])">
            <text:p/>
          </table:table-cell>
          <table:table-cell table:number-columns-repeated="2"/>
          <table:table-cell table:formula="of:=COM.MICROSOFT.CONCAT([.V186]; [.W186])">
            <text:p/>
          </table:table-cell>
          <table:table-cell table:number-columns-repeated="2"/>
          <table:table-cell table:formula="of:=COM.MICROSOFT.CONCAT([.Y186]; [.Z186])">
            <text:p/>
          </table:table-cell>
          <table:table-cell table:number-columns-repeated="2"/>
          <table:table-cell table:formula="of:=COM.MICROSOFT.CONCAT([.AB186]; [.AC186])">
            <text:p/>
          </table:table-cell>
          <table:table-cell table:number-columns-repeated="2"/>
          <table:table-cell table:formula="of:=COM.MICROSOFT.CONCAT([.AE186]; [.AF1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6]; [.AM1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 table:number-columns-repeated="978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7]; [.N187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187]; [.Q187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187]; [.T187])">
            <text:p/>
          </table:table-cell>
          <table:table-cell table:number-columns-repeated="2"/>
          <table:table-cell table:formula="of:=COM.MICROSOFT.CONCAT([.V187]; [.W187])">
            <text:p/>
          </table:table-cell>
          <table:table-cell table:number-columns-repeated="2"/>
          <table:table-cell table:formula="of:=COM.MICROSOFT.CONCAT([.Y187]; [.Z187])">
            <text:p/>
          </table:table-cell>
          <table:table-cell table:number-columns-repeated="2"/>
          <table:table-cell table:formula="of:=COM.MICROSOFT.CONCAT([.AB187]; [.AC187])">
            <text:p/>
          </table:table-cell>
          <table:table-cell table:number-columns-repeated="2"/>
          <table:table-cell table:formula="of:=COM.MICROSOFT.CONCAT([.AE187]; [.AF1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7]; [.AM1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number-columns-repeated="978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88]; [.N188])">
            <text:p/>
          </table:table-cell>
          <table:table-cell table:number-columns-repeated="2"/>
          <table:table-cell table:formula="of:=COM.MICROSOFT.CONCAT([.P188]; [.Q188])">
            <text:p/>
          </table:table-cell>
          <table:table-cell table:number-columns-repeated="2"/>
          <table:table-cell table:formula="of:=COM.MICROSOFT.CONCAT([.S188]; [.T188])">
            <text:p/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88]; [.W188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88]; [.Z188])">
            <text:p/>
          </table:table-cell>
          <table:table-cell table:number-columns-repeated="2"/>
          <table:table-cell table:formula="of:=COM.MICROSOFT.CONCAT([.AB188]; [.AC188])">
            <text:p/>
          </table:table-cell>
          <table:table-cell table:number-columns-repeated="2"/>
          <table:table-cell table:formula="of:=COM.MICROSOFT.CONCAT([.AE188]; [.AF1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88]; [.AM18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78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89]; [.N18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89]; [.Q189])">
            <text:p/>
          </table:table-cell>
          <table:table-cell table:number-columns-repeated="2"/>
          <table:table-cell table:formula="of:=COM.MICROSOFT.CONCAT([.S189]; [.T189])">
            <text:p/>
          </table:table-cell>
          <table:table-cell table:number-columns-repeated="2"/>
          <table:table-cell table:formula="of:=COM.MICROSOFT.CONCAT([.V189]; [.W189])">
            <text:p/>
          </table:table-cell>
          <table:table-cell table:number-columns-repeated="2"/>
          <table:table-cell table:formula="of:=COM.MICROSOFT.CONCAT([.Y189]; [.Z189])">
            <text:p/>
          </table:table-cell>
          <table:table-cell table:number-columns-repeated="2"/>
          <table:table-cell table:formula="of:=COM.MICROSOFT.CONCAT([.AB189]; [.AC189])">
            <text:p/>
          </table:table-cell>
          <table:table-cell table:number-columns-repeated="2"/>
          <table:table-cell table:formula="of:=COM.MICROSOFT.CONCAT([.AE189]; [.AF1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9]; [.AM1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8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number-columns-repeated="2" office:value-type="string" calcext:value-type="string">
            <text:p>Ruth Hele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table:formula="of:=COM.MICROSOFT.CONCAT([.M190]; [.N190])" office:value-type="string" office:string-value="child of Nelly Hogan4091" calcext:value-type="string">
            <text:p>child of Nelly Hogan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formula="of:=COM.MICROSOFT.CONCAT([.P190]; [.Q190])" office:value-type="string" office:string-value="child of Peter Adamy7112" calcext:value-type="string">
            <text:p>child of Peter Adamy7112</text:p>
          </table:table-cell>
          <table:table-cell table:number-columns-repeated="2"/>
          <table:table-cell table:formula="of:=COM.MICROSOFT.CONCAT([.S190]; [.T190])">
            <text:p/>
          </table:table-cell>
          <table:table-cell table:number-columns-repeated="2"/>
          <table:table-cell table:formula="of:=COM.MICROSOFT.CONCAT([.V190]; [.W190])">
            <text:p/>
          </table:table-cell>
          <table:table-cell table:number-columns-repeated="2"/>
          <table:table-cell table:formula="of:=COM.MICROSOFT.CONCAT([.Y190]; [.Z190])">
            <text:p/>
          </table:table-cell>
          <table:table-cell table:number-columns-repeated="2"/>
          <table:table-cell table:formula="of:=COM.MICROSOFT.CONCAT([.AB190]; [.AC190])">
            <text:p/>
          </table:table-cell>
          <table:table-cell table:number-columns-repeated="2"/>
          <table:table-cell table:formula="of:=COM.MICROSOFT.CONCAT([.AE190]; [.AF1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90]; [.AM19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number-columns-repeated="978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1]; [.N191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91]; [.Q191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91]; [.T191])">
            <text:p/>
          </table:table-cell>
          <table:table-cell table:number-columns-repeated="2"/>
          <table:table-cell table:formula="of:=COM.MICROSOFT.CONCAT([.V191]; [.W191])">
            <text:p/>
          </table:table-cell>
          <table:table-cell table:number-columns-repeated="2"/>
          <table:table-cell table:formula="of:=COM.MICROSOFT.CONCAT([.Y191]; [.Z191])">
            <text:p/>
          </table:table-cell>
          <table:table-cell table:number-columns-repeated="2"/>
          <table:table-cell table:formula="of:=COM.MICROSOFT.CONCAT([.AB191]; [.AC191])">
            <text:p/>
          </table:table-cell>
          <table:table-cell table:number-columns-repeated="2"/>
          <table:table-cell table:formula="of:=COM.MICROSOFT.CONCAT([.AE191]; [.AF19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1]; [.AM19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 table:number-columns-repeated="978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92]; [.N192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92]; [.Q192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92]; [.T192])">
            <text:p/>
          </table:table-cell>
          <table:table-cell table:number-columns-repeated="2"/>
          <table:table-cell table:formula="of:=COM.MICROSOFT.CONCAT([.V192]; [.W192])">
            <text:p/>
          </table:table-cell>
          <table:table-cell table:number-columns-repeated="2"/>
          <table:table-cell table:formula="of:=COM.MICROSOFT.CONCAT([.Y192]; [.Z192])">
            <text:p/>
          </table:table-cell>
          <table:table-cell table:number-columns-repeated="2"/>
          <table:table-cell table:formula="of:=COM.MICROSOFT.CONCAT([.AB192]; [.AC192])">
            <text:p/>
          </table:table-cell>
          <table:table-cell table:number-columns-repeated="2"/>
          <table:table-cell table:formula="of:=COM.MICROSOFT.CONCAT([.AE192]; [.AF1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2]; [.AM19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193]; [.N193])" office:value-type="string" office:string-value="parent of Billy4120" calcext:value-type="string">
            <text:p>parent of Billy4120</text:p>
          </table:table-cell>
          <table:table-cell table:number-columns-repeated="2"/>
          <table:table-cell table:formula="of:=COM.MICROSOFT.CONCAT([.P193]; [.Q193])">
            <text:p/>
          </table:table-cell>
          <table:table-cell table:number-columns-repeated="2"/>
          <table:table-cell table:formula="of:=COM.MICROSOFT.CONCAT([.S193]; [.T193])">
            <text:p/>
          </table:table-cell>
          <table:table-cell table:number-columns-repeated="2"/>
          <table:table-cell table:formula="of:=COM.MICROSOFT.CONCAT([.V193]; [.W193])">
            <text:p/>
          </table:table-cell>
          <table:table-cell table:number-columns-repeated="2"/>
          <table:table-cell table:formula="of:=COM.MICROSOFT.CONCAT([.Y193]; [.Z193])">
            <text:p/>
          </table:table-cell>
          <table:table-cell table:number-columns-repeated="2"/>
          <table:table-cell table:formula="of:=COM.MICROSOFT.CONCAT([.AB193]; [.AC193])">
            <text:p/>
          </table:table-cell>
          <table:table-cell table:number-columns-repeated="2"/>
          <table:table-cell table:formula="of:=COM.MICROSOFT.CONCAT([.AE193]; [.AF1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3]; [.AM19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wrong Sall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194]; [.Q194])" office:value-type="string" office:string-value="4140" calcext:value-type="string">
            <text:p>4140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table:formula="of:=COM.MICROSOFT.CONCAT([.S194]; [.T194])" office:value-type="string" office:string-value="spouse of Allen4139" calcext:value-type="string">
            <text:p>spouse of Allen4139</text:p>
          </table:table-cell>
          <table:table-cell table:number-columns-repeated="2"/>
          <table:table-cell table:formula="of:=COM.MICROSOFT.CONCAT([.V194]; [.W194])">
            <text:p/>
          </table:table-cell>
          <table:table-cell table:number-columns-repeated="2"/>
          <table:table-cell table:formula="of:=COM.MICROSOFT.CONCAT([.Y194]; [.Z194])">
            <text:p/>
          </table:table-cell>
          <table:table-cell table:number-columns-repeated="2"/>
          <table:table-cell table:formula="of:=COM.MICROSOFT.CONCAT([.AB194]; [.AC194])">
            <text:p/>
          </table:table-cell>
          <table:table-cell table:number-columns-repeated="2"/>
          <table:table-cell table:formula="of:=COM.MICROSOFT.CONCAT([.AE194]; [.AF19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4]; [.AM19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number-columns-repeated="977"/>
          <table:table-cell table:style-name="ce3" table:number-columns-repeated="3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195]; [.Q195])" office:value-type="string" office:string-value="4143" calcext:value-type="string">
            <text:p>4143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S195]; [.T195])" office:value-type="string" office:string-value="spouse of Jacks4144" calcext:value-type="string">
            <text:p>spouse of Jacks4144</text:p>
          </table:table-cell>
          <table:table-cell table:number-columns-repeated="2"/>
          <table:table-cell table:formula="of:=COM.MICROSOFT.CONCAT([.V195]; [.W195])">
            <text:p/>
          </table:table-cell>
          <table:table-cell table:number-columns-repeated="2"/>
          <table:table-cell table:formula="of:=COM.MICROSOFT.CONCAT([.Y195]; [.Z195])">
            <text:p/>
          </table:table-cell>
          <table:table-cell table:number-columns-repeated="2"/>
          <table:table-cell table:formula="of:=COM.MICROSOFT.CONCAT([.AB195]; [.AC195])">
            <text:p/>
          </table:table-cell>
          <table:table-cell table:number-columns-repeated="2"/>
          <table:table-cell table:formula="of:=COM.MICROSOFT.CONCAT([.AE195]; [.AF1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5]; [.AM19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96]; [.N196])">
            <text:p/>
          </table:table-cell>
          <table:table-cell table:number-columns-repeated="2"/>
          <table:table-cell table:formula="of:=COM.MICROSOFT.CONCAT([.P196]; [.Q196])">
            <text:p/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formula="of:=COM.MICROSOFT.CONCAT([.S196]; [.T196])" office:value-type="string" office:string-value="spouse of Aaron4149" calcext:value-type="string">
            <text:p>spouse of Aaron4149</text:p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96]; [.W196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96]; [.Z196])">
            <text:p/>
          </table:table-cell>
          <table:table-cell table:number-columns-repeated="2"/>
          <table:table-cell table:formula="of:=COM.MICROSOFT.CONCAT([.AB196]; [.AC196])">
            <text:p/>
          </table:table-cell>
          <table:table-cell table:number-columns-repeated="2"/>
          <table:table-cell table:formula="of:=COM.MICROSOFT.CONCAT([.AE196]; [.AF1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6]; [.AM19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number-columns-repeated="980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3"/>
          <table:table-cell table:formula="of:=COM.MICROSOFT.CONCAT([.P197]; [.Q197])">
            <text:p/>
          </table:table-cell>
          <table:table-cell table:number-columns-repeated="2"/>
          <table:table-cell table:formula="of:=COM.MICROSOFT.CONCAT([.S197]; [.T197])">
            <text:p/>
          </table:table-cell>
          <table:table-cell table:number-columns-repeated="2"/>
          <table:table-cell table:formula="of:=COM.MICROSOFT.CONCAT([.V197]; [.W197])">
            <text:p/>
          </table:table-cell>
          <table:table-cell table:number-columns-repeated="2"/>
          <table:table-cell table:formula="of:=COM.MICROSOFT.CONCAT([.Y197]; [.Z197])">
            <text:p/>
          </table:table-cell>
          <table:table-cell table:number-columns-repeated="2"/>
          <table:table-cell table:formula="of:=COM.MICROSOFT.CONCAT([.AB197]; [.AC197])">
            <text:p/>
          </table:table-cell>
          <table:table-cell table:number-columns-repeated="2"/>
          <table:table-cell table:formula="of:=COM.MICROSOFT.CONCAT([.AE197]; [.AF1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97]; [.AM19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980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7" office:value-type="float" office:value="4221" calcext:value-type="float">
            <text:p>4221</text:p>
          </table:table-cell>
          <table:table-cell table:number-columns-repeated="2" table:style-name="ce7" office:value-type="string" calcext:value-type="string">
            <text:p>Sampso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98]; [.N198])">
            <text:p/>
          </table:table-cell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table:formula="of:=COM.MICROSOFT.CONCAT([.P198]; [.Q198])" office:value-type="string" office:string-value="child of Nanny4000" calcext:value-type="string">
            <text:p>child of Nanny4000</text:p>
          </table:table-cell>
          <table:table-cell table:style-name="ce7" table:number-columns-repeated="2"/>
          <table:table-cell table:style-name="ce7" table:formula="of:=COM.MICROSOFT.CONCAT([.S198]; [.T198])">
            <text:p/>
          </table:table-cell>
          <table:table-cell table:style-name="ce7" table:number-columns-repeated="2"/>
          <table:table-cell table:style-name="ce7" table:formula="of:=COM.MICROSOFT.CONCAT([.V198]; [.W198])">
            <text:p/>
          </table:table-cell>
          <table:table-cell table:style-name="ce7" table:number-columns-repeated="2"/>
          <table:table-cell table:style-name="ce7" table:formula="of:=COM.MICROSOFT.CONCAT([.Y198]; [.Z198])">
            <text:p/>
          </table:table-cell>
          <table:table-cell table:style-name="ce7" table:number-columns-repeated="2"/>
          <table:table-cell table:style-name="ce7" table:formula="of:=COM.MICROSOFT.CONCAT([.AB198]; [.AC198])">
            <text:p/>
          </table:table-cell>
          <table:table-cell table:style-name="ce7" table:number-columns-repeated="2"/>
          <table:table-cell table:style-name="ce7" table:formula="of:=COM.MICROSOFT.CONCAT([.AE198]; [.AF19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98]; [.AM19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number-columns-repeated="978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9]; [.N199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99]; [.Q199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99]; [.T199])">
            <text:p/>
          </table:table-cell>
          <table:table-cell table:number-columns-repeated="2"/>
          <table:table-cell table:formula="of:=COM.MICROSOFT.CONCAT([.V199]; [.W199])">
            <text:p/>
          </table:table-cell>
          <table:table-cell table:number-columns-repeated="2"/>
          <table:table-cell table:formula="of:=COM.MICROSOFT.CONCAT([.Y199]; [.Z199])">
            <text:p/>
          </table:table-cell>
          <table:table-cell table:number-columns-repeated="2"/>
          <table:table-cell table:formula="of:=COM.MICROSOFT.CONCAT([.AB199]; [.AC199])">
            <text:p/>
          </table:table-cell>
          <table:table-cell table:number-columns-repeated="2"/>
          <table:table-cell table:formula="of:=COM.MICROSOFT.CONCAT([.AE199]; [.AF19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9]; [.AM19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number-columns-repeated="978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0]; [.N200])">
            <text:p/>
          </table:table-cell>
          <table:table-cell table:number-columns-repeated="2"/>
          <table:table-cell table:formula="of:=COM.MICROSOFT.CONCAT([.P200]; [.Q200])">
            <text:p/>
          </table:table-cell>
          <table:table-cell table:number-columns-repeated="2"/>
          <table:table-cell table:formula="of:=COM.MICROSOFT.CONCAT([.S200]; [.T200])">
            <text:p/>
          </table:table-cell>
          <table:table-cell table:number-columns-repeated="2"/>
          <table:table-cell table:formula="of:=COM.MICROSOFT.CONCAT([.V200]; [.W200])">
            <text:p/>
          </table:table-cell>
          <table:table-cell table:number-columns-repeated="2"/>
          <table:table-cell table:formula="of:=COM.MICROSOFT.CONCAT([.Y200]; [.Z200])">
            <text:p/>
          </table:table-cell>
          <table:table-cell table:number-columns-repeated="2"/>
          <table:table-cell table:formula="of:=COM.MICROSOFT.CONCAT([.AB200]; [.AC200])">
            <text:p/>
          </table:table-cell>
          <table:table-cell table:number-columns-repeated="2"/>
          <table:table-cell table:formula="of:=COM.MICROSOFT.CONCAT([.AE200]; [.AF200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0]; [.AM20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201]; [.Q201])" office:value-type="string" office:string-value="4099" calcext:value-type="string">
            <text:p>4099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S201]; [.T201])" office:value-type="string" office:string-value="spouse of James4100" calcext:value-type="string">
            <text:p>spouse of James4100</text:p>
          </table:table-cell>
          <table:table-cell table:number-columns-repeated="2"/>
          <table:table-cell table:formula="of:=COM.MICROSOFT.CONCAT([.V201]; [.W201])">
            <text:p/>
          </table:table-cell>
          <table:table-cell table:number-columns-repeated="2"/>
          <table:table-cell table:formula="of:=COM.MICROSOFT.CONCAT([.Y201]; [.Z201])">
            <text:p/>
          </table:table-cell>
          <table:table-cell table:number-columns-repeated="2"/>
          <table:table-cell table:formula="of:=COM.MICROSOFT.CONCAT([.AB201]; [.AC201])">
            <text:p/>
          </table:table-cell>
          <table:table-cell table:number-columns-repeated="2"/>
          <table:table-cell table:formula="of:=COM.MICROSOFT.CONCAT([.AE201]; [.AF2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201]; [.AM20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string" calcext:value-type="string">
            <text:p>Sea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3"/>
          <table:table-cell table:formula="of:=COM.MICROSOFT.CONCAT([.P202]; [.Q202])">
            <text:p/>
          </table:table-cell>
          <table:table-cell table:number-columns-repeated="2"/>
          <table:table-cell table:formula="of:=COM.MICROSOFT.CONCAT([.S202]; [.T202])">
            <text:p/>
          </table:table-cell>
          <table:table-cell table:number-columns-repeated="2"/>
          <table:table-cell table:formula="of:=COM.MICROSOFT.CONCAT([.V202]; [.W202])">
            <text:p/>
          </table:table-cell>
          <table:table-cell table:number-columns-repeated="2"/>
          <table:table-cell table:formula="of:=COM.MICROSOFT.CONCAT([.Y202]; [.Z202])">
            <text:p/>
          </table:table-cell>
          <table:table-cell table:number-columns-repeated="2"/>
          <table:table-cell table:formula="of:=COM.MICROSOFT.CONCAT([.AB202]; [.AC202])">
            <text:p/>
          </table:table-cell>
          <table:table-cell table:number-columns-repeated="2"/>
          <table:table-cell table:formula="of:=COM.MICROSOFT.CONCAT([.AE202]; [.AF20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02]; [.AM20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8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Sh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1-02-07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03]; [.N20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03]; [.Q203])">
            <text:p/>
          </table:table-cell>
          <table:table-cell table:number-columns-repeated="2"/>
          <table:table-cell table:formula="of:=COM.MICROSOFT.CONCAT([.S203]; [.T203])">
            <text:p/>
          </table:table-cell>
          <table:table-cell table:number-columns-repeated="2"/>
          <table:table-cell table:formula="of:=COM.MICROSOFT.CONCAT([.V203]; [.W203])">
            <text:p/>
          </table:table-cell>
          <table:table-cell table:number-columns-repeated="2"/>
          <table:table-cell table:formula="of:=COM.MICROSOFT.CONCAT([.Y203]; [.Z203])">
            <text:p/>
          </table:table-cell>
          <table:table-cell table:number-columns-repeated="2"/>
          <table:table-cell table:formula="of:=COM.MICROSOFT.CONCAT([.AB203]; [.AC203])">
            <text:p/>
          </table:table-cell>
          <table:table-cell table:number-columns-repeated="2"/>
          <table:table-cell table:formula="of:=COM.MICROSOFT.CONCAT([.AE203]; [.AF20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3]; [.AM20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number-columns-repeated="978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9-01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4]; [.N204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204]; [.Q204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204]; [.T204])">
            <text:p/>
          </table:table-cell>
          <table:table-cell table:number-columns-repeated="2"/>
          <table:table-cell table:formula="of:=COM.MICROSOFT.CONCAT([.V204]; [.W204])">
            <text:p/>
          </table:table-cell>
          <table:table-cell table:number-columns-repeated="2"/>
          <table:table-cell table:formula="of:=COM.MICROSOFT.CONCAT([.Y204]; [.Z204])">
            <text:p/>
          </table:table-cell>
          <table:table-cell table:number-columns-repeated="2"/>
          <table:table-cell table:formula="of:=COM.MICROSOFT.CONCAT([.AB204]; [.AC204])">
            <text:p/>
          </table:table-cell>
          <table:table-cell table:number-columns-repeated="2"/>
          <table:table-cell table:formula="of:=COM.MICROSOFT.CONCAT([.AE204]; [.AF20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4]; [.AM20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number-columns-repeated="980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0-07-19</text:p>
          </table:table-cell>
          <table:table-cell table:style-name="ce16" office:value-type="string" calcext:value-type="string">
            <text:p>1820-07-18</text:p>
          </table:table-cell>
          <table:table-cell office:value-type="string" calcext:value-type="string">
            <text:p>This date of birth is clearly off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205]; [.N205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205]; [.Q205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205]; [.T205])">
            <text:p/>
          </table:table-cell>
          <table:table-cell table:number-columns-repeated="2"/>
          <table:table-cell table:formula="of:=COM.MICROSOFT.CONCAT([.V205]; [.W205])">
            <text:p/>
          </table:table-cell>
          <table:table-cell table:number-columns-repeated="2"/>
          <table:table-cell table:formula="of:=COM.MICROSOFT.CONCAT([.Y205]; [.Z205])">
            <text:p/>
          </table:table-cell>
          <table:table-cell table:number-columns-repeated="2"/>
          <table:table-cell table:formula="of:=COM.MICROSOFT.CONCAT([.AB205]; [.AC205])">
            <text:p/>
          </table:table-cell>
          <table:table-cell table:number-columns-repeated="2"/>
          <table:table-cell table:formula="of:=COM.MICROSOFT.CONCAT([.AE205]; [.AF2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5]; [.AM20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number-columns-repeated="980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number-columns-repeated="2" office:value-type="string" calcext:value-type="string">
            <text:p>Soph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206]; [.N206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206]; [.Q206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206]; [.T206])">
            <text:p/>
          </table:table-cell>
          <table:table-cell table:number-columns-repeated="2"/>
          <table:table-cell table:formula="of:=COM.MICROSOFT.CONCAT([.V206]; [.W206])">
            <text:p/>
          </table:table-cell>
          <table:table-cell table:number-columns-repeated="2"/>
          <table:table-cell table:formula="of:=COM.MICROSOFT.CONCAT([.Y206]; [.Z206])">
            <text:p/>
          </table:table-cell>
          <table:table-cell table:number-columns-repeated="2"/>
          <table:table-cell table:formula="of:=COM.MICROSOFT.CONCAT([.AB206]; [.AC206])">
            <text:p/>
          </table:table-cell>
          <table:table-cell table:number-columns-repeated="2"/>
          <table:table-cell table:formula="of:=COM.MICROSOFT.CONCAT([.AE206]; [.AF2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6]; [.AM20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207]; [.N20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207]; [.Q20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207]; [.T207])">
            <text:p/>
          </table:table-cell>
          <table:table-cell table:number-columns-repeated="2"/>
          <table:table-cell table:formula="of:=COM.MICROSOFT.CONCAT([.V207]; [.W207])">
            <text:p/>
          </table:table-cell>
          <table:table-cell table:number-columns-repeated="2"/>
          <table:table-cell table:formula="of:=COM.MICROSOFT.CONCAT([.Y207]; [.Z207])">
            <text:p/>
          </table:table-cell>
          <table:table-cell table:number-columns-repeated="2"/>
          <table:table-cell table:formula="of:=COM.MICROSOFT.CONCAT([.AB207]; [.AC207])">
            <text:p/>
          </table:table-cell>
          <table:table-cell table:number-columns-repeated="2"/>
          <table:table-cell table:formula="of:=COM.MICROSOFT.CONCAT([.AE207]; [.AF2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07]; [.AM2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8]; [.N208])">
            <text:p/>
          </table:table-cell>
          <table:table-cell table:number-columns-repeated="2"/>
          <table:table-cell table:formula="of:=COM.MICROSOFT.CONCAT([.P208]; [.Q208])">
            <text:p/>
          </table:table-cell>
          <table:table-cell table:number-columns-repeated="2"/>
          <table:table-cell table:formula="of:=COM.MICROSOFT.CONCAT([.S208]; [.T208])">
            <text:p/>
          </table:table-cell>
          <table:table-cell table:number-columns-repeated="2"/>
          <table:table-cell table:formula="of:=COM.MICROSOFT.CONCAT([.V208]; [.W208])">
            <text:p/>
          </table:table-cell>
          <table:table-cell table:number-columns-repeated="2"/>
          <table:table-cell table:formula="of:=COM.MICROSOFT.CONCAT([.Y208]; [.Z208])">
            <text:p/>
          </table:table-cell>
          <table:table-cell table:number-columns-repeated="2"/>
          <table:table-cell table:formula="of:=COM.MICROSOFT.CONCAT([.AB208]; [.AC208])">
            <text:p/>
          </table:table-cell>
          <table:table-cell table:number-columns-repeated="2"/>
          <table:table-cell table:formula="of:=COM.MICROSOFT.CONCAT([.AE208]; [.AF20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8]; [.AM20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9]; [.N209])">
            <text:p/>
          </table:table-cell>
          <table:table-cell table:number-columns-repeated="2"/>
          <table:table-cell table:formula="of:=COM.MICROSOFT.CONCAT([.P209]; [.Q209])">
            <text:p/>
          </table:table-cell>
          <table:table-cell table:number-columns-repeated="2"/>
          <table:table-cell table:formula="of:=COM.MICROSOFT.CONCAT([.S209]; [.T209])">
            <text:p/>
          </table:table-cell>
          <table:table-cell table:number-columns-repeated="2"/>
          <table:table-cell table:formula="of:=COM.MICROSOFT.CONCAT([.V209]; [.W209])">
            <text:p/>
          </table:table-cell>
          <table:table-cell table:number-columns-repeated="2"/>
          <table:table-cell table:formula="of:=COM.MICROSOFT.CONCAT([.Y209]; [.Z209])">
            <text:p/>
          </table:table-cell>
          <table:table-cell table:number-columns-repeated="2"/>
          <table:table-cell table:formula="of:=COM.MICROSOFT.CONCAT([.AB209]; [.AC209])">
            <text:p/>
          </table:table-cell>
          <table:table-cell table:number-columns-repeated="2"/>
          <table:table-cell table:formula="of:=COM.MICROSOFT.CONCAT([.AE209]; [.AF20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9]; [.AM20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number-columns-repeated="980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0-02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10]; [.N21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10]; [.Q210])">
            <text:p/>
          </table:table-cell>
          <table:table-cell table:number-columns-repeated="2"/>
          <table:table-cell table:formula="of:=COM.MICROSOFT.CONCAT([.S210]; [.T210])">
            <text:p/>
          </table:table-cell>
          <table:table-cell table:number-columns-repeated="2"/>
          <table:table-cell table:formula="of:=COM.MICROSOFT.CONCAT([.V210]; [.W210])">
            <text:p/>
          </table:table-cell>
          <table:table-cell table:number-columns-repeated="2"/>
          <table:table-cell table:formula="of:=COM.MICROSOFT.CONCAT([.Y210]; [.Z210])">
            <text:p/>
          </table:table-cell>
          <table:table-cell table:number-columns-repeated="2"/>
          <table:table-cell table:formula="of:=COM.MICROSOFT.CONCAT([.AB210]; [.AC210])">
            <text:p/>
          </table:table-cell>
          <table:table-cell table:number-columns-repeated="2"/>
          <table:table-cell table:formula="of:=COM.MICROSOFT.CONCAT([.AE210]; [.AF2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0]; [.AM2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980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M211]; [.N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P211]; [.Q211])">
            <text:p/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S211]; [.T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V211]; [.W211])">
            <text:p/>
          </table:table-cell>
          <table:table-cell table:number-columns-repeated="2"/>
          <table:table-cell table:formula="of:=COM.MICROSOFT.CONCAT([.Y211]; [.Z211])">
            <text:p/>
          </table:table-cell>
          <table:table-cell table:number-columns-repeated="2"/>
          <table:table-cell table:formula="of:=COM.MICROSOFT.CONCAT([.AB211]; [.AC211])">
            <text:p/>
          </table:table-cell>
          <table:table-cell table:number-columns-repeated="2"/>
          <table:table-cell table:formula="of:=COM.MICROSOFT.CONCAT([.AE211]; [.AF2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211]; [.AM2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number-columns-repeated="978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string" calcext:value-type="string">
            <text:p>T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2]; [.N212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212]; [.Q212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212]; [.T212])">
            <text:p/>
          </table:table-cell>
          <table:table-cell table:number-columns-repeated="2"/>
          <table:table-cell table:formula="of:=COM.MICROSOFT.CONCAT([.V212]; [.W212])">
            <text:p/>
          </table:table-cell>
          <table:table-cell table:number-columns-repeated="2"/>
          <table:table-cell table:formula="of:=COM.MICROSOFT.CONCAT([.Y212]; [.Z212])">
            <text:p/>
          </table:table-cell>
          <table:table-cell table:number-columns-repeated="2"/>
          <table:table-cell table:formula="of:=COM.MICROSOFT.CONCAT([.AB212]; [.AC212])">
            <text:p/>
          </table:table-cell>
          <table:table-cell table:number-columns-repeated="2"/>
          <table:table-cell table:formula="of:=COM.MICROSOFT.CONCAT([.AE212]; [.AF2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2]; [.AM21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5-01-0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13]; [.N21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13]; [.Q213])">
            <text:p/>
          </table:table-cell>
          <table:table-cell table:number-columns-repeated="2"/>
          <table:table-cell table:formula="of:=COM.MICROSOFT.CONCAT([.S213]; [.T213])">
            <text:p/>
          </table:table-cell>
          <table:table-cell table:number-columns-repeated="2"/>
          <table:table-cell table:formula="of:=COM.MICROSOFT.CONCAT([.V213]; [.W213])">
            <text:p/>
          </table:table-cell>
          <table:table-cell table:number-columns-repeated="2"/>
          <table:table-cell table:formula="of:=COM.MICROSOFT.CONCAT([.Y213]; [.Z213])">
            <text:p/>
          </table:table-cell>
          <table:table-cell table:number-columns-repeated="2"/>
          <table:table-cell table:formula="of:=COM.MICROSOFT.CONCAT([.AB213]; [.AC213])">
            <text:p/>
          </table:table-cell>
          <table:table-cell table:number-columns-repeated="2"/>
          <table:table-cell table:formula="of:=COM.MICROSOFT.CONCAT([.AE213]; [.AF2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3]; [.AM21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formula="of:=COM.MICROSOFT.CONCAT([.M214]; [.N214])" office:value-type="string" office:string-value="child of Sealy4196" calcext:value-type="string">
            <text:p>child of Sealy4196</text:p>
          </table:table-cell>
          <table:table-cell table:number-columns-repeated="2"/>
          <table:table-cell table:formula="of:=COM.MICROSOFT.CONCAT([.P214]; [.Q214])">
            <text:p/>
          </table:table-cell>
          <table:table-cell table:number-columns-repeated="2"/>
          <table:table-cell table:formula="of:=COM.MICROSOFT.CONCAT([.S214]; [.T214])">
            <text:p/>
          </table:table-cell>
          <table:table-cell table:number-columns-repeated="2"/>
          <table:table-cell table:formula="of:=COM.MICROSOFT.CONCAT([.V214]; [.W214])">
            <text:p/>
          </table:table-cell>
          <table:table-cell table:number-columns-repeated="2"/>
          <table:table-cell table:formula="of:=COM.MICROSOFT.CONCAT([.Y214]; [.Z214])">
            <text:p/>
          </table:table-cell>
          <table:table-cell table:number-columns-repeated="2"/>
          <table:table-cell table:formula="of:=COM.MICROSOFT.CONCAT([.AB214]; [.AC214])">
            <text:p/>
          </table:table-cell>
          <table:table-cell table:number-columns-repeated="2"/>
          <table:table-cell table:formula="of:=COM.MICROSOFT.CONCAT([.AE214]; [.AF2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14]; [.AM21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number-columns-repeated="980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5]; [.N215])">
            <text:p/>
          </table:table-cell>
          <table:table-cell table:number-columns-repeated="2"/>
          <table:table-cell table:formula="of:=COM.MICROSOFT.CONCAT([.P215]; [.Q215])">
            <text:p/>
          </table:table-cell>
          <table:table-cell table:number-columns-repeated="2"/>
          <table:table-cell table:formula="of:=COM.MICROSOFT.CONCAT([.S215]; [.T215])">
            <text:p/>
          </table:table-cell>
          <table:table-cell table:number-columns-repeated="2"/>
          <table:table-cell table:formula="of:=COM.MICROSOFT.CONCAT([.V215]; [.W215])">
            <text:p/>
          </table:table-cell>
          <table:table-cell table:number-columns-repeated="2"/>
          <table:table-cell table:formula="of:=COM.MICROSOFT.CONCAT([.Y215]; [.Z215])">
            <text:p/>
          </table:table-cell>
          <table:table-cell table:number-columns-repeated="2"/>
          <table:table-cell table:formula="of:=COM.MICROSOFT.CONCAT([.AB215]; [.AC215])">
            <text:p/>
          </table:table-cell>
          <table:table-cell table:number-columns-repeated="2"/>
          <table:table-cell table:formula="of:=COM.MICROSOFT.CONCAT([.AE215]; [.AF2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5]; [.AM2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98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6]; [.N216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216]; [.Q216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216]; [.T216])">
            <text:p/>
          </table:table-cell>
          <table:table-cell table:number-columns-repeated="2"/>
          <table:table-cell table:formula="of:=COM.MICROSOFT.CONCAT([.V216]; [.W216])">
            <text:p/>
          </table:table-cell>
          <table:table-cell table:number-columns-repeated="2"/>
          <table:table-cell table:formula="of:=COM.MICROSOFT.CONCAT([.Y216]; [.Z216])">
            <text:p/>
          </table:table-cell>
          <table:table-cell table:number-columns-repeated="2"/>
          <table:table-cell table:formula="of:=COM.MICROSOFT.CONCAT([.AB216]; [.AC216])">
            <text:p/>
          </table:table-cell>
          <table:table-cell table:number-columns-repeated="2"/>
          <table:table-cell table:formula="of:=COM.MICROSOFT.CONCAT([.AE216]; [.AF2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6]; [.AM2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number-columns-repeated="980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runaway</text:p>
          </table:table-cell>
          <table:table-cell table:number-columns-repeated="2"/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17]; [.N217])">
            <text:p/>
          </table:table-cell>
          <table:table-cell table:number-columns-repeated="2"/>
          <table:table-cell table:formula="of:=COM.MICROSOFT.CONCAT([.P217]; [.Q217])">
            <text:p/>
          </table:table-cell>
          <table:table-cell table:number-columns-repeated="2"/>
          <table:table-cell table:formula="of:=COM.MICROSOFT.CONCAT([.S217]; [.T217])">
            <text:p/>
          </table:table-cell>
          <table:table-cell table:number-columns-repeated="2"/>
          <table:table-cell table:formula="of:=COM.MICROSOFT.CONCAT([.V217]; [.W217])">
            <text:p/>
          </table:table-cell>
          <table:table-cell table:number-columns-repeated="2"/>
          <table:table-cell table:formula="of:=COM.MICROSOFT.CONCAT([.Y217]; [.Z217])">
            <text:p/>
          </table:table-cell>
          <table:table-cell table:number-columns-repeated="2"/>
          <table:table-cell table:formula="of:=COM.MICROSOFT.CONCAT([.AB217]; [.AC217])">
            <text:p/>
          </table:table-cell>
          <table:table-cell table:number-columns-repeated="2"/>
          <table:table-cell table:formula="of:=COM.MICROSOFT.CONCAT([.AE217]; [.AF21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17]; [.AJ217])">
            <text:p/>
          </table:table-cell>
          <table:table-cell table:number-columns-repeated="2"/>
          <table:table-cell table:formula="of:=COM.MICROSOFT.CONCAT([.AL217]; [.AM21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/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98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string" calcext:value-type="string">
            <text:p>Ve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/>
          <table:table-cell table:formula="of:=COM.MICROSOFT.CONCAT([.P218]; [.Q218])" office:value-type="string" office:string-value="4125" calcext:value-type="string">
            <text:p>4125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S218]; [.T218])" office:value-type="string" office:string-value="spouse of Milly4128" calcext:value-type="string">
            <text:p>spouse of Milly4128</text:p>
          </table:table-cell>
          <table:table-cell table:number-columns-repeated="2"/>
          <table:table-cell table:formula="of:=COM.MICROSOFT.CONCAT([.V218]; [.W218])">
            <text:p/>
          </table:table-cell>
          <table:table-cell table:number-columns-repeated="2"/>
          <table:table-cell table:formula="of:=COM.MICROSOFT.CONCAT([.Y218]; [.Z218])">
            <text:p/>
          </table:table-cell>
          <table:table-cell table:number-columns-repeated="2"/>
          <table:table-cell table:formula="of:=COM.MICROSOFT.CONCAT([.AB218]; [.AC218])">
            <text:p/>
          </table:table-cell>
          <table:table-cell table:number-columns-repeated="2"/>
          <table:table-cell table:formula="of:=COM.MICROSOFT.CONCAT([.AE218]; [.AF21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18]; [.AM21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number-columns-repeated="978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table:number-columns-repeated="2" office:value-type="string" calcext:value-type="string">
            <text:p>Water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ay not belong to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COM.MICROSOFT.CONCAT([.P219]; [.Q219])" office:value-type="string" office:string-value="4176" calcext:value-type="string">
            <text:p>4176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S219]; [.T219])" office:value-type="string" office:string-value="spouse of Amelia4171" calcext:value-type="string">
            <text:p>spouse of Amelia4171</text:p>
          </table:table-cell>
          <table:table-cell table:number-columns-repeated="2"/>
          <table:table-cell table:formula="of:=COM.MICROSOFT.CONCAT([.V219]; [.W219])">
            <text:p/>
          </table:table-cell>
          <table:table-cell table:number-columns-repeated="2"/>
          <table:table-cell table:formula="of:=COM.MICROSOFT.CONCAT([.Y219]; [.Z219])">
            <text:p/>
          </table:table-cell>
          <table:table-cell table:number-columns-repeated="2"/>
          <table:table-cell table:formula="of:=COM.MICROSOFT.CONCAT([.AB219]; [.AC219])">
            <text:p/>
          </table:table-cell>
          <table:table-cell table:number-columns-repeated="2"/>
          <table:table-cell table:formula="of:=COM.MICROSOFT.CONCAT([.AE219]; [.AF2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19]; [.AM2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 table:number-columns-repeated="978"/>
        </table:table-row>
        <table:table-row table:style-name="ro2">
          <table:table-cell table:style-name="ce4" office:value-type="float" office:value="1227" calcext:value-type="float">
            <text:p>1227</text:p>
          </table:table-cell>
          <table:table-cell table:style-name="ce8" office:value-type="float" office:value="4166" calcext:value-type="float">
            <text:p>4166</text:p>
          </table:table-cell>
          <table:table-cell table:number-columns-repeated="2" table:style-name="ce8" office:value-type="string" calcext:value-type="string">
            <text:p>William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8-05-02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8" calcext:value-type="float">
            <text:p>1828</text:p>
          </table:table-cell>
          <table:table-cell table:style-name="ce8"/>
          <table:table-cell table:style-name="ce8" office:value-type="string" calcext:value-type="string">
            <text:p>may have died the same day, unclear</text:p>
          </table:table-cell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table:formula="of:=COM.MICROSOFT.CONCAT([.M220]; [.N220])" office:value-type="string" office:string-value="child of James4167" calcext:value-type="string">
            <text:p>child of James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style-name="ce8" table:formula="of:=COM.MICROSOFT.CONCAT([.P220]; [.Q220])" office:value-type="string" office:string-value="child of MaryPC026" calcext:value-type="string">
            <text:p>child of MaryPC026</text:p>
          </table:table-cell>
          <table:table-cell table:style-name="ce8" table:number-columns-repeated="2"/>
          <table:table-cell table:style-name="ce8" table:formula="of:=COM.MICROSOFT.CONCAT([.S220]; [.T220])">
            <text:p/>
          </table:table-cell>
          <table:table-cell table:style-name="ce8" table:number-columns-repeated="2"/>
          <table:table-cell table:style-name="ce8" table:formula="of:=COM.MICROSOFT.CONCAT([.V220]; [.W220])">
            <text:p/>
          </table:table-cell>
          <table:table-cell table:style-name="ce8" table:number-columns-repeated="2"/>
          <table:table-cell table:style-name="ce8" table:formula="of:=COM.MICROSOFT.CONCAT([.Y220]; [.Z220])">
            <text:p/>
          </table:table-cell>
          <table:table-cell table:style-name="ce8" table:number-columns-repeated="2"/>
          <table:table-cell table:style-name="ce8" table:formula="of:=COM.MICROSOFT.CONCAT([.AB220]; [.AC220])">
            <text:p/>
          </table:table-cell>
          <table:table-cell table:style-name="ce8" table:number-columns-repeated="2"/>
          <table:table-cell table:style-name="ce8" table:formula="of:=COM.MICROSOFT.CONCAT([.AE220]; [.AF220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table:formula="of:=COM.MICROSOFT.CONCAT([.AI220]; [.AJ220])">
            <text:p/>
          </table:table-cell>
          <table:table-cell table:style-name="ce8" table:number-columns-repeated="2"/>
          <table:table-cell table:style-name="ce8" table:formula="of:=COM.MICROSOFT.CONCAT([.AL220]; [.AM220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number-columns-repeated="978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COM.MICROSOFT.CONCAT([.P221]; [.Q221])" office:value-type="string" office:string-value="4181" calcext:value-type="string">
            <text:p>4181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table:formula="of:=COM.MICROSOFT.CONCAT([.S221]; [.T221])" office:value-type="string" office:string-value="spouse of Emmy West7108" calcext:value-type="string">
            <text:p>spouse of Emmy West7108</text:p>
          </table:table-cell>
          <table:table-cell table:number-columns-repeated="2"/>
          <table:table-cell table:formula="of:=COM.MICROSOFT.CONCAT([.V221]; [.W221])">
            <text:p/>
          </table:table-cell>
          <table:table-cell table:number-columns-repeated="2"/>
          <table:table-cell table:formula="of:=COM.MICROSOFT.CONCAT([.Y221]; [.Z221])">
            <text:p/>
          </table:table-cell>
          <table:table-cell table:number-columns-repeated="2"/>
          <table:table-cell table:formula="of:=COM.MICROSOFT.CONCAT([.AB221]; [.AC221])">
            <text:p/>
          </table:table-cell>
          <table:table-cell table:number-columns-repeated="2"/>
          <table:table-cell table:formula="of:=COM.MICROSOFT.CONCAT([.AE221]; [.AF2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21]; [.AM22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 table:number-columns-repeated="978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string" calcext:value-type="string">
            <text:p>Winifr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22]; [.N22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222]; [.Q22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222]; [.T222])">
            <text:p/>
          </table:table-cell>
          <table:table-cell table:number-columns-repeated="2"/>
          <table:table-cell table:formula="of:=COM.MICROSOFT.CONCAT([.V222]; [.W222])">
            <text:p/>
          </table:table-cell>
          <table:table-cell table:number-columns-repeated="2"/>
          <table:table-cell table:formula="of:=COM.MICROSOFT.CONCAT([.Y222]; [.Z222])">
            <text:p/>
          </table:table-cell>
          <table:table-cell table:number-columns-repeated="2"/>
          <table:table-cell table:formula="of:=COM.MICROSOFT.CONCAT([.AB222]; [.AC222])">
            <text:p/>
          </table:table-cell>
          <table:table-cell table:number-columns-repeated="2"/>
          <table:table-cell table:formula="of:=COM.MICROSOFT.CONCAT([.AE222]; [.AF22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22]; [.AM22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17" table:number-columns-repeated="2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string" calcext:value-type="string">
            <text:p>Wom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plural?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23]; [.N223])">
            <text:p/>
          </table:table-cell>
          <table:table-cell table:number-columns-repeated="2"/>
          <table:table-cell table:formula="of:=COM.MICROSOFT.CONCAT([.P223]; [.Q223])">
            <text:p/>
          </table:table-cell>
          <table:table-cell table:number-columns-repeated="2"/>
          <table:table-cell table:formula="of:=COM.MICROSOFT.CONCAT([.S223]; [.T223])">
            <text:p/>
          </table:table-cell>
          <table:table-cell table:number-columns-repeated="2"/>
          <table:table-cell table:formula="of:=COM.MICROSOFT.CONCAT([.V223]; [.W223])">
            <text:p/>
          </table:table-cell>
          <table:table-cell table:number-columns-repeated="2"/>
          <table:table-cell table:formula="of:=COM.MICROSOFT.CONCAT([.Y223]; [.Z223])">
            <text:p/>
          </table:table-cell>
          <table:table-cell table:number-columns-repeated="2"/>
          <table:table-cell table:formula="of:=COM.MICROSOFT.CONCAT([.AB223]; [.AC223])">
            <text:p/>
          </table:table-cell>
          <table:table-cell table:number-columns-repeated="2"/>
          <table:table-cell table:formula="of:=COM.MICROSOFT.CONCAT([.AE223]; [.AF22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23]; [.AJ223])">
            <text:p/>
          </table:table-cell>
          <table:table-cell table:number-columns-repeated="2"/>
          <table:table-cell table:formula="of:=COM.MICROSOFT.CONCAT([.AL223]; [.AM223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7" table:number-columns-repeated="3"/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number-columns-repeated="978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 table:number-columns-repeated="3"/>
          <table:table-cell office:value-type="string" calcext:value-type="string">
            <text:p>mention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2]; [.AJ2])">
            <text:p/>
          </table:table-cell>
          <table:table-cell table:number-columns-repeated="2"/>
          <table:table-cell table:formula="of:=COM.MICROSOFT.CONCAT([.AL2]; [.AM2])">
            <text:p/>
          </table:table-cell>
          <table:table-cell table:number-columns-repeated="984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7-12-16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By Cash recd from Wm. L. Hilton for the Time of Arnold 9 months &amp; 3 weeks 108.25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4-2-StInigoesAccountLedger-1843-1850.json</text:p>
          </table:table-cell>
          <table:table-cell/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table:number-columns-repeated="98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]; [.N5])">
            <text:p/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2271" calcext:value-type="float">
            <text:p>2271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]; [.N6])">
            <text:p/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table:number-columns-repeated="2"/>
          <table:table-cell table:formula="of:=COM.MICROSOFT.CONCAT([.V7]; [.W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string" calcext:value-type="string">
            <text:p>Big 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]; [.N8])">
            <text:p/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string" calcext:value-type="string">
            <text:p>Big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string" calcext:value-type="string">
            <text:p>Big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proposed sale</text:p>
          </table:table-cell>
          <table:table-cell table:number-columns-repeated="2"/>
          <table:table-cell office:value-type="string" calcext:value-type="string">
            <text:p>to John Leach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26-2-Neale-Marshall-1817-12-01.json</text:p>
          </table:table-cell>
          <table:table-cell/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2252" calcext:value-type="float">
            <text:p>2252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17-02-06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2"/>
          <table:table-cell table:style-name="ce7" office:value-type="string" calcext:value-type="string">
            <text:p>I had no objection that our Chs. should marry provided there is a prospect that the woman shall not be removed etc. etc. : updated to Charles 1151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5]; [.N15])">
            <text:p/>
          </table:table-cell>
          <table:table-cell table:style-name="ce7" table:number-columns-repeated="2"/>
          <table:table-cell table:style-name="ce7" table:formula="of:=COM.MICROSOFT.CONCAT([.P15]; [.Q15])">
            <text:p/>
          </table:table-cell>
          <table:table-cell table:style-name="ce7" table:number-columns-repeated="2"/>
          <table:table-cell table:style-name="ce7" table:formula="of:=COM.MICROSOFT.CONCAT([.S15]; [.T15])">
            <text:p/>
          </table:table-cell>
          <table:table-cell table:style-name="ce7" table:number-columns-repeated="2"/>
          <table:table-cell table:style-name="ce7" table:formula="of:=COM.MICROSOFT.CONCAT([.V15]; [.W15])">
            <text:p/>
          </table:table-cell>
          <table:table-cell table:style-name="ce7" table:number-columns-repeated="2"/>
          <table:table-cell table:style-name="ce7" table:formula="of:=COM.MICROSOFT.CONCAT([.Y15]; [.Z15])">
            <text:p/>
          </table:table-cell>
          <table:table-cell table:style-name="ce7" table:number-columns-repeated="2"/>
          <table:table-cell table:style-name="ce7" table:formula="of:=COM.MICROSOFT.CONCAT([.AB15]; [.AC15])">
            <text:p/>
          </table:table-cell>
          <table:table-cell table:style-name="ce7" table:number-columns-repeated="2"/>
          <table:table-cell table:style-name="ce7" table:formula="of:=COM.MICROSOFT.CONCAT([.AE15]; [.AF1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hn Grassi</text:p>
          </table:table-cell>
          <table:table-cell table:style-name="ce7" office:value-type="string" calcext:value-type="string">
            <text:p>J029</text:p>
          </table:table-cell>
          <table:table-cell table:style-name="ce7" office:value-type="float" office:value="994" calcext:value-type="float">
            <text:p>994</text:p>
          </table:table-cell>
          <table:table-cell table:style-name="ce7" office:value-type="string" calcext:value-type="string">
            <text:p>Joseph Marshall</text:p>
          </table:table-cell>
          <table:table-cell table:style-name="ce7" office:value-type="string" calcext:value-type="string">
            <text:p>J045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string" calcext:value-type="string">
            <text:p>CHMC-6-7-Grassi-Marshall-1817-02-06.json</text:p>
          </table:table-cell>
          <table:table-cell table:style-name="ce7" office:value-type="string" calcext:value-type="string">
            <text:p>CHMC-6-7-Grassi-Marshall-1816-01-03.json</text:p>
          </table:table-cell>
          <table:table-cell table:style-name="ce7" table:number-columns-repeated="4"/>
          <table:table-cell table:number-columns-repeated="97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218" calcext:value-type="float">
            <text:p>2218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string" calcext:value-type="string">
            <text:p>Enoc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string" calcext:value-type="string">
            <text:p>F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19" table:number-columns-repeated="975"/>
          <table:table-cell table:style-name="ce22" table:number-columns-repeated="3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string" calcext:value-type="string">
            <text:p>Gran. An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string" calcext:value-type="string">
            <text:p>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Hil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Husban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J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1]; [.N41])">
            <text:p/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268" calcext:value-type="float">
            <text:p>226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291" calcext:value-type="float">
            <text:p>2291</text:p>
          </table:table-cell>
          <table:table-cell table:number-columns-repeated="2" office:value-type="string" calcext:value-type="string">
            <text:p>Jud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string" calcext:value-type="string">
            <text:p>Ka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string" calcext:value-type="string">
            <text:p>Le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8]; [.N48])">
            <text:p/>
          </table:table-cell>
          <table:table-cell table:number-columns-repeated="2"/>
          <table:table-cell table:formula="of:=COM.MICROSOFT.CONCAT([.P48]; [.Q48])">
            <text:p/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permission to visit relatives in Baltimore and Georgetown ��� no news of him because of wheth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string" calcext:value-type="string">
            <text:p>Lidd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2-12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letter</text:p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M50]; [.N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P50]; [.Q50])">
            <text:p/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S50]; [.T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3-16.json</text:p>
          </table:table-cell>
          <table:table-cell/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number-columns-repeated="980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string" calcext:value-type="string">
            <text:p>Little Char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2258" calcext:value-type="float">
            <text:p>2258</text:p>
          </table:table-cell>
          <table:table-cell table:number-columns-repeated="2" office:value-type="string" calcext:value-type="string">
            <text:p>Little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string" calcext:value-type="string">
            <text:p>Little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string" calcext:value-type="string">
            <text:p>Little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Little Sucky having been troubled with fits 3 or 4 years, at length fell twice into the fire, was most shockingly burnt and died a few days after ���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4]; [.N54])">
            <text:p/>
          </table:table-cell>
          <table:table-cell table:number-columns-repeated="2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string" calcext:value-type="string">
            <text:p>M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aring for Poll�۪s chil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59]; [.AJ59])">
            <text:p/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0]; [.N60])">
            <text:p/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3]; [.N63])">
            <text:p/>
          </table:table-cell>
          <table:table-cell table:number-columns-repeated="2"/>
          <table:table-cell table:formula="of:=COM.MICROSOFT.CONCAT([.P63]; [.Q63])">
            <text:p/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9" office:value-type="float" office:value="2231" calcext:value-type="float">
            <text:p>2231</text:p>
          </table:table-cell>
          <table:table-cell table:number-columns-repeated="2" office:value-type="string" calcext:value-type="string">
            <text:p>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M64]; [.N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P64]; [.Q64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S64]; [.T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style-name="ce18" office:value-type="string" calcext:value-type="string">
            <text:p>property of Mr. Fenwick (which one?)</text:p>
          </table:table-cell>
          <table:table-cell/>
          <table:table-cell table:style-name="ce18" table:formula="of:=COM.MICROSOFT.CONCAT([.AB64]; [.AC64])" office:value-type="string" office:string-value="property of Mr. Fenwick (which one?)" calcext:value-type="string">
            <text:p>property of Mr. Fenwick (which one?)</text:p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property of Mr. Fenwick (which one?)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number-columns-repeated="978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string" calcext:value-type="string">
            <text:p>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M65]; [.N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P65]; [.Q65])">
            <text:p/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S65]; [.T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3"/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number-columns-repeated="97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66]; [.AJ66])">
            <text:p/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5-07-27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urchased by Joseph Carbery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string" calcext:value-type="string">
            <text:p>purchased by Joseph Carbery</text:p>
          </table:table-cell>
          <table:table-cell table:number-columns-repeated="979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20" table:number-columns-repeated="975"/>
          <table:table-cell table:style-name="ce23"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string" calcext:value-type="string">
            <text:p>Nell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Sickly ���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string" calcext:value-type="string">
            <text:p>Nelly Ast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2]; [.N72])">
            <text:p/>
          </table:table-cell>
          <table:table-cell table:number-columns-repeated="2"/>
          <table:table-cell table:formula="of:=COM.MICROSOFT.CONCAT([.P72]; [.Q72])">
            <text:p/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string" calcext:value-type="string">
            <text:p>Old 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Billy laboring about three years under a complaint which Physicians called fistula in ano, at length died being about 65 years old ��� 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3]; [.N73])">
            <text:p/>
          </table:table-cell>
          <table:table-cell table:number-columns-repeated="2"/>
          <table:table-cell table:formula="of:=COM.MICROSOFT.CONCAT([.P73]; [.Q73])">
            <text:p/>
          </table:table-cell>
          <table:table-cell table:number-columns-repeated="2"/>
          <table:table-cell table:formula="of:=COM.MICROSOFT.CONCAT([.S73]; [.T73])">
            <text:p/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string" calcext:value-type="string">
            <text:p>Old Matth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Mathew also died with old age, being 99 years and 6 months old, tho�۪ he often said he was much old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4]; [.N74])">
            <text:p/>
          </table:table-cell>
          <table:table-cell table:number-columns-repeated="2"/>
          <table:table-cell table:formula="of:=COM.MICROSOFT.CONCAT([.P74]; [.Q74])">
            <text:p/>
          </table:table-cell>
          <table:table-cell table:number-columns-repeated="2"/>
          <table:table-cell table:formula="of:=COM.MICROSOFT.CONCAT([.S74]; [.T74])">
            <text:p/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string" calcext:value-type="string">
            <text:p>Old 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table:style-name="ce16" office:value-type="string" calcext:value-type="string">
            <text:p>1815-02-15</text:p>
          </table:table-cell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M75]; [.N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P75]; [.Q75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S75]; [.T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V75]; [.W75])">
            <text:p/>
          </table:table-cell>
          <table:table-cell table:number-columns-repeated="2"/>
          <table:table-cell table:formula="of:=COM.MICROSOFT.CONCAT([.Y75]; [.Z75])">
            <text:p/>
          </table:table-cell>
          <table:table-cell table:number-columns-repeated="2"/>
          <table:table-cell table:formula="of:=COM.MICROSOFT.CONCAT([.AB75]; [.AC75])">
            <text:p/>
          </table:table-cell>
          <table:table-cell table:number-columns-repeated="2"/>
          <table:table-cell table:formula="of:=COM.MICROSOFT.CONCAT([.AE75]; [.AF7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5]; [.AM7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number-columns-repeated="980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string" calcext:value-type="string">
            <text:p>Old 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M76]; [.N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P76]; [.Q76])">
            <text:p/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S76]; [.T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number-columns-repeated="980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string" calcext:value-type="string">
            <text:p>Old Sucke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7]; [.N77])">
            <text:p/>
          </table:table-cell>
          <table:table-cell table:number-columns-repeated="2"/>
          <table:table-cell table:formula="of:=COM.MICROSOFT.CONCAT([.P77]; [.Q77])">
            <text:p/>
          </table:table-cell>
          <table:table-cell table:number-columns-repeated="2"/>
          <table:table-cell table:formula="of:=COM.MICROSOFT.CONCAT([.S77]; [.T77])">
            <text:p/>
          </table:table-cell>
          <table:table-cell table:number-columns-repeated="2"/>
          <table:table-cell table:formula="of:=COM.MICROSOFT.CONCAT([.V77]; [.W7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string" calcext:value-type="string">
            <text:p>Old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Sucky died with old age, being 96 years old according to the family record, tho�۪ she often told me she was more than 100 ��� between 1806-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8]; [.N78])">
            <text:p/>
          </table:table-cell>
          <table:table-cell table:number-columns-repeated="2"/>
          <table:table-cell table:formula="of:=COM.MICROSOFT.CONCAT([.P78]; [.Q78])">
            <text:p/>
          </table:table-cell>
          <table:table-cell table:number-columns-repeated="2"/>
          <table:table-cell table:formula="of:=COM.MICROSOFT.CONCAT([.S78]; [.T78])">
            <text:p/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5"/>
          <table:table-cell table:style-name="ce21" table:number-columns-repeated="975"/>
          <table:table-cell table:style-name="ce24" table:number-columns-repeated="3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Old 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9]; [.N79])">
            <text:p/>
          </table:table-cell>
          <table:table-cell table:number-columns-repeated="2"/>
          <table:table-cell table:formula="of:=COM.MICROSOFT.CONCAT([.P79]; [.Q79])">
            <text:p/>
          </table:table-cell>
          <table:table-cell table:number-columns-repeated="2"/>
          <table:table-cell table:formula="of:=COM.MICROSOFT.CONCAT([.S79]; [.T79])">
            <text:p/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983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0]; [.N80])">
            <text:p/>
          </table:table-cell>
          <table:table-cell table:number-columns-repeated="2"/>
          <table:table-cell table:formula="of:=COM.MICROSOFT.CONCAT([.P80]; [.Q80])">
            <text:p/>
          </table:table-cell>
          <table:table-cell table:number-columns-repeated="2"/>
          <table:table-cell table:formula="of:=COM.MICROSOFT.CONCAT([.S80]; [.T80])">
            <text:p/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1]; [.N81])">
            <text:p/>
          </table:table-cell>
          <table:table-cell table:number-columns-repeated="2"/>
          <table:table-cell table:formula="of:=COM.MICROSOFT.CONCAT([.P81]; [.Q81])">
            <text:p/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1]; [.AJ81])">
            <text:p/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2]; [.N82])">
            <text:p/>
          </table:table-cell>
          <table:table-cell table:number-columns-repeated="2"/>
          <table:table-cell table:formula="of:=COM.MICROSOFT.CONCAT([.P82]; [.Q82])">
            <text:p/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2]; [.AJ82])">
            <text:p/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3]; [.N83])">
            <text:p/>
          </table:table-cell>
          <table:table-cell table:number-columns-repeated="2"/>
          <table:table-cell table:formula="of:=COM.MICROSOFT.CONCAT([.P83]; [.Q83])">
            <text:p/>
          </table:table-cell>
          <table:table-cell table:number-columns-repeated="2"/>
          <table:table-cell table:formula="of:=COM.MICROSOFT.CONCAT([.S83]; [.T83])">
            <text:p/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3]; [.AJ83])">
            <text:p/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4]; [.N84])">
            <text:p/>
          </table:table-cell>
          <table:table-cell table:number-columns-repeated="2"/>
          <table:table-cell table:formula="of:=COM.MICROSOFT.CONCAT([.P84]; [.Q84])">
            <text:p/>
          </table:table-cell>
          <table:table-cell table:number-columns-repeated="2"/>
          <table:table-cell table:formula="of:=COM.MICROSOFT.CONCAT([.S84]; [.T84])">
            <text:p/>
          </table:table-cell>
          <table:table-cell table:number-columns-repeated="2"/>
          <table:table-cell table:formula="of:=COM.MICROSOFT.CONCAT([.V84]; [.W84])">
            <text:p/>
          </table:table-cell>
          <table:table-cell table:number-columns-repeated="2"/>
          <table:table-cell table:formula="of:=COM.MICROSOFT.CONCAT([.Y84]; [.Z84])">
            <text:p/>
          </table:table-cell>
          <table:table-cell table:number-columns-repeated="2"/>
          <table:table-cell table:formula="of:=COM.MICROSOFT.CONCAT([.AB84]; [.AC84])">
            <text:p/>
          </table:table-cell>
          <table:table-cell table:number-columns-repeated="2"/>
          <table:table-cell table:formula="of:=COM.MICROSOFT.CONCAT([.AE84]; [.AF8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4]; [.AJ84])">
            <text:p/>
          </table:table-cell>
          <table:table-cell table:number-columns-repeated="2"/>
          <table:table-cell table:formula="of:=COM.MICROSOFT.CONCAT([.AL84]; [.AM84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5]; [.N85])">
            <text:p/>
          </table:table-cell>
          <table:table-cell table:number-columns-repeated="2"/>
          <table:table-cell table:formula="of:=COM.MICROSOFT.CONCAT([.P85]; [.Q85])">
            <text:p/>
          </table:table-cell>
          <table:table-cell table:number-columns-repeated="2"/>
          <table:table-cell table:formula="of:=COM.MICROSOFT.CONCAT([.S85]; [.T85])">
            <text:p/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5]; [.AJ85])">
            <text:p/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6]; [.AJ86])">
            <text:p/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7]; [.N87])">
            <text:p/>
          </table:table-cell>
          <table:table-cell table:number-columns-repeated="2"/>
          <table:table-cell table:formula="of:=COM.MICROSOFT.CONCAT([.P87]; [.Q87])">
            <text:p/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7]; [.AJ87])">
            <text:p/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8]; [.AJ88])">
            <text:p/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9]; [.AJ89])">
            <text:p/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0]; [.N90])">
            <text:p/>
          </table:table-cell>
          <table:table-cell table:number-columns-repeated="2"/>
          <table:table-cell table:formula="of:=COM.MICROSOFT.CONCAT([.P90]; [.Q90])">
            <text:p/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0]; [.AJ90])">
            <text:p/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1]; [.N91])">
            <text:p/>
          </table:table-cell>
          <table:table-cell table:number-columns-repeated="2"/>
          <table:table-cell table:formula="of:=COM.MICROSOFT.CONCAT([.P91]; [.Q91])">
            <text:p/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1]; [.AJ91])">
            <text:p/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2]; [.N92])">
            <text:p/>
          </table:table-cell>
          <table:table-cell table:number-columns-repeated="2"/>
          <table:table-cell table:formula="of:=COM.MICROSOFT.CONCAT([.P92]; [.Q92])">
            <text:p/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2]; [.AJ92])">
            <text:p/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3]; [.N93])">
            <text:p/>
          </table:table-cell>
          <table:table-cell table:number-columns-repeated="2"/>
          <table:table-cell table:formula="of:=COM.MICROSOFT.CONCAT([.P93]; [.Q93])">
            <text:p/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3]; [.AJ93])">
            <text:p/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4]; [.N94])">
            <text:p/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2205" calcext:value-type="float">
            <text:p>2205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5]; [.N95])">
            <text:p/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5]; [.AJ95])">
            <text:p/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Po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6]; [.N96])">
            <text:p/>
          </table:table-cell>
          <table:table-cell table:number-columns-repeated="2"/>
          <table:table-cell table:formula="of:=COM.MICROSOFT.CONCAT([.P96]; [.Q96])">
            <text:p/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6]; [.AJ96])">
            <text:p/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string" calcext:value-type="string">
            <text:p>Poll�۪s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fan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7]; [.N97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7]; [.Q97])">
            <text:p/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7]; [.AJ97])">
            <text:p/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elly�۪s father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8]; [.N98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8]; [.Q98])">
            <text:p/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8]; [.AJ98])">
            <text:p/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99]; [.N99])">
            <text:p/>
          </table:table-cell>
          <table:table-cell table:number-columns-repeated="2"/>
          <table:table-cell table:formula="of:=COM.MICROSOFT.CONCAT([.P99]; [.Q99])">
            <text:p/>
          </table:table-cell>
          <table:table-cell table:number-columns-repeated="2"/>
          <table:table-cell table:formula="of:=COM.MICROSOFT.CONCAT([.S99]; [.T99])">
            <text:p/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0]; [.N100])">
            <text:p/>
          </table:table-cell>
          <table:table-cell table:number-columns-repeated="2"/>
          <table:table-cell table:formula="of:=COM.MICROSOFT.CONCAT([.P100]; [.Q100])">
            <text:p/>
          </table:table-cell>
          <table:table-cell table:number-columns-repeated="2"/>
          <table:table-cell table:formula="of:=COM.MICROSOFT.CONCAT([.S100]; [.T100])">
            <text:p/>
          </table:table-cell>
          <table:table-cell table:number-columns-repeated="2"/>
          <table:table-cell table:formula="of:=COM.MICROSOFT.CONCAT([.V100]; [.W10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0]; [.AC100])">
            <text:p/>
          </table:table-cell>
          <table:table-cell table:number-columns-repeated="2"/>
          <table:table-cell table:formula="of:=COM.MICROSOFT.CONCAT([.AE100]; [.AF10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0]; [.AM10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1]; [.N101])">
            <text:p/>
          </table:table-cell>
          <table:table-cell table:number-columns-repeated="2"/>
          <table:table-cell table:formula="of:=COM.MICROSOFT.CONCAT([.P101]; [.Q101])">
            <text:p/>
          </table:table-cell>
          <table:table-cell table:number-columns-repeated="2"/>
          <table:table-cell table:formula="of:=COM.MICROSOFT.CONCAT([.S101]; [.T101])">
            <text:p/>
          </table:table-cell>
          <table:table-cell table:number-columns-repeated="2"/>
          <table:table-cell table:formula="of:=COM.MICROSOFT.CONCAT([.V101]; [.W101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1]; [.AJ101])">
            <text:p/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2]; [.N102])">
            <text:p/>
          </table:table-cell>
          <table:table-cell table:number-columns-repeated="2"/>
          <table:table-cell table:formula="of:=COM.MICROSOFT.CONCAT([.P102]; [.Q102])">
            <text:p/>
          </table:table-cell>
          <table:table-cell table:number-columns-repeated="2"/>
          <table:table-cell table:formula="of:=COM.MICROSOFT.CONCAT([.S102]; [.T102])">
            <text:p/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3]; [.N103])">
            <text:p/>
          </table:table-cell>
          <table:table-cell table:number-columns-repeated="2"/>
          <table:table-cell table:formula="of:=COM.MICROSOFT.CONCAT([.P103]; [.Q103])">
            <text:p/>
          </table:table-cell>
          <table:table-cell table:number-columns-repeated="2"/>
          <table:table-cell table:formula="of:=COM.MICROSOFT.CONCAT([.S103]; [.T103])">
            <text:p/>
          </table:table-cell>
          <table:table-cell table:number-columns-repeated="2"/>
          <table:table-cell table:formula="of:=COM.MICROSOFT.CONCAT([.V103]; [.W10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3]; [.AC103])">
            <text:p/>
          </table:table-cell>
          <table:table-cell table:number-columns-repeated="2"/>
          <table:table-cell table:formula="of:=COM.MICROSOFT.CONCAT([.AE103]; [.AF10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3]; [.AM10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4]; [.N104])">
            <text:p/>
          </table:table-cell>
          <table:table-cell table:number-columns-repeated="2"/>
          <table:table-cell table:formula="of:=COM.MICROSOFT.CONCAT([.P104]; [.Q104])">
            <text:p/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4]; [.AJ104])">
            <text:p/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table:style-name="ce3" office:value-type="float" office:value="1675" calcext:value-type="float">
            <text:p>1675</text:p>
          </table:table-cell>
          <table:table-cell table:style-name="ce7" office:value-type="float" office:value="2233" calcext:value-type="float">
            <text:p>2233</text:p>
          </table:table-cell>
          <table:table-cell table:number-columns-repeated="2" table:style-name="ce7" office:value-type="string" calcext:value-type="string">
            <text:p>Stephe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05-07-15</text:p>
          </table:table-cell>
          <table:table-cell table:style-name="ce7" office:value-type="string" calcext:value-type="string">
            <text:p>mention</text:p>
          </table:table-cell>
          <table:table-cell table:style-name="ce7" table:number-columns-repeated="2"/>
          <table:table-cell table:style-name="ce7" office:value-type="string" calcext:value-type="string">
            <text:p>In regard of Stephen, I would advise you to keep him at St. Inigoes, but to dispose of the unhappy Girl.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05]; [.N105])">
            <text:p/>
          </table:table-cell>
          <table:table-cell table:style-name="ce7" table:number-columns-repeated="2"/>
          <table:table-cell table:style-name="ce7" table:formula="of:=COM.MICROSOFT.CONCAT([.P105]; [.Q105])">
            <text:p/>
          </table:table-cell>
          <table:table-cell table:style-name="ce7" table:number-columns-repeated="2"/>
          <table:table-cell table:style-name="ce7" table:formula="of:=COM.MICROSOFT.CONCAT([.S105]; [.T105])">
            <text:p/>
          </table:table-cell>
          <table:table-cell table:style-name="ce7" table:number-columns-repeated="2"/>
          <table:table-cell table:style-name="ce7" table:formula="of:=COM.MICROSOFT.CONCAT([.V105]; [.W105])">
            <text:p/>
          </table:table-cell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table:number-columns-repeated="2"/>
          <table:table-cell table:style-name="ce7" table:formula="of:=COM.MICROSOFT.CONCAT([.AB105]; [.AC105])">
            <text:p/>
          </table:table-cell>
          <table:table-cell table:style-name="ce7" table:number-columns-repeated="2"/>
          <table:table-cell table:style-name="ce7" table:formula="of:=COM.MICROSOFT.CONCAT([.AE105]; [.AF10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ranci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105]; [.AM105])">
            <text:p/>
          </table:table-cell>
          <table:table-cell table:style-name="ce7" office:value-type="string" calcext:value-type="string">
            <text:p>MPA-575-15-LeonardNeale-FrancisNeale-SpaldingRunaway-1805-07-15.json</text:p>
          </table:table-cell>
          <table:table-cell table:style-name="ce7"/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6]; [.N106])">
            <text:p/>
          </table:table-cell>
          <table:table-cell table:number-columns-repeated="2"/>
          <table:table-cell table:formula="of:=COM.MICROSOFT.CONCAT([.P106]; [.Q106])">
            <text:p/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234" calcext:value-type="float">
            <text:p>2234</text:p>
          </table:table-cell>
          <table:table-cell table:number-columns-repeated="2" office:value-type="string" calcext:value-type="string">
            <text:p>Unhappy 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 regard of Stephen, I would advise you to keep him at St. Inigoes, but to dispose of the unhappy Girl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table:number-columns-repeated="2"/>
          <table:table-cell table:formula="of:=COM.MICROSOFT.CONCAT([.V107]; [.W107])">
            <text:p/>
          </table:table-cell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MPA-575-15-LeonardNeale-FrancisNeale-SpaldingRunaway-1805-07-15.json</text:p>
          </table:table-cell>
          <table:table-cell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98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Ven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8]; [.N108])">
            <text:p/>
          </table:table-cell>
          <table:table-cell table:number-columns-repeated="2"/>
          <table:table-cell table:formula="of:=COM.MICROSOFT.CONCAT([.P108]; [.Q108])">
            <text:p/>
          </table:table-cell>
          <table:table-cell table:number-columns-repeated="2"/>
          <table:table-cell table:formula="of:=COM.MICROSOFT.CONCAT([.S108]; [.T108])">
            <text:p/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2115" calcext:value-type="float">
            <text:p>2115</text:p>
          </table:table-cell>
          <table:table-cell table:number-columns-repeated="2" office:value-type="string" calcext:value-type="string">
            <text:p>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09]; [.N109])">
            <text:p/>
          </table:table-cell>
          <table:table-cell table:number-columns-repeated="2"/>
          <table:table-cell table:formula="of:=COM.MICROSOFT.CONCAT([.P109]; [.Q109])">
            <text:p/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table:number-columns-repeated="3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table:number-columns-repeated="984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0]; [.N110])">
            <text:p/>
          </table:table-cell>
          <table:table-cell table:number-columns-repeated="2"/>
          <table:table-cell table:formula="of:=COM.MICROSOFT.CONCAT([.P110]; [.Q110])">
            <text:p/>
          </table:table-cell>
          <table:table-cell table:number-columns-repeated="2"/>
          <table:table-cell table:formula="of:=COM.MICROSOFT.CONCAT([.S110]; [.T110])">
            <text:p/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2216" calcext:value-type="float">
            <text:p>2216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1]; [.N111])">
            <text:p/>
          </table:table-cell>
          <table:table-cell table:number-columns-repeated="2"/>
          <table:table-cell table:formula="of:=COM.MICROSOFT.CONCAT([.P111]; [.Q111])">
            <text:p/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6-01-07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Cook ��� seven masters ��� witnessed and then sampled mortification at the hands of Fr. Bolton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2]; [.N112])">
            <text:p/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office:value-type="string" calcext:value-type="string">
            <text:p>knows of Fr. Bolton</text:p>
          </table:table-cell>
          <table:table-cell/>
          <table:table-cell table:formula="of:=COM.MICROSOFT.CONCAT([.Y112]; [.Z112])" office:value-type="string" office:string-value="knows of Fr. Bolton" calcext:value-type="string">
            <text:p>knows of Fr. Bolton</text:p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 Leavy</text:p>
          </table:table-cell>
          <table:table-cell office:value-type="string" calcext:value-type="string">
            <text:p>J0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PA-65-2-Beschter-Leavy-1836-01-07.json</text:p>
          </table:table-cell>
          <table:table-cell/>
          <table:table-cell office:value-type="string" calcext:value-type="string">
            <text:p>knows of Fr. Bolton</text:p>
          </table:table-cell>
          <table:table-cell table:number-columns-repeated="981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string" calcext:value-type="string">
            <text:p>Wo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3]; [.N113])">
            <text:p/>
          </table:table-cell>
          <table:table-cell table:number-columns-repeated="2"/>
          <table:table-cell table:formula="of:=COM.MICROSOFT.CONCAT([.P113]; [.Q113])">
            <text:p/>
          </table:table-cell>
          <table:table-cell table:number-columns-repeated="2"/>
          <table:table-cell table:formula="of:=COM.MICROSOFT.CONCAT([.S113]; [.T113])">
            <text:p/>
          </table:table-cell>
          <table:table-cell table:number-columns-repeated="2"/>
          <table:table-cell table:formula="of:=COM.MICROSOFT.CONCAT([.V113]; [.W1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13]; [.AC113])">
            <text:p/>
          </table:table-cell>
          <table:table-cell table:number-columns-repeated="2"/>
          <table:table-cell table:formula="of:=COM.MICROSOFT.CONCAT([.AE113]; [.AF1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13]; [.AM1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</table:table>
      <table:table table:name="Sheet3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Al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980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]; [.AJ4])">
            <text:p/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COM.MICROSOFT.CONCAT([.P5]; [.Q5])" office:value-type="string" office:string-value="1134" calcext:value-type="string">
            <text:p>1134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table:formula="of:=COM.MICROSOFT.CONCAT([.S5]; [.T5])" office:value-type="string" office:string-value="spouse of John7105" calcext:value-type="string">
            <text:p>spouse of John7105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 table:number-columns-repeated="97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M6]; [.N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P6]; [.Q6])">
            <text:p/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S6]; [.T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number-columns-repeated="980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formula="of:=COM.MICROSOFT.CONCAT([.V7]; [.W7])" office:value-type="string" office:string-value="godparent of John Francis1124" calcext:value-type="string">
            <text:p>godparent of John Francis1124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number-columns-repeated="980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COM.MICROSOFT.CONCAT([.P8]; [.Q8])" office:value-type="string" office:string-value="1156" calcext:value-type="string">
            <text:p>1156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table:formula="of:=COM.MICROSOFT.CONCAT([.S8]; [.T8])" office:value-type="string" office:string-value="spouse of Winafred7102" calcext:value-type="string">
            <text:p>spouse of Winafred7102</text:p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78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Calis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9]; [.AJ9])">
            <text:p/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10]; [.Q10])" office:value-type="string" office:string-value="1120" calcext:value-type="string">
            <text:p>1120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S10]; [.T10])" office:value-type="string" office:string-value="spouse of George1122" calcext:value-type="string">
            <text:p>spouse of George1122</text:p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01-11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Carpenter ��� sent to St. Inigoes for work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61-9-Neale-Dzierozynski-1826-01-10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67" calcext:value-type="float">
            <text:p>1167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6-10-01</text:p>
          </table:table-cell>
          <table:table-cell table:style-name="ce7" office:value-type="string" calcext:value-type="string">
            <text:p>labor</text:p>
          </table:table-cell>
          <table:table-cell table:style-name="ce7" table:number-columns-repeated="2"/>
          <table:table-cell table:style-name="ce7" office:value-type="string" calcext:value-type="string">
            <text:p>built a windmill at St. Inigoes; same as Charles 1151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12]; [.N12])">
            <text:p/>
          </table:table-cell>
          <table:table-cell table:style-name="ce7" table:number-columns-repeated="2"/>
          <table:table-cell table:style-name="ce7" table:formula="of:=COM.MICROSOFT.CONCAT([.P12]; [.Q12])">
            <text:p/>
          </table:table-cell>
          <table:table-cell table:style-name="ce7" table:number-columns-repeated="2"/>
          <table:table-cell table:style-name="ce7" table:formula="of:=COM.MICROSOFT.CONCAT([.S12]; [.T12])">
            <text:p/>
          </table:table-cell>
          <table:table-cell table:style-name="ce7" table:number-columns-repeated="2"/>
          <table:table-cell table:style-name="ce7" table:formula="of:=COM.MICROSOFT.CONCAT([.V12]; [.W12])">
            <text:p/>
          </table:table-cell>
          <table:table-cell table:style-name="ce7" table:number-columns-repeated="2"/>
          <table:table-cell table:style-name="ce7" table:formula="of:=COM.MICROSOFT.CONCAT([.Y12]; [.Z12])">
            <text:p/>
          </table:table-cell>
          <table:table-cell table:style-name="ce7" table:number-columns-repeated="2"/>
          <table:table-cell table:style-name="ce7" table:formula="of:=COM.MICROSOFT.CONCAT([.AB12]; [.AC12])">
            <text:p/>
          </table:table-cell>
          <table:table-cell table:style-name="ce7" table:number-columns-repeated="2"/>
          <table:table-cell table:style-name="ce7" table:formula="of:=COM.MICROSOFT.CONCAT([.AE12]; [.AF12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seph Carbery</text:p>
          </table:table-cell>
          <table:table-cell table:style-name="ce7" office:value-type="string" calcext:value-type="string">
            <text:p>J033</text:p>
          </table:table-cell>
          <table:table-cell table:style-name="ce7" office:value-type="float" office:value="998" calcext:value-type="float">
            <text:p>998</text:p>
          </table:table-cell>
          <table:table-cell table:style-name="ce7" table:number-columns-repeated="2"/>
          <table:table-cell table:style-name="ce7" table:formula="of:=COM.MICROSOFT.CONCAT([.AL12]; [.AM12])">
            <text:p/>
          </table:table-cell>
          <table:table-cell table:style-name="ce7" office:value-type="string" calcext:value-type="string">
            <text:p>MPA-44-1-StInigosRentLedger-1804-1832.json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hild of </text:p>
          </table:table-cell>
          <table:table-cell office:value-type="float" office:value="1155" calcext:value-type="float">
            <text:p>1155</text:p>
          </table:table-cell>
          <table:table-cell table:number-columns-repeated="3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1154" calcext:value-type="float">
            <text:p>1154</text:p>
          </table:table-cell>
          <table:table-cell table:number-columns-repeated="98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Clai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Clemen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owned by Robert Semmes -- track down sa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15]; [.N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P15]; [.Q15])">
            <text:p/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S15]; [.T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eaver; subsumed Christina 111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6]; [.AJ16])">
            <text:p/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7]; [.AJ17])">
            <text:p/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7-07-06</text:p>
          </table:table-cell>
          <table:table-cell table:style-name="ce16" office:value-type="string" calcext:value-type="string">
            <text:p>1827-08-29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19]; [.N19])" office:value-type="string" office:string-value="child of Christina1118" calcext:value-type="string">
            <text:p>child of Christina1118</text:p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number-columns-repeated="980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Forres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0]; [.AJ20])">
            <text:p/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Gabriel 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table:formula="of:=COM.MICROSOFT.CONCAT([.M21]; [.N21])" office:value-type="string" office:string-value="child of Anny1127" calcext:value-type="string">
            <text:p>child of Anny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formula="of:=COM.MICROSOFT.CONCAT([.P21]; [.Q21])" office:value-type="string" office:string-value="child of Len1114" calcext:value-type="string">
            <text:p>child of Len1114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number-columns-repeated="97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22]; [.Q22])" office:value-type="string" office:string-value="1120" calcext:value-type="string">
            <text:p>1120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S22]; [.T22])" office:value-type="string" office:string-value="spouse of Catherine1121" calcext:value-type="string">
            <text:p>spouse of Catherine1121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2" table:style-name="ce7" office:value-type="string" calcext:value-type="string">
            <text:p>Georg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2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23]; [.Q23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table:formula="of:=COM.MICROSOFT.CONCAT([.S23]; [.T23])" office:value-type="string" office:string-value="spouse of Kitty1137" calcext:value-type="string">
            <text:p>spouse of Kitty1137</text:p>
          </table:table-cell>
          <table:table-cell table:style-name="ce7" table:number-columns-repeated="2"/>
          <table:table-cell table:style-name="ce7" table:formula="of:=COM.MICROSOFT.CONCAT([.V23]; [.W23])">
            <text:p/>
          </table:table-cell>
          <table:table-cell table:style-name="ce7" table:number-columns-repeated="2"/>
          <table:table-cell table:style-name="ce7" table:formula="of:=COM.MICROSOFT.CONCAT([.Y23]; [.Z23])">
            <text:p/>
          </table:table-cell>
          <table:table-cell table:style-name="ce7" table:number-columns-repeated="2"/>
          <table:table-cell table:style-name="ce7" table:formula="of:=COM.MICROSOFT.CONCAT([.AB23]; [.AC23])">
            <text:p/>
          </table:table-cell>
          <table:table-cell table:style-name="ce7" table:number-columns-repeated="2"/>
          <table:table-cell table:style-name="ce7" table:formula="of:=COM.MICROSOFT.CONCAT([.AE23]; [.AF23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23]; [.AM23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 (possibly George ��� 1072)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M24]; [.N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P24]; [.Q24])">
            <text:p/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S24]; [.T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number-columns-repeated="980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formula="of:=COM.MICROSOFT.CONCAT([.V25]; [.W25])" office:value-type="string" office:string-value="godparent of Sarah1120" calcext:value-type="string">
            <text:p>godparent of Sarah1120</text:p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8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6]; [.AJ26])">
            <text:p/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0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Dorothy Digges, guardian of Robert Digges, selling to Charles Sewall, inherited from George Digges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table:formula="of:=COM.MICROSOFT.CONCAT([.M27]; [.N27])">
            <text:p/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formula="of:=COM.MICROSOFT.CONCAT([.P27]; [.Q27])" office:value-type="string" office:string-value="child of Jane1104" calcext:value-type="string">
            <text:p>child of Jane1104</text:p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26-7-DorothyDiggesSaleToCharlesSewall-1803-04-09,json</text:p>
          </table:table-cell>
          <table:table-cell/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number-columns-repeated="97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table:formula="of:=COM.MICROSOFT.CONCAT([.M29]; [.N29])" office:value-type="string" office:string-value="child of Benedict1116" calcext:value-type="string">
            <text:p>child of Benedict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formula="of:=COM.MICROSOFT.CONCAT([.P29]; [.Q29])" office:value-type="string" office:string-value="child of Winafred (William Saunder's)7102" calcext:value-type="string">
            <text:p>child of Winafred (William Saunder's)7102</text:p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number-columns-repeated="97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formula="of:=COM.MICROSOFT.CONCAT([.M30]; [.N30])" office:value-type="string" office:string-value="child of Dolly1101" calcext:value-type="string">
            <text:p>child of Dolly1101</text:p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number-columns-repeated="98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Hi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10-08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table:formula="of:=COM.MICROSOFT.CONCAT([.M31]; [.N31])" office:value-type="string" office:string-value="child of Harriet1131" calcext:value-type="string">
            <text:p>child of Harriet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formula="of:=COM.MICROSOFT.CONCAT([.P31]; [.Q31])" office:value-type="string" office:string-value="child of Joseph (Edward Hamilton)7104" calcext:value-type="string">
            <text:p>child of Joseph (Edward Hamilton)7104</text:p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number-columns-repeated="97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formula="of:=COM.MICROSOFT.CONCAT([.V32]; [.W32])" office:value-type="string" office:string-value="godparent of Henrietta1156" calcext:value-type="string">
            <text:p>godparent of Henrietta1156</text:p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80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Jinny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3]; [.AJ33])">
            <text:p/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Jinny 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4]; [.AJ34])">
            <text:p/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5]; [.AJ35])">
            <text:p/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John 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37]; [.N37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37]; [.Q37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2" table:style-name="ce7" office:value-type="string" calcext:value-type="string">
            <text:p>Judith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baptism</text:p>
          </table:table-cell>
          <table:table-cell table:style-name="ce11" office:value-type="string" calcext:value-type="string">
            <text:p>1830-04-01</text:p>
          </table:table-cell>
          <table:table-cell table:style-name="ce11"/>
          <table:table-cell table:style-name="ce7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child of Kitty</text:p>
          </table:table-cell>
          <table:table-cell table:style-name="ce7" office:value-type="float" office:value="1121" calcext:value-type="float">
            <text:p>1121</text:p>
          </table:table-cell>
          <table:table-cell table:style-name="ce7" table:formula="of:=COM.MICROSOFT.CONCAT([.M38]; [.N38])" office:value-type="string" office:string-value="child of Kitty1121" calcext:value-type="string">
            <text:p>child of Kitty1121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table:formula="of:=COM.MICROSOFT.CONCAT([.P38]; [.Q38])" office:value-type="string" office:string-value="child of George1122" calcext:value-type="string">
            <text:p>child of George1122</text:p>
          </table:table-cell>
          <table:table-cell table:style-name="ce7" table:number-columns-repeated="2"/>
          <table:table-cell table:style-name="ce7" table:formula="of:=COM.MICROSOFT.CONCAT([.S38]; [.T38])">
            <text:p/>
          </table:table-cell>
          <table:table-cell table:style-name="ce7" table:number-columns-repeated="2"/>
          <table:table-cell table:style-name="ce7" table:formula="of:=COM.MICROSOFT.CONCAT([.V38]; [.W38])">
            <text:p/>
          </table:table-cell>
          <table:table-cell table:style-name="ce7" table:number-columns-repeated="2"/>
          <table:table-cell table:style-name="ce7" table:formula="of:=COM.MICROSOFT.CONCAT([.Y38]; [.Z38])">
            <text:p/>
          </table:table-cell>
          <table:table-cell table:style-name="ce7" table:number-columns-repeated="2"/>
          <table:table-cell table:style-name="ce7" table:formula="of:=COM.MICROSOFT.CONCAT([.AB38]; [.AC38])">
            <text:p/>
          </table:table-cell>
          <table:table-cell table:style-name="ce7" table:number-columns-repeated="2"/>
          <table:table-cell table:style-name="ce7" table:formula="of:=COM.MICROSOFT.CONCAT([.AE38]; [.AF38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38]; [.AM38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child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97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Kat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formula="of:=COM.MICROSOFT.CONCAT([.V39]; [.W39])" office:value-type="string" office:string-value="godparent of Henry1132" calcext:value-type="string">
            <text:p>godparent of Henry1132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number-columns-repeated="98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K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0]; [.AJ40])">
            <text:p/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7" calcext:value-type="float">
            <text:p>1137</text:p>
          </table:table-cell>
          <table:table-cell table:number-columns-repeated="2" table:style-name="ce7" office:value-type="string" calcext:value-type="string">
            <text:p>Kitt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1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41]; [.Q41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table:formula="of:=COM.MICROSOFT.CONCAT([.S41]; [.T41])" office:value-type="string" office:string-value="spouse of George1138" calcext:value-type="string">
            <text:p>spouse of George1138</text:p>
          </table:table-cell>
          <table:table-cell table:style-name="ce7" table:number-columns-repeated="2"/>
          <table:table-cell table:style-name="ce7" table:formula="of:=COM.MICROSOFT.CONCAT([.V41]; [.W41])">
            <text:p/>
          </table:table-cell>
          <table:table-cell table:style-name="ce7" table:number-columns-repeated="2"/>
          <table:table-cell table:style-name="ce7" table:formula="of:=COM.MICROSOFT.CONCAT([.Y41]; [.Z41])">
            <text:p/>
          </table:table-cell>
          <table:table-cell table:style-name="ce7" table:number-columns-repeated="2"/>
          <table:table-cell table:style-name="ce7" table:formula="of:=COM.MICROSOFT.CONCAT([.AB41]; [.AC41])">
            <text:p/>
          </table:table-cell>
          <table:table-cell table:style-name="ce7" table:number-columns-repeated="2"/>
          <table:table-cell table:style-name="ce7" table:formula="of:=COM.MICROSOFT.CONCAT([.AE41]; [.AF41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41]; [.AM41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2]; [.AJ42])">
            <text:p/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3]; [.AJ43])">
            <text:p/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table:formula="of:=COM.MICROSOFT.CONCAT([.M45]; [.N45])" office:value-type="string" office:string-value="child of Anna1135" calcext:value-type="string">
            <text:p>child of Anna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formula="of:=COM.MICROSOFT.CONCAT([.P45]; [.Q45])" office:value-type="string" office:string-value="child of John (&quot;The Monastery&quot;)7105" calcext:value-type="string">
            <text:p>child of John ("The Monastery")7105</text:p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number-columns-repeated="978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Little 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Little 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7]; [.AJ47])">
            <text:p/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25" office:value-type="float" office:value="1855" calcext:value-type="float">
            <text:p>1855</text:p>
          </table:table-cell>
          <table:table-cell table:style-name="ce26" office:value-type="float" office:value="1152" calcext:value-type="float">
            <text:p>1152</text:p>
          </table:table-cell>
          <table:table-cell table:number-columns-repeated="2" table:style-name="ce26" office:value-type="string" calcext:value-type="string">
            <text:p>Man</text:p>
          </table:table-cell>
          <table:table-cell table:style-name="ce26"/>
          <table:table-cell table:style-name="ce26" office:value-type="string" calcext:value-type="string">
            <text:p>enslaved person</text:p>
          </table:table-cell>
          <table:table-cell table:style-name="ce27" office:value-type="string" calcext:value-type="string">
            <text:p>1826-01-11</text:p>
          </table:table-cell>
          <table:table-cell table:style-name="ce26" office:value-type="string" calcext:value-type="string">
            <text:p>planned sale</text:p>
          </table:table-cell>
          <table:table-cell table:style-name="ce26" table:number-columns-repeated="2"/>
          <table:table-cell table:style-name="ce26" office:value-type="string" calcext:value-type="string">
            <text:p>marriage reunification ��� wife and three girls cost too much ($500) for Neale to buy from the owner who plans to sell them (reports having 10-12 girls already)</text:p>
          </table:table-cell>
          <table:table-cell table:style-name="ce26" office:value-type="string" calcext:value-type="string">
            <text:p>letter</text:p>
          </table:table-cell>
          <table:table-cell table:style-name="ce26" table:number-columns-repeated="2"/>
          <table:table-cell table:style-name="ce26" table:formula="of:=COM.MICROSOFT.CONCAT([.M48]; [.N48])">
            <text:p/>
          </table:table-cell>
          <table:table-cell table:style-name="ce26" table:number-columns-repeated="2"/>
          <table:table-cell table:style-name="ce26" table:formula="of:=COM.MICROSOFT.CONCAT([.P48]; [.Q48])">
            <text:p/>
          </table:table-cell>
          <table:table-cell table:style-name="ce26" table:number-columns-repeated="2"/>
          <table:table-cell table:style-name="ce26" table:formula="of:=COM.MICROSOFT.CONCAT([.S48]; [.T48])">
            <text:p/>
          </table:table-cell>
          <table:table-cell table:style-name="ce26" table:number-columns-repeated="2"/>
          <table:table-cell table:style-name="ce26" table:formula="of:=COM.MICROSOFT.CONCAT([.V48]; [.W48])">
            <text:p/>
          </table:table-cell>
          <table:table-cell table:style-name="ce26" table:number-columns-repeated="2"/>
          <table:table-cell table:style-name="ce26" table:formula="of:=COM.MICROSOFT.CONCAT([.Y48]; [.Z48])">
            <text:p/>
          </table:table-cell>
          <table:table-cell table:style-name="ce26" table:number-columns-repeated="2"/>
          <table:table-cell table:style-name="ce26" table:formula="of:=COM.MICROSOFT.CONCAT([.AB48]; [.AC48])">
            <text:p/>
          </table:table-cell>
          <table:table-cell table:style-name="ce26" table:number-columns-repeated="2"/>
          <table:table-cell table:style-name="ce26" table:formula="of:=COM.MICROSOFT.CONCAT([.AE48]; [.AF48])">
            <text:p/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ranics Neale</text:p>
          </table:table-cell>
          <table:table-cell table:style-name="ce26" office:value-type="string" calcext:value-type="string">
            <text:p>J011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table:number-columns-repeated="2"/>
          <table:table-cell table:style-name="ce26" table:formula="of:=COM.MICROSOFT.CONCAT([.AL48]; [.AM48])">
            <text:p/>
          </table:table-cell>
          <table:table-cell table:style-name="ce26" office:value-type="string" calcext:value-type="string">
            <text:p>MPA-61-9-Neale-Dzierozynski-1826-01-10.json</text:p>
          </table:table-cell>
          <table:table-cell table:style-name="ce26" table:number-columns-repeated="5"/>
          <table:table-cell table:number-columns-repeated="97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9]; [.AJ49])">
            <text:p/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10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formula="of:=COM.MICROSOFT.CONCAT([.M50]; [.N50])" office:value-type="string" office:string-value="child of Alan1146" calcext:value-type="string">
            <text:p>child of Alan1146</text:p>
          </table:table-cell>
          <table:table-cell table:number-columns-repeated="2"/>
          <table:table-cell table:formula="of:=COM.MICROSOFT.CONCAT([.P50]; [.Q50])">
            <text:p/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number-columns-repeated="98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formula="of:=COM.MICROSOFT.CONCAT([.V52]; [.W52])" office:value-type="string" office:string-value="godparent of Robert1142" calcext:value-type="string">
            <text:p>godparent of Robert1142</text:p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80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Matild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Matilda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54]; [.N54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54]; [.Q54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number-columns-repeated="978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11-02</text:p>
          </table:table-cell>
          <table:table-cell office:value-type="string" calcext:value-type="string">
            <text:p>death</text:p>
          </table:table-cell>
          <table:table-cell/>
          <table:table-cell table:style-name="ce10" office:value-type="string" calcext:value-type="string">
            <text:p>1826-11-02</text:p>
          </table:table-cell>
          <table:table-cell office:value-type="string" calcext:value-type="string">
            <text:p>from typhus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5]; [.AM55])">
            <text:p/>
          </table:table-cell>
          <table:table-cell table:number-columns-repeated="98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6]; [.AJ56])">
            <text:p/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Nath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8]; [.AJ58])">
            <text:p/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Old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5-01</text:p>
          </table:table-cell>
          <table:table-cell office:value-type="string" calcext:value-type="string">
            <text:p>marriage</text:p>
          </table:table-cell>
          <table:table-cell table:style-name="ce28"/>
          <table:table-cell/>
          <table:table-cell office:value-type="string" calcext:value-type="string">
            <text:p>may be Margaret 1112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M60]; [.N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P60]; [.Q60])">
            <text:p/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S60]; [.T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table:formula="of:=COM.MICROSOFT.CONCAT([.M61]; [.N61])" office:value-type="string" office:string-value="child of Celia (Priscilla Neale)7106" calcext:value-type="string">
            <text:p>child of Celia (Priscilla Neale)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formula="of:=COM.MICROSOFT.CONCAT([.P61]; [.Q61])" office:value-type="string" office:string-value="child of Stephen1143" calcext:value-type="string">
            <text:p>child of Stephen1143</text:p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number-columns-repeated="97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2]; [.AJ62])">
            <text:p/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09-2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M63]; [.N63])" office:value-type="string" office:string-value="child of Catherine1121" calcext:value-type="string">
            <text:p>child of Catherine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P63]; [.Q63])" office:value-type="string" office:string-value="child of George1122" calcext:value-type="string">
            <text:p>child of George1122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number-columns-repeated="97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rah Ann 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7-29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64]; [.N64])" office:value-type="string" office:string-value="child of Christina1118" calcext:value-type="string">
            <text:p>child of Christina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formula="of:=COM.MICROSOFT.CONCAT([.P64]; [.Q64])" office:value-type="string" office:string-value="child of Henry (M. Boswell's)7103" calcext:value-type="string">
            <text:p>child of Henry (M. Boswell's)7103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number-columns-repeated="97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COM.MICROSOFT.CONCAT([.P65]; [.Q65])" office:value-type="string" office:string-value="1142" calcext:value-type="string">
            <text:p>1142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table:formula="of:=COM.MICROSOFT.CONCAT([.S65]; [.T65])" office:value-type="string" office:string-value="spouse of Celia7106" calcext:value-type="string">
            <text:p>spouse of Celia7106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7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tev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63-7-Neale-Dzierozyski-1829-01-12.json</text:p>
          </table:table-cell>
          <table:table-cell table:number-columns-repeated="983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formula="of:=COM.MICROSOFT.CONCAT([.V67]; [.W67])" office:value-type="string" office:string-value="godparent of Gabriel Isaac1139" calcext:value-type="string">
            <text:p>godparent of Gabriel Isaac1139</text:p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number-columns-repeated="980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8]; [.AJ68])">
            <text:p/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arent of </text:p>
          </table:table-cell>
          <table:table-cell office:value-type="float" office:value="1154" calcext:value-type="float">
            <text:p>1154</text:p>
          </table:table-cell>
          <table:table-cell table:number-columns-repeated="3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1155" calcext:value-type="float">
            <text:p>1155</text:p>
          </table:table-cell>
          <table:table-cell table:number-columns-repeated="980"/>
        </table:table-row>
      </table:table>
      <table:named-expressions/>
      <table:database-ranges>
        <table:database-range table:name="__Anonymous_Sheet_DB__0" table:target-range-address="Sheet1.A1:Sheet1.AO223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Sheet2.A1:Sheet2.AT113">
          <table:sort>
            <table:sort-by table:field-number="2" table:data-type="automatic"/>
          </table:sort>
        </table:database-range>
        <table:database-range table:name="__Anonymous_Sheet_DB__2" table:target-range-address="Sheet3.A1:Sheet3.AT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21:47</meta:creation-date>
    <dc:date>2018-02-06T22:57:20.637000000</dc:date>
    <meta:editing-duration>P1DT3H3M46S</meta:editing-duration>
    <meta:editing-cycles>1</meta:editing-cycles>
    <meta:document-statistic meta:table-count="3" meta:cell-count="10559" meta:object-count="0"/>
    <meta:generator>LibreOffice/5.4.4.2$Windows_X86_64 LibreOffice_project/2524958677847fb3bb44820e40380acbe820f960</meta:generator>
  </office:meta>
</office:document-meta>
</file>